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C00000179218D7536.png" manifest:media-type="image/png"/>
  <manifest:file-entry manifest:full-path="Pictures/10000000000003E8000001C4E18AF8AD.png" manifest:media-type="image/png"/>
  <manifest:file-entry manifest:full-path="Pictures/100000010000038B0000038BF890D03B.png" manifest:media-type="image/png"/>
  <manifest:file-entry manifest:full-path="Pictures/1000000000000212000001C63BDEC7E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, 'Arial Unicode MS'" style:font-charset="x-symbol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9cm, 1.938cm, 3.795cm, 2.237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65cm, 6.521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ff860d" draw:marker-start="Стили_20_стрелок_20_1" draw:marker-start-width="0.538cm" draw:marker-end="Стили_20_стрелок_20_2" draw:marker-end-width="0.538cm" draw:textarea-vertical-align="middle" fo:padding-top="0.204cm" fo:padding-bottom="0.204cm" fo:padding-left="0.329cm" fo:padding-right="0.329cm" loext:decorative="false"/>
    </style:style>
    <style:style style:name="gr6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23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6cm" fo:min-width="9.864cm" fo:padding-top="0.142cm" fo:padding-bottom="0.142cm" fo:padding-left="0.267cm" fo:padding-right="0.267cm" fo:wrap-option="wrap" draw:shadow="visible" draw:shadow-offset-x="0cm" draw:shadow-offset-y="0cm" draw:shadow-color="#729fcf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5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6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7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 loext:decorative="false"/>
    </style:style>
    <style:style style:name="gr79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1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2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 loext:decorative="false"/>
    </style:style>
    <style:style style:name="gr84" style:family="graphic" style:parent-style-name="standard">
      <style:graphic-properties draw:stroke="solid" draw:stroke-dash="Dash_20__28_Rounded_29_" svg:stroke-width="0.159cm" svg:stroke-color="#069a2e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 loext:decorative="false"/>
    </style:style>
    <style:style style:name="gr85" style:family="graphic" style:parent-style-name="standard">
      <style:graphic-properties draw:stroke="solid" draw:fill-color="#8d1d75" draw:textarea-horizontal-align="justify" draw:textarea-vertical-align="middle" draw:auto-grow-height="false" fo:min-height="1cm" fo:min-width="2.1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6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objectwithoutfill">
      <style:graphic-properties svg:stroke-width="0.081cm" svg:stroke-color="#ff4000" draw:marker-start-width="0.321cm" draw:marker-end="Стили_20_стрелок_20_7" draw:marker-end-width="0.421cm" draw:fill="none" draw:textarea-vertical-align="middle" fo:padding-top="0.165cm" fo:padding-bottom="0.165cm" fo:padding-left="0.29cm" fo:padding-right="0.29cm" loext:decorative="false"/>
    </style:style>
    <style:style style:name="gr167" style:family="graphic" style:parent-style-name="standard">
      <style:graphic-properties draw:stroke="dash" draw:stroke-dash="Dash_20__28_Rounded_29_" svg:stroke-width="0.159cm" svg:stroke-color="#e8a202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 loext:decorative="false"/>
    </style:style>
    <style:style style:name="gr168" style:family="graphic" style:parent-style-name="standard">
      <style:graphic-properties draw:stroke="none" svg:stroke-color="#000000" draw:fill="none" draw:fill-color="#ffffff" fo:min-height="1.255cm" loext:decorative="false"/>
      <style:paragraph-properties style:writing-mode="lr-tb"/>
    </style:style>
    <style:style style:name="gr16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0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8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189" style:family="graphic" style:parent-style-name="standard">
      <style:graphic-properties draw:stroke="solid" draw:fill-color="#8d1d75" draw:opacity="18%" draw:textarea-horizontal-align="justify" draw:textarea-vertical-align="middle" draw:auto-grow-height="false" fo:min-height="4.5cm" fo:min-width="4.1cm" style:writing-mode="lr-tb" loext:decorative="false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fo:min-height="0.738cm" loext:decorative="false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5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3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 loext:decorative="false"/>
      <style:paragraph-properties style:writing-mode="lr-tb"/>
    </style:style>
    <style:style style:name="gr272" style:family="graphic" style:parent-style-name="standard">
      <style:graphic-properties draw:stroke="solid" draw:fill-color="#8d1d75" draw:textarea-horizontal-align="justify" draw:textarea-vertical-align="middle" draw:auto-grow-height="false" fo:min-height="1cm" fo:min-width="2.85cm" style:writing-mode="lr-tb" loext:decorative="false"/>
      <style:paragraph-properties style:writing-mode="lr-tb"/>
    </style:style>
    <style:style style:name="gr273" style:family="graphic" style:parent-style-name="standard">
      <style:graphic-properties draw:stroke="solid" draw:stroke-dash="Dash_20__28_Rounded_29_" svg:stroke-width="0.159cm" svg:stroke-color="#729fcf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 loext:decorative="false"/>
    </style:style>
    <style:style style:name="gr274" style:family="graphic" style:parent-style-name="standard">
      <style:graphic-properties draw:stroke="none" svg:stroke-color="#000000" draw:fill="none" draw:fill-color="#ffffff" fo:min-height="1.111cm" loext:decorative="false"/>
      <style:paragraph-properties style:writing-mode="lr-tb"/>
    </style:style>
    <style:style style:name="gr275" style:family="graphic" style:parent-style-name="standard">
      <style:graphic-properties draw:stroke="none" svg:stroke-color="#000000" draw:fill="none" draw:fill-color="#ffffff" fo:min-height="0.443cm" loext:decorative="false"/>
      <style:paragraph-properties style:writing-mode="lr-tb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9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0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8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355" style:family="graphic" style:parent-style-name="standard">
      <style:graphic-properties draw:stroke="none" svg:stroke-color="#000000" draw:fill="none" draw:fill-color="#ffffff" fo:min-height="0.23cm" loext:decorative="false"/>
      <style:paragraph-properties style:writing-mode="lr-tb"/>
    </style:style>
    <style:style style:name="gr356" style:family="graphic" style:parent-style-name="standard">
      <style:graphic-properties draw:stroke="none" svg:stroke-color="#000000" draw:fill="none" draw:fill-color="#ffffff" fo:min-height="0.572cm" loext:decorative="false"/>
      <style:paragraph-properties style:writing-mode="lr-tb"/>
    </style:style>
    <style:style style:name="gr357" style:family="graphic" style:parent-style-name="standard">
      <style:graphic-properties draw:stroke="none" svg:stroke-color="#000000" draw:fill="none" draw:fill-color="#ffffff" fo:min-height="0.899cm" loext:decorative="false"/>
      <style:paragraph-properties style:writing-mode="lr-tb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7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1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2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0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438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3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6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10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1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18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 loext:decorative="false"/>
      <style:paragraph-properties style:writing-mode="lr-tb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54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 loext:decorative="false"/>
      <style:paragraph-properties style:writing-mode="lr-tb"/>
    </style:style>
    <style:style style:name="gr59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6cm" loext:decorative="false"/>
      <style:paragraph-properties style:writing-mode="lr-tb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61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6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8" style:family="paragraph">
      <loext:graphic-properties draw:fill-color="#8d1d75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8d1d75" draw:opacity="18%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 draw:fill-color="#ffffff"/>
      <style:text-properties fo:font-size="18pt" fo:font-weight="bold" style:font-weight-complex="bold"/>
    </style:style>
    <style:style style:name="P29" style:family="paragraph">
      <style:text-properties fo:font-size="14pt" fo:font-weight="bold"/>
    </style:style>
    <style:style style:name="P30" style:family="paragraph">
      <loext:graphic-properties draw:fill="none" draw:fill-color="#ffffff"/>
      <style:text-properties fo:font-size="14pt" fo:font-weight="bold"/>
    </style:style>
    <style:style style:name="P31" style:family="paragraph">
      <style:text-properties fo:font-weight="bold"/>
    </style:style>
    <style:style style:name="P32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33" style:family="paragraph">
      <loext:graphic-properties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6d" loext:opacity="100%" fo:font-size="16pt" fo:background-color="transparen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4.15cm" svg:height="12.121cm" svg:x="3.149cm" svg:y="6.129cm">
          <draw:image xlink:href="Pictures/1000000000000212000001C63BDEC7E1.jpg" xlink:type="simple" xlink:show="embed" xlink:actuate="onLoad" draw:mime-type="image/jpeg">
            <text:p/>
          </draw:image>
        </draw:frame>
      </draw:page>
      <draw:page draw:name="page2" draw:style-name="dp1" draw:master-page-name="Обычный">
        <draw:frame draw:style-name="gr2" draw:text-style-name="P1" draw:layer="layout" svg:width="8.749cm" svg:height="2.349cm" draw:transform="rotate (1.57673044625168) translate (13.552cm 12.5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3" draw:text-style-name="P1" draw:layer="layout" svg:width="4.25cm" svg:height="4.468cm" svg:x="1.75cm" svg:y="6.5cm">
          <draw:image xlink:href="Pictures/100000000000022C00000179218D7536.png" xlink:type="simple" xlink:show="embed" xlink:actuate="onLoad" draw:mime-type="image/png">
            <text:p/>
          </draw:image>
        </draw:frame>
        <draw:frame draw:style-name="gr4" draw:text-style-name="P2" draw:layer="layout" svg:width="3.5cm" svg:height="1cm" svg:x="2.75cm" svg:y="4cm">
          <draw:text-box>
            <text:p>Датчики</text:p>
          </draw:text-box>
        </draw:frame>
        <draw:line draw:style-name="gr5" draw:text-style-name="P3" draw:layer="layout" svg:x1="7.5cm" svg:y1="7.25cm" svg:x2="16cm" svg:y2="4.25cm">
          <text:p/>
        </draw:line>
        <draw:frame draw:style-name="gr6" draw:text-style-name="P2" draw:layer="layout" svg:width="5cm" svg:height="1.673cm" svg:x="11.25cm" svg:y="1.827cm">
          <draw:text-box>
            <text:p><text:span text:style-name="T1">Сборщик-M</text:span></text:p>
            <text:p>(FronGate M)</text:p>
          </draw:text-box>
        </draw:frame>
        <draw:frame draw:style-name="gr4" draw:text-style-name="P4" draw:layer="layout" svg:width="3.5cm" svg:height="1cm" draw:transform="rotate (0.343655329717684) translate (10.148cm 6.303cm)">
          <draw:text-box>
            <text:p><text:span text:style-name="T2">RS485</text:span></text:p>
          </draw:text-box>
        </draw:frame>
        <draw:frame draw:style-name="gr7" draw:text-style-name="P2" draw:layer="layout" svg:width="4.25cm" svg:height="1.173cm" draw:transform="rotate (0.352731041828054) translate (8.75cm 5.649cm)">
          <draw:text-box>
            <text:p>Modbus RTU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9" draw:text-style-name="P5" draw:layer="layout" svg:width="0.963cm" svg:height="0.609cm" svg:x="17.213cm" svg:y="23.639cm" svg:viewBox="0 0 964 610" svg:d="M0 610c242 0 964-203 964-356 0-152-22-254-264-254 0 153-704 153-700 610z">
              <text:p/>
            </draw:path>
            <draw:g draw:style-name="gr10">
              <draw:polygon draw:style-name="gr11" draw:text-style-name="P6" draw:layer="layout" svg:width="0.439cm" svg:height="0.508cm" svg:x="16.857cm" svg:y="23.741cm" svg:viewBox="0 0 440 509" draw:points="0,305 88,0 440,203 352,509">
                <text:p/>
              </draw:polygon>
              <draw:polygon draw:style-name="gr12" draw:text-style-name="P7" draw:layer="layout" svg:width="0.967cm" svg:height="0.558cm" svg:x="16.945cm" svg:y="23.385cm" svg:viewBox="0 0 968 559" draw:points="0,356 176,203 440,51 616,0 968,203 792,254 528,407 352,559">
                <text:p/>
              </draw:polygon>
              <draw:path draw:style-name="gr13" draw:text-style-name="P8" draw:layer="layout" svg:width="0.791cm" svg:height="0.66cm" svg:x="17.209cm" svg:y="23.588cm" svg:viewBox="0 0 792 661" svg:d="M792 203c0-305-176-203-352-101-176 101-352 101-440 559 0 0 352-203 792-458z">
                <text:p/>
              </draw:path>
              <draw:path draw:style-name="gr14" draw:text-style-name="P9" draw:layer="layout" svg:width="1.143cm" svg:height="0.864cm" svg:x="16.857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15" draw:text-style-name="P5" draw:layer="layout" svg:width="1.583cm" svg:height="1.22cm" svg:x="16.417cm" svg:y="21.198cm" svg:viewBox="0 0 1584 1221" svg:d="M6 1221c241 0 1578-51 1578-509s-460-712-701-712c0 153-965 102-877 1221z">
              <text:p/>
            </draw:path>
            <draw:g draw:style-name="gr10">
              <draw:polygon draw:style-name="gr16" draw:text-style-name="P6" draw:layer="layout" svg:width="0.879cm" svg:height="0.711cm" svg:x="15.537cm" svg:y="21.707cm" svg:viewBox="0 0 880 712" draw:points="0,203 0,0 880,509 880,712">
                <text:p/>
              </draw:polygon>
              <draw:polygon draw:style-name="gr17" draw:text-style-name="P6" draw:layer="layout" svg:width="0.879cm" svg:height="0.864cm" svg:x="16.241cm" svg:y="20.944cm" svg:viewBox="0 0 880 865" draw:points="0,356 0,0 880,509 880,865">
                <text:p/>
              </draw:polygon>
              <draw:polygon draw:style-name="gr18" draw:text-style-name="P7" draw:layer="layout" svg:width="1.583cm" svg:height="0.914cm" svg:x="15.537cm" svg:y="21.3cm" svg:viewBox="0 0 1584 915" draw:points="0,407 704,0 1584,509 880,915">
                <text:p/>
              </draw:polygon>
              <draw:polygon draw:style-name="gr19" draw:text-style-name="P8" draw:layer="layout" svg:width="0.879cm" svg:height="0.864cm" svg:x="16.417cm" svg:y="21.554cm" svg:viewBox="0 0 880 865" draw:points="0,865 0,661 704,254 704,0 880,102 880,356">
                <text:p/>
              </draw:polygon>
              <draw:polygon draw:style-name="gr20" draw:text-style-name="P6" draw:layer="layout" svg:width="2.814cm" svg:height="3.864cm" svg:x="14.57cm" svg:y="17.842cm" svg:viewBox="0 0 2815 3865" draw:points="0,2238 0,0 2815,1627 2815,3865">
                <text:p/>
              </draw:polygon>
              <draw:polygon draw:style-name="gr21" draw:text-style-name="P10" draw:layer="layout" svg:width="2.638cm" svg:height="3.559cm" svg:x="14.658cm" svg:y="17.994cm" svg:viewBox="0 0 2639 3560" draw:points="0,2034 0,0 2639,1526 2639,3560">
                <text:p/>
              </draw:polygon>
              <draw:polygon draw:style-name="gr22" draw:text-style-name="P7" draw:layer="layout" svg:width="2.99cm" svg:height="1.728cm" svg:x="14.57cm" svg:y="17.74cm" svg:viewBox="0 0 2991 1729" draw:points="2815,1729 0,102 176,0 2991,1627">
                <text:p/>
              </draw:polygon>
              <draw:polygon draw:style-name="gr23" draw:text-style-name="P8" draw:layer="layout" svg:width="0.175cm" svg:height="2.338cm" svg:x="17.385cm" svg:y="19.367cm" svg:viewBox="0 0 176 2339" draw:points="0,2339 0,102 176,0 176,2238">
                <text:p/>
              </draw:polygon>
              <draw:polygon draw:style-name="gr24" draw:text-style-name="P9" draw:layer="layout" svg:width="2.99cm" svg:height="4.678cm" svg:x="14.57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25" draw:text-style-name="P5" draw:layer="layout" svg:width="1.145cm" svg:height="0.609cm" svg:x="16.063cm" svg:y="23.08cm" svg:viewBox="0 0 1146 610" svg:d="M6 610c242 0 1140-254 1140-407 0-152-22-203-264-203 0 153-967 102-876 610z">
              <text:p/>
            </draw:path>
            <draw:g draw:style-name="gr10">
              <draw:polygon draw:style-name="gr26" draw:text-style-name="P7" draw:layer="layout" svg:width="3.782cm" svg:height="2.186cm" svg:x="13.25cm" svg:y="21.351cm" svg:viewBox="0 0 3783 2187" draw:points="2815,2187 0,559 968,0 3783,1627">
                <text:p/>
              </draw:polygon>
              <draw:polygon draw:style-name="gr27" draw:text-style-name="P11" draw:layer="layout" svg:width="2.55cm" svg:height="1.474cm" svg:x="13.514cm" svg:y="21.503cm" svg:viewBox="0 0 2551 1475" draw:points="0,407 704,0 2551,1068 1848,1475">
                <text:p/>
              </draw:polygon>
              <draw:polygon draw:style-name="gr28" draw:text-style-name="P11" draw:layer="layout" svg:width="1.231cm" svg:height="0.711cm" svg:x="15.537cm" svg:y="22.673cm" svg:viewBox="0 0 1232 712" draw:points="0,407 704,0 1232,305 528,712">
                <text:p/>
              </draw:polygon>
              <draw:polygon draw:style-name="gr29" draw:text-style-name="P8" draw:layer="layout" svg:width="0.967cm" svg:height="0.762cm" svg:x="16.065cm" svg:y="22.978cm" svg:viewBox="0 0 968 763" draw:points="0,763 0,559 968,0 968,203">
                <text:p/>
              </draw:polygon>
              <draw:line draw:style-name="gr30" draw:text-style-name="P12" draw:layer="layout" svg:x1="13.69cm" svg:y1="21.808cm" svg:x2="15.538cm" svg:y2="22.876cm">
                <text:p/>
              </draw:line>
              <draw:line draw:style-name="gr31" draw:text-style-name="P12" draw:layer="layout" svg:x1="13.866cm" svg:y1="21.707cm" svg:x2="15.714cm" svg:y2="22.775cm">
                <text:p/>
              </draw:line>
              <draw:line draw:style-name="gr32" draw:text-style-name="P12" draw:layer="layout" svg:x1="14.042cm" svg:y1="21.605cm" svg:x2="15.89cm" svg:y2="22.673cm">
                <text:p/>
              </draw:line>
              <draw:line draw:style-name="gr33" draw:text-style-name="P12" draw:layer="layout" svg:x1="15.713cm" svg:y1="22.572cm" svg:x2="15.889cm" svg:y2="22.47cm">
                <text:p/>
              </draw:line>
              <draw:line draw:style-name="gr34" draw:text-style-name="P12" draw:layer="layout" svg:x1="15.537cm" svg:y1="22.47cm" svg:x2="15.713cm" svg:y2="22.368cm">
                <text:p/>
              </draw:line>
              <draw:line draw:style-name="gr35" draw:text-style-name="P12" draw:layer="layout" svg:x1="15.361cm" svg:y1="22.368cm" svg:x2="15.537cm" svg:y2="22.266cm">
                <text:p/>
              </draw:line>
              <draw:line draw:style-name="gr36" draw:text-style-name="P12" draw:layer="layout" svg:x1="15.449cm" svg:y1="22.622cm" svg:x2="15.625cm" svg:y2="22.52cm">
                <text:p/>
              </draw:line>
              <draw:line draw:style-name="gr37" draw:text-style-name="P12" draw:layer="layout" svg:x1="15.274cm" svg:y1="22.521cm" svg:x2="15.45cm" svg:y2="22.419cm">
                <text:p/>
              </draw:line>
              <draw:line draw:style-name="gr38" draw:text-style-name="P12" draw:layer="layout" svg:x1="15.098cm" svg:y1="22.419cm" svg:x2="15.274cm" svg:y2="22.317cm">
                <text:p/>
              </draw:line>
              <draw:line draw:style-name="gr39" draw:text-style-name="P12" draw:layer="layout" svg:x1="15.186cm" svg:y1="22.266cm" svg:x2="15.362cm" svg:y2="22.164cm">
                <text:p/>
              </draw:line>
              <draw:line draw:style-name="gr40" draw:text-style-name="P12" draw:layer="layout" svg:x1="14.922cm" svg:y1="22.317cm" svg:x2="15.098cm" svg:y2="22.215cm">
                <text:p/>
              </draw:line>
              <draw:line draw:style-name="gr41" draw:text-style-name="P12" draw:layer="layout" svg:x1="15.01cm" svg:y1="22.165cm" svg:x2="15.186cm" svg:y2="22.063cm">
                <text:p/>
              </draw:line>
              <draw:line draw:style-name="gr42" draw:text-style-name="P12" draw:layer="layout" svg:x1="14.834cm" svg:y1="22.063cm" svg:x2="15.01cm" svg:y2="21.961cm">
                <text:p/>
              </draw:line>
              <draw:line draw:style-name="gr43" draw:text-style-name="P12" draw:layer="layout" svg:x1="14.658cm" svg:y1="21.961cm" svg:x2="14.834cm" svg:y2="21.859cm">
                <text:p/>
              </draw:line>
              <draw:line draw:style-name="gr44" draw:text-style-name="P12" draw:layer="layout" svg:x1="14.746cm" svg:y1="22.216cm" svg:x2="14.922cm" svg:y2="22.114cm">
                <text:p/>
              </draw:line>
              <draw:line draw:style-name="gr45" draw:text-style-name="P12" draw:layer="layout" svg:x1="14.57cm" svg:y1="22.114cm" svg:x2="14.746cm" svg:y2="22.012cm">
                <text:p/>
              </draw:line>
              <draw:line draw:style-name="gr46" draw:text-style-name="P12" draw:layer="layout" svg:x1="14.394cm" svg:y1="22.012cm" svg:x2="14.57cm" svg:y2="21.91cm">
                <text:p/>
              </draw:line>
              <draw:line draw:style-name="gr47" draw:text-style-name="P12" draw:layer="layout" svg:x1="14.482cm" svg:y1="21.86cm" svg:x2="14.658cm" svg:y2="21.758cm">
                <text:p/>
              </draw:line>
              <draw:line draw:style-name="gr48" draw:text-style-name="P12" draw:layer="layout" svg:x1="14.218cm" svg:y1="21.91cm" svg:x2="14.394cm" svg:y2="21.808cm">
                <text:p/>
              </draw:line>
              <draw:line draw:style-name="gr49" draw:text-style-name="P12" draw:layer="layout" svg:x1="14.306cm" svg:y1="21.758cm" svg:x2="14.482cm" svg:y2="21.656cm">
                <text:p/>
              </draw:line>
              <draw:line draw:style-name="gr50" draw:text-style-name="P12" draw:layer="layout" svg:x1="14.13cm" svg:y1="21.656cm" svg:x2="14.306cm" svg:y2="21.554cm">
                <text:p/>
              </draw:line>
              <draw:line draw:style-name="gr51" draw:text-style-name="P12" draw:layer="layout" svg:x1="14.042cm" svg:y1="21.809cm" svg:x2="14.218cm" svg:y2="21.707cm">
                <text:p/>
              </draw:line>
              <draw:line draw:style-name="gr52" draw:text-style-name="P12" draw:layer="layout" svg:x1="15.186cm" svg:y1="22.673cm" svg:x2="15.362cm" svg:y2="22.571cm">
                <text:p/>
              </draw:line>
              <draw:line draw:style-name="gr53" draw:text-style-name="P12" draw:layer="layout" svg:x1="15.01cm" svg:y1="22.572cm" svg:x2="15.186cm" svg:y2="22.47cm">
                <text:p/>
              </draw:line>
              <draw:line draw:style-name="gr54" draw:text-style-name="P12" draw:layer="layout" svg:x1="14.834cm" svg:y1="22.47cm" svg:x2="15.01cm" svg:y2="22.368cm">
                <text:p/>
              </draw:line>
              <draw:line draw:style-name="gr55" draw:text-style-name="P12" draw:layer="layout" svg:x1="14.746cm" svg:y1="22.622cm" svg:x2="14.922cm" svg:y2="22.52cm">
                <text:p/>
              </draw:line>
              <draw:line draw:style-name="gr56" draw:text-style-name="P12" draw:layer="layout" svg:x1="14.57cm" svg:y1="22.521cm" svg:x2="14.746cm" svg:y2="22.419cm">
                <text:p/>
              </draw:line>
              <draw:line draw:style-name="gr57" draw:text-style-name="P12" draw:layer="layout" svg:x1="14.658cm" svg:y1="22.368cm" svg:x2="14.834cm" svg:y2="22.266cm">
                <text:p/>
              </draw:line>
              <draw:line draw:style-name="gr58" draw:text-style-name="P12" draw:layer="layout" svg:x1="14.482cm" svg:y1="22.266cm" svg:x2="14.658cm" svg:y2="22.164cm">
                <text:p/>
              </draw:line>
              <draw:line draw:style-name="gr59" draw:text-style-name="P12" draw:layer="layout" svg:x1="14.306cm" svg:y1="22.165cm" svg:x2="14.482cm" svg:y2="22.063cm">
                <text:p/>
              </draw:line>
              <draw:line draw:style-name="gr60" draw:text-style-name="P12" draw:layer="layout" svg:x1="14.13cm" svg:y1="22.063cm" svg:x2="14.306cm" svg:y2="21.961cm">
                <text:p/>
              </draw:line>
              <draw:line draw:style-name="gr61" draw:text-style-name="P12" draw:layer="layout" svg:x1="13.866cm" svg:y1="22.114cm" svg:x2="14.042cm" svg:y2="22.012cm">
                <text:p/>
              </draw:line>
              <draw:line draw:style-name="gr62" draw:text-style-name="P12" draw:layer="layout" svg:x1="13.954cm" svg:y1="21.961cm" svg:x2="14.13cm" svg:y2="21.859cm">
                <text:p/>
              </draw:line>
              <draw:line draw:style-name="gr63" draw:text-style-name="P12" draw:layer="layout" svg:x1="13.69cm" svg:y1="22.012cm" svg:x2="13.866cm" svg:y2="21.91cm">
                <text:p/>
              </draw:line>
              <draw:line draw:style-name="gr64" draw:text-style-name="P12" draw:layer="layout" svg:x1="15.098cm" svg:y1="22.826cm" svg:x2="15.274cm" svg:y2="22.724cm">
                <text:p/>
              </draw:line>
              <draw:line draw:style-name="gr65" draw:text-style-name="P12" draw:layer="layout" svg:x1="14.922cm" svg:y1="22.724cm" svg:x2="15.098cm" svg:y2="22.622cm">
                <text:p/>
              </draw:line>
              <draw:line draw:style-name="gr66" draw:text-style-name="P12" draw:layer="layout" svg:x1="15.713cm" svg:y1="23.182cm" svg:x2="16.417cm" svg:y2="22.775cm">
                <text:p/>
              </draw:line>
              <draw:line draw:style-name="gr67" draw:text-style-name="P12" draw:layer="layout" svg:x1="15.889cm" svg:y1="23.283cm" svg:x2="16.593cm" svg:y2="22.876cm">
                <text:p/>
              </draw:line>
              <draw:line draw:style-name="gr68" draw:text-style-name="P12" draw:layer="layout" svg:x1="16.065cm" svg:y1="22.775cm" svg:x2="16.593cm" svg:y2="23.08cm">
                <text:p/>
              </draw:line>
              <draw:line draw:style-name="gr69" draw:text-style-name="P12" draw:layer="layout" svg:x1="15.889cm" svg:y1="22.876cm" svg:x2="16.417cm" svg:y2="23.181cm">
                <text:p/>
              </draw:line>
              <draw:line draw:style-name="gr70" draw:text-style-name="P12" draw:layer="layout" svg:x1="15.713cm" svg:y1="22.978cm" svg:x2="16.065cm" svg:y2="23.181cm">
                <text:p/>
              </draw:line>
              <draw:polygon draw:style-name="gr71" draw:text-style-name="P6" draw:layer="layout" svg:width="2.814cm" svg:height="1.83cm" svg:x="13.25cm" svg:y="21.91cm" svg:viewBox="0 0 2815 1831" draw:points="0,203 0,0 2815,1627 2815,1831">
                <text:p/>
              </draw:polygon>
              <draw:polygon draw:style-name="gr72" draw:text-style-name="P9" draw:layer="layout" svg:width="3.782cm" svg:height="2.389cm" svg:x="13.25cm" svg:y="21.351cm" svg:viewBox="0 0 3783 2390" draw:points="968,0 3783,1627 3783,1831 2815,2390 0,763 0,559">
                <text:p/>
              </draw:polygon>
            </draw:g>
          </draw:g>
        </draw:g>
        <draw:g draw:name="ethernet 1" draw:style-name="gr8">
          <draw:custom-shape draw:style-name="gr73" draw:text-style-name="P14" xml:id="id1" draw:id="id1" draw:layer="layout" svg:width="10.398cm" svg:height="0.73cm" svg:x="5.602cm" svg:y="15.844cm">
            <draw:glue-point draw:id="4" svg:x="-3.636cm" svg:y="-5cm"/>
            <draw:glue-point draw:id="5" svg:x="3.636cm" svg:y="-5cm"/>
            <draw:glue-point draw:id="6" svg:x="1.818cm" svg:y="5cm"/>
            <draw:glue-point draw:id="7" svg:x="-1.818cm" svg:y="5cm"/>
            <text:p text:style-name="P13"><text:span text:style-name="T3">Сетевая инфраструктур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5" xml:id="id2" draw:id="id2" draw:layer="layout" svg:width="0.946cm" svg:height="0.365cm" svg:x="6.547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15" xml:id="id3" draw:id="id3" draw:layer="layout" svg:width="0.946cm" svg:height="0.365cm" svg:x="10.328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5" xml:id="id4" draw:id="id4" draw:layer="layout" svg:width="0.946cm" svg:height="0.365cm" svg:x="14.109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5" xml:id="id6" draw:id="id6" draw:layer="layout" svg:width="0.945cm" svg:height="0.365cm" svg:x="12.219cm" svg:y="17.2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5" xml:id="id5" draw:id="id5" draw:layer="layout" svg:width="0.945cm" svg:height="0.365cm" svg:x="8.442cm" svg:y="17.281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9" draw:text-style-name="P16" draw:layer="layout" draw:type="line" svg:x1="7.021cm" svg:y1="15.844cm" svg:x2="7.02cm" svg:y2="15.115cm" draw:start-shape="id1" draw:start-glue-point="4" draw:end-shape="id2" draw:end-glue-point="8" svg:d="M7021 15844l-1-729" svg:viewBox="0 0 2 730">
            <text:p/>
          </draw:connector>
          <draw:connector draw:style-name="gr80" draw:text-style-name="P16" draw:layer="layout" draw:type="line" svg:x1="10.801cm" svg:y1="15.844cm" svg:x2="10.801cm" svg:y2="15.115cm" draw:start-shape="id1" draw:start-glue-point="0" draw:end-shape="id3" draw:end-glue-point="8" svg:d="M10801 15844v-729" svg:viewBox="0 0 1 730">
            <text:p/>
          </draw:connector>
          <draw:connector draw:style-name="gr81" draw:text-style-name="P16" draw:layer="layout" draw:type="line" svg:x1="14.581cm" svg:y1="15.844cm" svg:x2="14.582cm" svg:y2="15.115cm" draw:start-shape="id1" draw:start-glue-point="5" draw:end-shape="id4" draw:end-glue-point="8" svg:d="M14581 15844l1-729" svg:viewBox="0 0 2 730">
            <text:p/>
          </draw:connector>
          <draw:connector draw:style-name="gr82" draw:text-style-name="P16" draw:layer="layout" draw:type="line" svg:x1="8.911cm" svg:y1="16.574cm" svg:x2="8.916cm" svg:y2="17.283cm" draw:start-shape="id1" draw:start-glue-point="7" draw:end-shape="id5" draw:end-glue-point="8" svg:d="M8911 16574l5 709" svg:viewBox="0 0 6 710">
            <text:p/>
          </draw:connector>
          <draw:connector draw:style-name="gr83" draw:text-style-name="P16" draw:layer="layout" draw:type="line" svg:x1="12.691cm" svg:y1="16.574cm" svg:x2="12.693cm" svg:y2="17.292cm" draw:start-shape="id1" draw:start-glue-point="6" draw:end-shape="id6" draw:end-glue-point="8" svg:d="M12691 16574l2 718" svg:viewBox="0 0 3 719">
            <text:p/>
          </draw:connector>
        </draw:g>
        <draw:frame draw:style-name="gr4" draw:text-style-name="P2" draw:layer="layout" svg:width="3.5cm" svg:height="1cm" svg:x="11cm" svg:y="14.75cm">
          <draw:text-box>
            <text:p>Ethernet</text:p>
          </draw:text-box>
        </draw:frame>
        <draw:frame draw:style-name="gr4" draw:text-style-name="P2" draw:layer="layout" svg:width="4.5cm" svg:height="1cm" svg:x="8.75cm" svg:y="17.75cm">
          <draw:text-box>
            <text:p>Ethernet\WiFi</text:p>
          </draw:text-box>
        </draw:frame>
        <draw:line draw:style-name="gr84" draw:text-style-name="P3" draw:layer="layout" svg:x1="16.25cm" svg:y1="4.5cm" svg:x2="16.25cm" svg:y2="18.5cm">
          <text:p/>
        </draw:line>
        <draw:frame draw:style-name="gr3" draw:text-style-name="P1" draw:layer="layout" svg:width="4.25cm" svg:height="4.468cm" svg:x="3.25cm" svg:y="5.25cm">
          <draw:image xlink:href="Pictures/100000000000022C00000179218D7536.png" xlink:type="simple" xlink:show="embed" xlink:actuate="onLoad" draw:mime-type="image/png">
            <text:p/>
          </draw:image>
        </draw:frame>
        <draw:custom-shape draw:style-name="gr85" draw:text-style-name="P18" draw:layer="layout" svg:width="2.6cm" svg:height="1.25cm" svg:x="16.35cm" svg:y="3.25cm">
          <text:p text:style-name="P17"><text:span text:style-name="T4">mbusd</text:span></text:p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4.5cm" svg:height="1cm" draw:transform="rotate (1.56241874638532) translate (16.25cm 16.742cm)">
          <draw:text-box>
            <text:p><text:span text:style-name="T5">Modbus TCP</text:span>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86" draw:text-style-name="P5" draw:layer="layout" svg:width="0.963cm" svg:height="0.609cm" svg:x="7.713cm" svg:y="22.899cm" svg:viewBox="0 0 964 610" svg:d="M0 610c242 0 964-203 964-356 0-152-22-254-264-254 0 153-704 153-700 610z">
              <text:p/>
            </draw:path>
            <draw:g draw:style-name="gr10">
              <draw:polygon draw:style-name="gr87" draw:text-style-name="P6" draw:layer="layout" svg:width="0.439cm" svg:height="0.508cm" svg:x="7.357cm" svg:y="23.001cm" svg:viewBox="0 0 440 509" draw:points="0,305 88,0 440,203 352,509">
                <text:p/>
              </draw:polygon>
              <draw:polygon draw:style-name="gr88" draw:text-style-name="P7" draw:layer="layout" svg:width="0.967cm" svg:height="0.558cm" svg:x="7.445cm" svg:y="22.645cm" svg:viewBox="0 0 968 559" draw:points="0,356 176,203 440,51 616,0 968,203 792,254 528,407 352,559">
                <text:p/>
              </draw:polygon>
              <draw:path draw:style-name="gr89" draw:text-style-name="P8" draw:layer="layout" svg:width="0.791cm" svg:height="0.66cm" svg:x="7.709cm" svg:y="22.848cm" svg:viewBox="0 0 792 661" svg:d="M792 203c0-305-176-203-352-101-176 101-352 101-440 559 0 0 352-203 792-458z">
                <text:p/>
              </draw:path>
              <draw:path draw:style-name="gr90" draw:text-style-name="P9" draw:layer="layout" svg:width="1.143cm" svg:height="0.864cm" svg:x="7.357cm" svg:y="22.64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91" draw:text-style-name="P5" draw:layer="layout" svg:width="1.583cm" svg:height="1.22cm" svg:x="6.917cm" svg:y="20.458cm" svg:viewBox="0 0 1584 1221" svg:d="M6 1221c241 0 1578-51 1578-509s-460-712-701-712c0 153-965 102-877 1221z">
              <text:p/>
            </draw:path>
            <draw:g draw:style-name="gr10">
              <draw:polygon draw:style-name="gr92" draw:text-style-name="P6" draw:layer="layout" svg:width="0.879cm" svg:height="0.711cm" svg:x="6.037cm" svg:y="20.967cm" svg:viewBox="0 0 880 712" draw:points="0,203 0,0 880,509 880,712">
                <text:p/>
              </draw:polygon>
              <draw:polygon draw:style-name="gr93" draw:text-style-name="P6" draw:layer="layout" svg:width="0.879cm" svg:height="0.864cm" svg:x="6.741cm" svg:y="20.204cm" svg:viewBox="0 0 880 865" draw:points="0,356 0,0 880,509 880,865">
                <text:p/>
              </draw:polygon>
              <draw:polygon draw:style-name="gr94" draw:text-style-name="P7" draw:layer="layout" svg:width="1.583cm" svg:height="0.914cm" svg:x="6.037cm" svg:y="20.56cm" svg:viewBox="0 0 1584 915" draw:points="0,407 704,0 1584,509 880,915">
                <text:p/>
              </draw:polygon>
              <draw:polygon draw:style-name="gr95" draw:text-style-name="P8" draw:layer="layout" svg:width="0.879cm" svg:height="0.864cm" svg:x="6.917cm" svg:y="20.814cm" svg:viewBox="0 0 880 865" draw:points="0,865 0,661 704,254 704,0 880,102 880,356">
                <text:p/>
              </draw:polygon>
              <draw:polygon draw:style-name="gr96" draw:text-style-name="P6" draw:layer="layout" svg:width="2.814cm" svg:height="3.864cm" svg:x="5.07cm" svg:y="17.102cm" svg:viewBox="0 0 2815 3865" draw:points="0,2238 0,0 2815,1627 2815,3865">
                <text:p/>
              </draw:polygon>
              <draw:polygon draw:style-name="gr97" draw:text-style-name="P10" draw:layer="layout" svg:width="2.638cm" svg:height="3.559cm" svg:x="5.158cm" svg:y="17.254cm" svg:viewBox="0 0 2639 3560" draw:points="0,2034 0,0 2639,1526 2639,3560">
                <text:p/>
              </draw:polygon>
              <draw:polygon draw:style-name="gr98" draw:text-style-name="P7" draw:layer="layout" svg:width="2.99cm" svg:height="1.728cm" svg:x="5.07cm" svg:y="17cm" svg:viewBox="0 0 2991 1729" draw:points="2815,1729 0,102 176,0 2991,1627">
                <text:p/>
              </draw:polygon>
              <draw:polygon draw:style-name="gr99" draw:text-style-name="P8" draw:layer="layout" svg:width="0.175cm" svg:height="2.338cm" svg:x="7.885cm" svg:y="18.627cm" svg:viewBox="0 0 176 2339" draw:points="0,2339 0,102 176,0 176,2238">
                <text:p/>
              </draw:polygon>
              <draw:polygon draw:style-name="gr100" draw:text-style-name="P9" draw:layer="layout" svg:width="2.99cm" svg:height="4.678cm" svg:x="5.07cm" svg:y="17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101" draw:text-style-name="P5" draw:layer="layout" svg:width="1.145cm" svg:height="0.609cm" svg:x="6.563cm" svg:y="22.34cm" svg:viewBox="0 0 1146 610" svg:d="M6 610c242 0 1140-254 1140-407 0-152-22-203-264-203 0 153-967 102-876 610z">
              <text:p/>
            </draw:path>
            <draw:g draw:style-name="gr10">
              <draw:polygon draw:style-name="gr102" draw:text-style-name="P7" draw:layer="layout" svg:width="3.782cm" svg:height="2.186cm" svg:x="3.75cm" svg:y="20.611cm" svg:viewBox="0 0 3783 2187" draw:points="2815,2187 0,559 968,0 3783,1627">
                <text:p/>
              </draw:polygon>
              <draw:polygon draw:style-name="gr103" draw:text-style-name="P11" draw:layer="layout" svg:width="2.55cm" svg:height="1.474cm" svg:x="4.014cm" svg:y="20.763cm" svg:viewBox="0 0 2551 1475" draw:points="0,407 704,0 2551,1068 1848,1475">
                <text:p/>
              </draw:polygon>
              <draw:polygon draw:style-name="gr104" draw:text-style-name="P11" draw:layer="layout" svg:width="1.231cm" svg:height="0.711cm" svg:x="6.037cm" svg:y="21.933cm" svg:viewBox="0 0 1232 712" draw:points="0,407 704,0 1232,305 528,712">
                <text:p/>
              </draw:polygon>
              <draw:polygon draw:style-name="gr105" draw:text-style-name="P8" draw:layer="layout" svg:width="0.967cm" svg:height="0.762cm" svg:x="6.565cm" svg:y="22.238cm" svg:viewBox="0 0 968 763" draw:points="0,763 0,559 968,0 968,203">
                <text:p/>
              </draw:polygon>
              <draw:line draw:style-name="gr106" draw:text-style-name="P12" draw:layer="layout" svg:x1="4.19cm" svg:y1="21.068cm" svg:x2="6.038cm" svg:y2="22.136cm">
                <text:p/>
              </draw:line>
              <draw:line draw:style-name="gr107" draw:text-style-name="P12" draw:layer="layout" svg:x1="4.366cm" svg:y1="20.967cm" svg:x2="6.214cm" svg:y2="22.035cm">
                <text:p/>
              </draw:line>
              <draw:line draw:style-name="gr108" draw:text-style-name="P12" draw:layer="layout" svg:x1="4.542cm" svg:y1="20.865cm" svg:x2="6.39cm" svg:y2="21.933cm">
                <text:p/>
              </draw:line>
              <draw:line draw:style-name="gr109" draw:text-style-name="P12" draw:layer="layout" svg:x1="6.213cm" svg:y1="21.832cm" svg:x2="6.389cm" svg:y2="21.73cm">
                <text:p/>
              </draw:line>
              <draw:line draw:style-name="gr110" draw:text-style-name="P12" draw:layer="layout" svg:x1="6.037cm" svg:y1="21.73cm" svg:x2="6.213cm" svg:y2="21.628cm">
                <text:p/>
              </draw:line>
              <draw:line draw:style-name="gr111" draw:text-style-name="P12" draw:layer="layout" svg:x1="5.861cm" svg:y1="21.628cm" svg:x2="6.037cm" svg:y2="21.526cm">
                <text:p/>
              </draw:line>
              <draw:line draw:style-name="gr112" draw:text-style-name="P12" draw:layer="layout" svg:x1="5.949cm" svg:y1="21.882cm" svg:x2="6.125cm" svg:y2="21.78cm">
                <text:p/>
              </draw:line>
              <draw:line draw:style-name="gr113" draw:text-style-name="P12" draw:layer="layout" svg:x1="5.774cm" svg:y1="21.781cm" svg:x2="5.95cm" svg:y2="21.679cm">
                <text:p/>
              </draw:line>
              <draw:line draw:style-name="gr114" draw:text-style-name="P12" draw:layer="layout" svg:x1="5.598cm" svg:y1="21.679cm" svg:x2="5.774cm" svg:y2="21.577cm">
                <text:p/>
              </draw:line>
              <draw:line draw:style-name="gr115" draw:text-style-name="P12" draw:layer="layout" svg:x1="5.686cm" svg:y1="21.526cm" svg:x2="5.862cm" svg:y2="21.424cm">
                <text:p/>
              </draw:line>
              <draw:line draw:style-name="gr116" draw:text-style-name="P12" draw:layer="layout" svg:x1="5.422cm" svg:y1="21.577cm" svg:x2="5.598cm" svg:y2="21.475cm">
                <text:p/>
              </draw:line>
              <draw:line draw:style-name="gr117" draw:text-style-name="P12" draw:layer="layout" svg:x1="5.51cm" svg:y1="21.425cm" svg:x2="5.686cm" svg:y2="21.323cm">
                <text:p/>
              </draw:line>
              <draw:line draw:style-name="gr118" draw:text-style-name="P12" draw:layer="layout" svg:x1="5.334cm" svg:y1="21.323cm" svg:x2="5.51cm" svg:y2="21.221cm">
                <text:p/>
              </draw:line>
              <draw:line draw:style-name="gr119" draw:text-style-name="P12" draw:layer="layout" svg:x1="5.158cm" svg:y1="21.221cm" svg:x2="5.334cm" svg:y2="21.119cm">
                <text:p/>
              </draw:line>
              <draw:line draw:style-name="gr120" draw:text-style-name="P12" draw:layer="layout" svg:x1="5.246cm" svg:y1="21.476cm" svg:x2="5.422cm" svg:y2="21.374cm">
                <text:p/>
              </draw:line>
              <draw:line draw:style-name="gr121" draw:text-style-name="P12" draw:layer="layout" svg:x1="5.07cm" svg:y1="21.374cm" svg:x2="5.246cm" svg:y2="21.272cm">
                <text:p/>
              </draw:line>
              <draw:line draw:style-name="gr122" draw:text-style-name="P12" draw:layer="layout" svg:x1="4.894cm" svg:y1="21.272cm" svg:x2="5.07cm" svg:y2="21.17cm">
                <text:p/>
              </draw:line>
              <draw:line draw:style-name="gr123" draw:text-style-name="P12" draw:layer="layout" svg:x1="4.982cm" svg:y1="21.12cm" svg:x2="5.158cm" svg:y2="21.018cm">
                <text:p/>
              </draw:line>
              <draw:line draw:style-name="gr124" draw:text-style-name="P12" draw:layer="layout" svg:x1="4.718cm" svg:y1="21.17cm" svg:x2="4.894cm" svg:y2="21.068cm">
                <text:p/>
              </draw:line>
              <draw:line draw:style-name="gr125" draw:text-style-name="P12" draw:layer="layout" svg:x1="4.806cm" svg:y1="21.018cm" svg:x2="4.982cm" svg:y2="20.916cm">
                <text:p/>
              </draw:line>
              <draw:line draw:style-name="gr126" draw:text-style-name="P12" draw:layer="layout" svg:x1="4.63cm" svg:y1="20.916cm" svg:x2="4.806cm" svg:y2="20.814cm">
                <text:p/>
              </draw:line>
              <draw:line draw:style-name="gr127" draw:text-style-name="P12" draw:layer="layout" svg:x1="4.542cm" svg:y1="21.069cm" svg:x2="4.718cm" svg:y2="20.967cm">
                <text:p/>
              </draw:line>
              <draw:line draw:style-name="gr128" draw:text-style-name="P12" draw:layer="layout" svg:x1="5.686cm" svg:y1="21.933cm" svg:x2="5.862cm" svg:y2="21.831cm">
                <text:p/>
              </draw:line>
              <draw:line draw:style-name="gr129" draw:text-style-name="P12" draw:layer="layout" svg:x1="5.51cm" svg:y1="21.832cm" svg:x2="5.686cm" svg:y2="21.73cm">
                <text:p/>
              </draw:line>
              <draw:line draw:style-name="gr130" draw:text-style-name="P12" draw:layer="layout" svg:x1="5.334cm" svg:y1="21.73cm" svg:x2="5.51cm" svg:y2="21.628cm">
                <text:p/>
              </draw:line>
              <draw:line draw:style-name="gr131" draw:text-style-name="P12" draw:layer="layout" svg:x1="5.246cm" svg:y1="21.882cm" svg:x2="5.422cm" svg:y2="21.78cm">
                <text:p/>
              </draw:line>
              <draw:line draw:style-name="gr132" draw:text-style-name="P12" draw:layer="layout" svg:x1="5.07cm" svg:y1="21.781cm" svg:x2="5.246cm" svg:y2="21.679cm">
                <text:p/>
              </draw:line>
              <draw:line draw:style-name="gr133" draw:text-style-name="P12" draw:layer="layout" svg:x1="5.158cm" svg:y1="21.628cm" svg:x2="5.334cm" svg:y2="21.526cm">
                <text:p/>
              </draw:line>
              <draw:line draw:style-name="gr134" draw:text-style-name="P12" draw:layer="layout" svg:x1="4.982cm" svg:y1="21.526cm" svg:x2="5.158cm" svg:y2="21.424cm">
                <text:p/>
              </draw:line>
              <draw:line draw:style-name="gr135" draw:text-style-name="P12" draw:layer="layout" svg:x1="4.806cm" svg:y1="21.425cm" svg:x2="4.982cm" svg:y2="21.323cm">
                <text:p/>
              </draw:line>
              <draw:line draw:style-name="gr136" draw:text-style-name="P12" draw:layer="layout" svg:x1="4.63cm" svg:y1="21.323cm" svg:x2="4.806cm" svg:y2="21.221cm">
                <text:p/>
              </draw:line>
              <draw:line draw:style-name="gr137" draw:text-style-name="P12" draw:layer="layout" svg:x1="4.366cm" svg:y1="21.374cm" svg:x2="4.542cm" svg:y2="21.272cm">
                <text:p/>
              </draw:line>
              <draw:line draw:style-name="gr138" draw:text-style-name="P12" draw:layer="layout" svg:x1="4.454cm" svg:y1="21.221cm" svg:x2="4.63cm" svg:y2="21.119cm">
                <text:p/>
              </draw:line>
              <draw:line draw:style-name="gr139" draw:text-style-name="P12" draw:layer="layout" svg:x1="4.19cm" svg:y1="21.272cm" svg:x2="4.366cm" svg:y2="21.17cm">
                <text:p/>
              </draw:line>
              <draw:line draw:style-name="gr140" draw:text-style-name="P12" draw:layer="layout" svg:x1="5.598cm" svg:y1="22.086cm" svg:x2="5.774cm" svg:y2="21.984cm">
                <text:p/>
              </draw:line>
              <draw:line draw:style-name="gr141" draw:text-style-name="P12" draw:layer="layout" svg:x1="5.422cm" svg:y1="21.984cm" svg:x2="5.598cm" svg:y2="21.882cm">
                <text:p/>
              </draw:line>
              <draw:line draw:style-name="gr142" draw:text-style-name="P12" draw:layer="layout" svg:x1="6.213cm" svg:y1="22.442cm" svg:x2="6.917cm" svg:y2="22.035cm">
                <text:p/>
              </draw:line>
              <draw:line draw:style-name="gr143" draw:text-style-name="P12" draw:layer="layout" svg:x1="6.389cm" svg:y1="22.543cm" svg:x2="7.093cm" svg:y2="22.136cm">
                <text:p/>
              </draw:line>
              <draw:line draw:style-name="gr144" draw:text-style-name="P12" draw:layer="layout" svg:x1="6.565cm" svg:y1="22.035cm" svg:x2="7.093cm" svg:y2="22.34cm">
                <text:p/>
              </draw:line>
              <draw:line draw:style-name="gr145" draw:text-style-name="P12" draw:layer="layout" svg:x1="6.389cm" svg:y1="22.136cm" svg:x2="6.917cm" svg:y2="22.441cm">
                <text:p/>
              </draw:line>
              <draw:line draw:style-name="gr146" draw:text-style-name="P12" draw:layer="layout" svg:x1="6.213cm" svg:y1="22.238cm" svg:x2="6.565cm" svg:y2="22.441cm">
                <text:p/>
              </draw:line>
              <draw:polygon draw:style-name="gr147" draw:text-style-name="P6" draw:layer="layout" svg:width="2.814cm" svg:height="1.83cm" svg:x="3.75cm" svg:y="21.17cm" svg:viewBox="0 0 2815 1831" draw:points="0,203 0,0 2815,1627 2815,1831">
                <text:p/>
              </draw:polygon>
              <draw:polygon draw:style-name="gr148" draw:text-style-name="P9" draw:layer="layout" svg:width="3.782cm" svg:height="2.389cm" svg:x="3.75cm" svg:y="20.611cm" svg:viewBox="0 0 3783 2390" draw:points="968,0 3783,1627 3783,1831 2815,2390 0,763 0,559">
                <text:p/>
              </draw:polygon>
            </draw:g>
          </draw:g>
        </draw:g>
        <draw:line draw:style-name="gr84" draw:text-style-name="P3" draw:layer="layout" svg:x1="16cm" svg:y1="4.5cm" svg:x2="5.75cm" svg:y2="17.25cm">
          <text:p/>
        </draw:line>
        <draw:frame draw:style-name="gr4" draw:text-style-name="P19" draw:layer="layout" svg:width="4.5cm" svg:height="1cm" draw:transform="rotate (0.891339648993504) translate (8.404cm 12.524cm)">
          <draw:text-box>
            <text:p><text:span text:style-name="T5">Modbus TCP</text:span></text:p>
          </draw:text-box>
        </draw:frame>
        <draw:g draw:style-name="gr8">
          <draw:path draw:style-name="gr149" draw:text-style-name="P5" draw:layer="layout" svg:width="1.09cm" svg:height="0.979cm" svg:x="11.112cm" svg:y="21.696cm" svg:viewBox="0 0 1091 980" svg:d="M0 980c475 0 1091-280 1091-560s-18-420-364-420c0 300-727 579-727 980z">
            <text:p/>
          </draw:path>
          <draw:g draw:style-name="gr10">
            <draw:path draw:style-name="gr150" draw:text-style-name="P20" draw:layer="layout" svg:width="2.666cm" svg:height="1.68cm" svg:x="9.173cm" svg:y="21.066cm" svg:viewBox="0 0 2667 1681" svg:d="M2667 0c0 0 0 1121-1 840 2 491-575 841-1331 841s-1334-350-1335-841c1 1 0-350 0-840 0 490 606 840 1334 840s1333-350 1333-840z">
              <text:p/>
            </draw:path>
            <draw:path draw:style-name="gr151" draw:text-style-name="P21" draw:layer="layout" svg:width="2.665cm" svg:height="1.678cm" svg:x="9.172cm" svg:y="20.226cm" svg:viewBox="0 0 2666 1679" svg:d="M1333 0c756 0 1333 363 1333 839s-577 840-1333 840-1333-364-1333-840 577-839 1333-839z">
              <text:p/>
            </draw:path>
            <draw:polygon draw:style-name="gr152" draw:text-style-name="P22" draw:layer="layout" svg:width="0.727cm" svg:height="0.419cm" svg:x="10.627cm" svg:y="21.136cm" svg:viewBox="0 0 728 420" draw:points="364,0 243,70 728,350 606,420 121,140 0,210 0,0">
              <text:p/>
            </draw:polygon>
            <draw:polygon draw:style-name="gr153" draw:text-style-name="P22" draw:layer="layout" svg:width="0.726cm" svg:height="0.419cm" svg:x="9.657cm" svg:y="20.576cm" svg:viewBox="0 0 727 420" draw:points="606,280 727,210 727,420 363,420 484,350 0,70 121,0">
              <text:p/>
            </draw:polygon>
            <draw:polygon draw:style-name="gr154" draw:text-style-name="P22" draw:layer="layout" svg:width="0.727cm" svg:height="0.419cm" svg:x="9.657cm" svg:y="21.136cm" svg:viewBox="0 0 728 420" draw:points="121,280 607,0 728,70 242,350 363,420 0,420 0,210">
              <text:p/>
            </draw:polygon>
            <draw:polygon draw:style-name="gr155" draw:text-style-name="P22" draw:layer="layout" svg:width="0.726cm" svg:height="0.419cm" svg:x="10.627cm" svg:y="20.576cm" svg:viewBox="0 0 727 420" draw:points="484,70 363,0 727,0 727,210 606,140 121,420 0,350">
              <text:p/>
            </draw:polygon>
            <draw:path draw:style-name="gr156" draw:text-style-name="P23" draw:layer="layout" svg:width="2.667cm" svg:height="2.519cm" svg:x="9.172cm" svg:y="20.226cm" svg:viewBox="0 0 2668 2520" svg:d="M1333 0c756 0 1335 364 1335 840l-1 840c0 490-606 840-1333 840s-1334-350-1334-840c0 0 1-840 0-841 0-476 577-839 1333-839z">
              <text:p/>
            </draw:path>
            <draw:polygon draw:style-name="gr157" draw:text-style-name="P24" draw:layer="layout" svg:width="0.242cm" svg:height="1.609cm" svg:x="10.384cm" svg:y="19.457cm" svg:viewBox="0 0 243 1610" draw:points="122,1610 122,280 0,140 122,0 243,140 122,280">
              <text:p/>
            </draw:polygon>
            <draw:path draw:style-name="gr158" draw:text-style-name="P12" draw:layer="layout" svg:width="0.181cm" svg:height="0.419cm" svg:x="10.748cm" svg:y="19.387cm" svg:viewBox="0 0 182 420" svg:d="M0 0c243 70 243 350 0 420">
              <text:p/>
            </draw:path>
            <draw:path draw:style-name="gr159" draw:text-style-name="P12" draw:layer="layout" svg:width="0.181cm" svg:height="0.419cm" svg:x="10.082cm" svg:y="19.387cm" svg:viewBox="0 0 182 420" svg:d="M182 0c-243 70-243 350 0 420">
              <text:p/>
            </draw:path>
            <draw:path draw:style-name="gr160" draw:text-style-name="P12" draw:layer="layout" svg:width="0.181cm" svg:height="0.699cm" svg:x="9.839cm" svg:y="19.247cm" svg:viewBox="0 0 182 700" svg:d="M182 0c-243 70-243 630 0 700">
              <text:p/>
            </draw:path>
            <draw:path draw:style-name="gr161" draw:text-style-name="P12" draw:layer="layout" svg:width="0.181cm" svg:height="0.699cm" svg:x="10.991cm" svg:y="19.247cm" svg:viewBox="0 0 182 700" svg:d="M0 0c242 70 242 630 0 700">
              <text:p/>
            </draw:path>
            <draw:path draw:style-name="gr162" draw:text-style-name="P12" draw:layer="layout" svg:width="0.181cm" svg:height="0.979cm" svg:x="9.597cm" svg:y="19.107cm" svg:viewBox="0 0 182 980" svg:d="M182 0c-243 70-243 910 0 980">
              <text:p/>
            </draw:path>
            <draw:path draw:style-name="gr163" draw:text-style-name="P12" draw:layer="layout" svg:width="0.177cm" svg:height="0.979cm" svg:x="11.233cm" svg:y="19.107cm" svg:viewBox="0 0 178 980" svg:d="M0 0c243 70 232 894 0 980">
              <text:p/>
            </draw:path>
            <draw:path draw:style-name="gr164" draw:text-style-name="P12" draw:layer="layout" svg:width="0.181cm" svg:height="1.259cm" svg:x="9.354cm" svg:y="18.967cm" svg:viewBox="0 0 182 1260" svg:d="M182 0c-243 70-243 1190 0 1260">
              <text:p/>
            </draw:path>
            <draw:path draw:style-name="gr165" draw:text-style-name="P12" draw:layer="layout" svg:width="0.181cm" svg:height="1.259cm" svg:x="11.476cm" svg:y="18.967cm" svg:viewBox="0 0 182 1260" svg:d="M0 0c242 70 242 1190 0 1260">
              <text:p/>
            </draw:path>
          </draw:g>
        </draw:g>
        <draw:custom-shape draw:style-name="gr85" draw:text-style-name="P18" draw:layer="layout" svg:width="2.6cm" svg:height="1.25cm" svg:x="16.4cm" svg:y="5cm">
          <text:p text:style-name="P17"><text:span text:style-name="T4">telegra</text:span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85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6" draw:text-style-name="P1" draw:layer="layout" svg:x1="17.3cm" svg:y1="4.5cm" svg:x2="17.3cm" svg:y2="5cm">
          <text:p/>
        </draw:line>
        <draw:line draw:style-name="gr166" draw:text-style-name="P1" draw:layer="layout" svg:x1="17.4cm" svg:y1="6.28cm" svg:x2="17.4cm" svg:y2="6.78cm">
          <text:p/>
        </draw:line>
        <draw:line draw:style-name="gr167" draw:text-style-name="P3" draw:layer="layout" svg:x1="17.75cm" svg:y1="8.5cm" svg:x2="17.75cm" svg:y2="19cm">
          <text:p/>
        </draw:line>
        <draw:frame draw:style-name="gr168" draw:text-style-name="P19" draw:layer="layout" svg:width="4.5cm" svg:height="1.505cm" draw:transform="rotate (1.56241874638532) translate (17.75cm 15.987cm)">
          <draw:text-box>
            <text:p><text:span text:style-name="T5">Grafana InfluxDB</text:span></text:p>
          </draw:text-box>
        </draw:frame>
        <draw:custom-shape draw:style-name="gr85" draw:text-style-name="P18" draw:layer="layout" svg:width="2.6cm" svg:height="1.25cm" svg:x="2cm" svg:y="17.25cm">
          <text:p text:style-name="P17"><text:span text:style-name="T4">Scada</text:span></text:p>
          <draw:enhanced-geometry svg:viewBox="0 0 21600 21600" draw:type="rectangle" draw:enhanced-path="M 0 0 L 21600 0 21600 21600 0 21600 0 0 Z N"/>
        </draw:custom-shape>
        <draw:g draw:name="intermediate-event-catch-non-interrupting-timer 1" draw:style-name="gr8">
          <draw:path draw:style-name="gr169" draw:text-style-name="P25" draw:layer="layout" svg:width="1.297cm" svg:height="1.131cm" draw:transform="skewX (-0.00349065850398866) rotate (-0.0415388361974654) translate (14.7720498399951cm 18.5914871838329cm)" svg:viewBox="0 0 1298 1132" svg:d="M1298 567c0-313-291-567-648-567-359 0-650 254-650 566 0 313 290 566 649 566 357 0 649-253 649-565z">
            <text:p/>
          </draw:path>
          <draw:path draw:style-name="gr170" draw:text-style-name="P25" draw:layer="layout" svg:width="1.143cm" svg:height="0.995cm" draw:transform="skewX (-0.00209439510239319) rotate (-0.0411897703470665) translate (14.8477222512813cm 18.6627392472383cm)" svg:viewBox="0 0 1144 996" svg:d="M1144 498c0-275-256-498-571-498-316 0-573 223-573 497 0 276 257 499 573 499 315 0 571-222 571-498z">
            <text:p/>
          </draw:path>
          <draw:g draw:style-name="gr10">
            <draw:path draw:style-name="gr171" draw:text-style-name="P25" draw:layer="layout" svg:width="0.934cm" svg:height="0.814cm" draw:transform="skewX (-0.00366519142918809) rotate (-0.0417133691226648) translate (14.9512236729108cm 18.7595652184225cm)" svg:viewBox="0 0 935 815" svg:d="M935 407c0-225-210-407-468-407-257 0-467 182-467 407 0 226 210 408 467 408 258 0 468-182 468-408z">
              <text:p/>
            </draw:path>
            <draw:line draw:style-name="gr172" draw:text-style-name="P25" draw:layer="layout" svg:x1="15.791cm" svg:y1="19.19cm" svg:x2="15.856cm" svg:y2="19.193cm">
              <text:p/>
            </draw:line>
            <draw:polyline draw:style-name="gr173" draw:text-style-name="P25" draw:layer="layout" svg:width="0.265cm" svg:height="0.45cm" draw:transform="skewX (-0.00436332312998582) rotate (-0.0413643032722659) translate (15.4086618053924cm 18.8352794459199cm)" svg:viewBox="0 0 266 451" draw:points="137,0 0,351 266,451">
              <text:p/>
            </draw:polyline>
            <draw:line draw:style-name="gr174" draw:text-style-name="P25" draw:layer="layout" svg:x1="14.949cm" svg:y1="19.155cm" svg:x2="15.014cm" svg:y2="19.158cm">
              <text:p/>
            </draw:line>
            <draw:line draw:style-name="gr175" draw:text-style-name="P25" draw:layer="layout" svg:x1="15.386cm" svg:y1="19.593cm" svg:x2="15.388cm" svg:y2="19.537cm">
              <text:p/>
            </draw:line>
            <draw:line draw:style-name="gr176" draw:text-style-name="P25" draw:layer="layout" svg:x1="15.416cm" svg:y1="18.835cm" svg:x2="15.418cm" svg:y2="18.779cm">
              <text:p/>
            </draw:line>
          </draw:g>
        </draw:g>
        <draw:g draw:name="intermediate-event-catch-non-interrupting-timer 2" draw:style-name="gr8">
          <draw:path draw:style-name="gr177" draw:text-style-name="P25" draw:layer="layout" svg:width="1.297cm" svg:height="1.131cm" draw:transform="skewX (-0.00349065850398867) rotate (-0.0415388361974654) translate (15.7720498399951cm 19.7234871838329cm)" svg:viewBox="0 0 1298 1132" svg:d="M1298 567c0-313-291-567-648-567-359 0-650 254-650 566 0 313 290 566 649 566 357 0 649-253 649-565z">
            <text:p/>
          </draw:path>
          <draw:path draw:style-name="gr178" draw:text-style-name="P25" draw:layer="layout" svg:width="1.143cm" svg:height="0.995cm" draw:transform="skewX (-0.0020943951023932) rotate (-0.0411897703470665) translate (15.8477222512813cm 19.7947392472383cm)" svg:viewBox="0 0 1144 996" svg:d="M1144 498c0-275-256-498-571-498-316 0-573 223-573 497 0 276 257 499 573 499 315 0 571-222 571-498z">
            <text:p/>
          </draw:path>
          <draw:g draw:style-name="gr10">
            <draw:path draw:style-name="gr179" draw:text-style-name="P25" draw:layer="layout" svg:width="0.934cm" svg:height="0.814cm" draw:transform="skewX (-0.00366519142918809) rotate (-0.0417133691226648) translate (15.9512236729108cm 19.8915652184225cm)" svg:viewBox="0 0 935 815" svg:d="M935 407c0-225-210-407-468-407-257 0-467 182-467 407 0 226 210 408 467 408 258 0 468-182 468-408z">
              <text:p/>
            </draw:path>
            <draw:line draw:style-name="gr180" draw:text-style-name="P25" draw:layer="layout" svg:x1="16.791cm" svg:y1="20.322cm" svg:x2="16.856cm" svg:y2="20.325cm">
              <text:p/>
            </draw:line>
            <draw:polyline draw:style-name="gr181" draw:text-style-name="P25" draw:layer="layout" svg:width="0.265cm" svg:height="0.45cm" draw:transform="skewX (-0.00436332312998582) rotate (-0.0413643032722659) translate (16.4086618053924cm 19.9672794459199cm)" svg:viewBox="0 0 266 451" draw:points="137,0 0,351 266,451">
              <text:p/>
            </draw:polyline>
            <draw:line draw:style-name="gr182" draw:text-style-name="P25" draw:layer="layout" svg:x1="15.949cm" svg:y1="20.287cm" svg:x2="16.014cm" svg:y2="20.29cm">
              <text:p/>
            </draw:line>
            <draw:line draw:style-name="gr183" draw:text-style-name="P25" draw:layer="layout" svg:x1="16.386cm" svg:y1="20.725cm" svg:x2="16.388cm" svg:y2="20.669cm">
              <text:p/>
            </draw:line>
            <draw:line draw:style-name="gr184" draw:text-style-name="P25" draw:layer="layout" svg:x1="16.416cm" svg:y1="19.967cm" svg:x2="16.418cm" svg:y2="19.911cm">
              <text:p/>
            </draw:line>
          </draw:g>
        </draw:g>
        <draw:g draw:name="start-event-error 1" draw:style-name="gr10">
          <draw:path draw:style-name="gr185" draw:text-style-name="P25" draw:layer="layout" svg:width="1cm" svg:height="1cm" svg:x="5.453cm" svg:y="18.101cm" svg:viewBox="0 0 1001 1001" svg:d="M1001 501c0-277-224-501-499-501-278 0-502 224-502 501 0 276 224 500 502 500 275 0 499-224 499-500z">
            <text:p/>
          </draw:path>
          <draw:polygon draw:style-name="gr186" draw:text-style-name="P25" draw:layer="layout" svg:width="0.6cm" svg:height="0.533cm" svg:x="5.653cm" svg:y="18.335cm" svg:viewBox="0 0 601 534" draw:points="0,534 200,67 375,334 601,0 401,494 227,268">
            <text:p/>
          </draw:polygon>
        </draw:g>
        <draw:g draw:name="start-event-error 2" draw:style-name="gr10">
          <draw:path draw:style-name="gr187" draw:text-style-name="P25" draw:layer="layout" svg:width="1cm" svg:height="1cm" svg:x="6.499cm" svg:y="18.999cm" svg:viewBox="0 0 1001 1001" svg:d="M1001 501c0-277-224-501-499-501-278 0-502 224-502 501 0 276 224 500 502 500 275 0 499-224 499-500z">
            <text:p/>
          </draw:path>
          <draw:polygon draw:style-name="gr188" draw:text-style-name="P25" draw:layer="layout" svg:width="0.6cm" svg:height="0.533cm" svg:x="6.699cm" svg:y="19.233cm" svg:viewBox="0 0 601 534" draw:points="0,534 200,67 375,334 601,0 401,494 227,268">
            <text:p/>
          </draw:polygon>
        </draw:g>
      </draw:page>
      <draw:page draw:name="page3" draw:style-name="dp1" draw:master-page-name="Обычный">
        <draw:custom-shape draw:style-name="gr189" draw:text-style-name="P26" draw:layer="layout" svg:width="4.6cm" svg:height="4.75cm" svg:x="14.65cm" svg:y="4.4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749cm" svg:height="2.349cm" draw:transform="rotate (1.57673044625168) translate (12.209cm 12.447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3" draw:text-style-name="P1" draw:layer="layout" svg:width="4.25cm" svg:height="4.468cm" svg:x="1.75cm" svg:y="6.5cm">
          <draw:image xlink:href="Pictures/100000000000022C00000179218D7536.png" xlink:type="simple" xlink:show="embed" xlink:actuate="onLoad" draw:mime-type="image/png">
            <text:p/>
          </draw:image>
        </draw:frame>
        <draw:frame draw:style-name="gr4" draw:text-style-name="P27" draw:layer="layout" svg:width="3.5cm" svg:height="1cm" svg:x="2.75cm" svg:y="4cm">
          <draw:text-box>
            <text:p><text:span text:style-name="T6">Датчики</text:span></text:p>
          </draw:text-box>
        </draw:frame>
        <draw:line draw:style-name="gr5" draw:text-style-name="P3" draw:layer="layout" svg:x1="7.5cm" svg:y1="7.25cm" svg:x2="12.25cm" svg:y2="7.25cm">
          <text:p/>
        </draw:line>
        <draw:frame draw:style-name="gr190" draw:text-style-name="P28" draw:layer="layout" svg:width="4cm" svg:height="0.962cm" svg:x="13cm" svg:y="2.5cm">
          <draw:text-box>
            <text:p><text:span text:style-name="T7">FGM0801</text:span></text:p>
          </draw:text-box>
        </draw:frame>
        <draw:frame draw:style-name="gr191" draw:text-style-name="P4" draw:layer="layout" svg:width="2.24cm" svg:height="0.988cm" draw:transform="rotate (0.0101229096615671) translate (9.5cm 6.285cm)">
          <draw:text-box>
            <text:p><text:span text:style-name="T2">RS485</text:span></text:p>
          </draw:text-box>
        </draw:frame>
        <draw:frame draw:style-name="gr190" draw:text-style-name="P27" draw:layer="layout" svg:width="4.25cm" svg:height="0.962cm" draw:transform="rotate (-0.00261799387799158) translate (7.8cm 7.65cm)">
          <draw:text-box>
            <text:p><text:span text:style-name="T6">Modbus RTU</text:span>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192" draw:text-style-name="P5" draw:layer="layout" svg:width="0.733cm" svg:height="0.44cm" svg:x="17.666cm" svg:y="19.308cm" svg:viewBox="0 0 734 441" svg:d="M0 441c184 0 734-147 734-257s-17-184-201-184c0 111-536 111-533 441z">
              <text:p/>
            </draw:path>
            <draw:g draw:style-name="gr10">
              <draw:polygon draw:style-name="gr193" draw:text-style-name="P6" draw:layer="layout" svg:width="0.334cm" svg:height="0.367cm" svg:x="17.395cm" svg:y="19.382cm" svg:viewBox="0 0 335 368" draw:points="0,221 67,0 335,147 268,368">
                <text:p/>
              </draw:polygon>
              <draw:polygon draw:style-name="gr194" draw:text-style-name="P7" draw:layer="layout" svg:width="0.736cm" svg:height="0.403cm" svg:x="17.462cm" svg:y="19.124cm" svg:viewBox="0 0 737 404" draw:points="0,258 134,147 335,37 469,0 737,147 603,184 402,294 268,404">
                <text:p/>
              </draw:polygon>
              <draw:path draw:style-name="gr195" draw:text-style-name="P8" draw:layer="layout" svg:width="0.602cm" svg:height="0.477cm" svg:x="17.663cm" svg:y="19.271cm" svg:viewBox="0 0 603 478" svg:d="M603 147c0-221-134-147-268-73-134 73-268 73-335 404 0 0 268-147 603-331z">
                <text:p/>
              </draw:path>
              <draw:path draw:style-name="gr196" draw:text-style-name="P9" draw:layer="layout" svg:width="0.87cm" svg:height="0.625cm" svg:x="17.395cm" svg:y="19.124cm" svg:viewBox="0 0 871 626" svg:d="M536 0c-134 37-134 37-268 111-67 36-201 73-268 367 134 74 134 74 268 148 77-34 469-258 603-332 0-183-134-183-335-294z">
                <text:p/>
              </draw:path>
            </draw:g>
          </draw:g>
          <draw:g draw:style-name="gr8">
            <draw:path draw:style-name="gr197" draw:text-style-name="P5" draw:layer="layout" svg:width="1.204cm" svg:height="0.882cm" svg:x="17.06cm" svg:y="17.542cm" svg:viewBox="0 0 1205 883" svg:d="M4 883c184 0 1201-37 1201-368s-350-515-533-515c0 111-735 74-668 883z">
              <text:p/>
            </draw:path>
            <draw:g draw:style-name="gr10">
              <draw:polygon draw:style-name="gr198" draw:text-style-name="P6" draw:layer="layout" svg:width="0.669cm" svg:height="0.514cm" svg:x="16.391cm" svg:y="17.91cm" svg:viewBox="0 0 670 515" draw:points="0,147 0,0 670,368 670,515">
                <text:p/>
              </draw:polygon>
              <draw:polygon draw:style-name="gr199" draw:text-style-name="P6" draw:layer="layout" svg:width="0.669cm" svg:height="0.625cm" svg:x="16.926cm" svg:y="17.358cm" svg:viewBox="0 0 670 626" draw:points="0,258 0,0 670,368 670,626">
                <text:p/>
              </draw:polygon>
              <draw:polygon draw:style-name="gr200" draw:text-style-name="P7" draw:layer="layout" svg:width="1.205cm" svg:height="0.661cm" svg:x="16.391cm" svg:y="17.616cm" svg:viewBox="0 0 1206 662" draw:points="0,294 536,0 1206,368 670,662">
                <text:p/>
              </draw:polygon>
              <draw:polygon draw:style-name="gr201" draw:text-style-name="P8" draw:layer="layout" svg:width="0.669cm" svg:height="0.625cm" svg:x="17.06cm" svg:y="17.799cm" svg:viewBox="0 0 670 626" draw:points="0,626 0,478 536,184 536,0 670,74 670,258">
                <text:p/>
              </draw:polygon>
              <draw:polygon draw:style-name="gr202" draw:text-style-name="P6" draw:layer="layout" svg:width="2.142cm" svg:height="2.795cm" svg:x="15.655cm" svg:y="15.114cm" svg:viewBox="0 0 2143 2796" draw:points="0,1619 0,0 2143,1177 2143,2796">
                <text:p/>
              </draw:polygon>
              <draw:polygon draw:style-name="gr203" draw:text-style-name="P10" draw:layer="layout" svg:width="2.008cm" svg:height="2.575cm" svg:x="15.722cm" svg:y="15.224cm" svg:viewBox="0 0 2009 2576" draw:points="0,1472 0,0 2009,1104 2009,2576">
                <text:p/>
              </draw:polygon>
              <draw:polygon draw:style-name="gr204" draw:text-style-name="P7" draw:layer="layout" svg:width="2.275cm" svg:height="1.25cm" svg:x="15.655cm" svg:y="15.04cm" svg:viewBox="0 0 2276 1251" draw:points="2143,1251 0,74 134,0 2276,1177">
                <text:p/>
              </draw:polygon>
              <draw:polygon draw:style-name="gr205" draw:text-style-name="P8" draw:layer="layout" svg:width="0.133cm" svg:height="1.691cm" svg:x="17.797cm" svg:y="16.217cm" svg:viewBox="0 0 134 1692" draw:points="0,1692 0,74 134,0 134,1619">
                <text:p/>
              </draw:polygon>
              <draw:polygon draw:style-name="gr206" draw:text-style-name="P9" draw:layer="layout" svg:width="2.275cm" svg:height="3.384cm" svg:x="15.655cm" svg:y="15.04cm" svg:viewBox="0 0 2276 3385" draw:points="134,0 2276,1177 2276,2796 2143,2870 2076,2833 2076,3017 1407,3385 737,3017 737,2870 1273,2576 1273,2392 0,1692 0,74">
                <text:p/>
              </draw:polygon>
            </draw:g>
          </draw:g>
          <draw:g draw:style-name="gr8">
            <draw:path draw:style-name="gr207" draw:text-style-name="P5" draw:layer="layout" svg:width="0.871cm" svg:height="0.44cm" svg:x="16.791cm" svg:y="18.904cm" svg:viewBox="0 0 872 441" svg:d="M5 441c184 0 867-183 867-294 0-110-16-147-201-147 0 111-736 74-666 441z">
              <text:p/>
            </draw:path>
            <draw:g draw:style-name="gr10">
              <draw:polygon draw:style-name="gr208" draw:text-style-name="P7" draw:layer="layout" svg:width="2.878cm" svg:height="1.581cm" svg:x="14.65cm" svg:y="17.653cm" svg:viewBox="0 0 2879 1582" draw:points="2143,1582 0,404 737,0 2879,1177">
                <text:p/>
              </draw:polygon>
              <draw:polygon draw:style-name="gr209" draw:text-style-name="P11" draw:layer="layout" svg:width="1.941cm" svg:height="1.066cm" svg:x="14.851cm" svg:y="17.763cm" svg:viewBox="0 0 1942 1067" draw:points="0,294 536,0 1942,773 1407,1067">
                <text:p/>
              </draw:polygon>
              <draw:polygon draw:style-name="gr210" draw:text-style-name="P11" draw:layer="layout" svg:width="0.937cm" svg:height="0.514cm" svg:x="16.391cm" svg:y="18.609cm" svg:viewBox="0 0 938 515" draw:points="0,294 536,0 938,221 402,515">
                <text:p/>
              </draw:polygon>
              <draw:polygon draw:style-name="gr211" draw:text-style-name="P8" draw:layer="layout" svg:width="0.736cm" svg:height="0.551cm" svg:x="16.793cm" svg:y="18.83cm" svg:viewBox="0 0 737 552" draw:points="0,552 0,404 737,0 737,147">
                <text:p/>
              </draw:polygon>
              <draw:line draw:style-name="gr212" draw:text-style-name="P12" draw:layer="layout" svg:x1="14.985cm" svg:y1="17.983cm" svg:x2="16.392cm" svg:y2="18.756cm">
                <text:p/>
              </draw:line>
              <draw:line draw:style-name="gr213" draw:text-style-name="P12" draw:layer="layout" svg:x1="15.119cm" svg:y1="17.91cm" svg:x2="16.526cm" svg:y2="18.683cm">
                <text:p/>
              </draw:line>
              <draw:line draw:style-name="gr214" draw:text-style-name="P12" draw:layer="layout" svg:x1="15.253cm" svg:y1="17.836cm" svg:x2="16.66cm" svg:y2="18.609cm">
                <text:p/>
              </draw:line>
              <draw:line draw:style-name="gr215" draw:text-style-name="P12" draw:layer="layout" svg:x1="16.525cm" svg:y1="18.536cm" svg:x2="16.659cm" svg:y2="18.462cm">
                <text:p/>
              </draw:line>
              <draw:line draw:style-name="gr216" draw:text-style-name="P12" draw:layer="layout" svg:x1="16.391cm" svg:y1="18.462cm" svg:x2="16.525cm" svg:y2="18.388cm">
                <text:p/>
              </draw:line>
              <draw:line draw:style-name="gr217" draw:text-style-name="P12" draw:layer="layout" svg:x1="16.257cm" svg:y1="18.389cm" svg:x2="16.391cm" svg:y2="18.315cm">
                <text:p/>
              </draw:line>
              <draw:line draw:style-name="gr218" draw:text-style-name="P12" draw:layer="layout" svg:x1="16.324cm" svg:y1="18.572cm" svg:x2="16.458cm" svg:y2="18.498cm">
                <text:p/>
              </draw:line>
              <draw:line draw:style-name="gr219" draw:text-style-name="P12" draw:layer="layout" svg:x1="16.19cm" svg:y1="18.499cm" svg:x2="16.324cm" svg:y2="18.425cm">
                <text:p/>
              </draw:line>
              <draw:line draw:style-name="gr220" draw:text-style-name="P12" draw:layer="layout" svg:x1="16.057cm" svg:y1="18.425cm" svg:x2="16.191cm" svg:y2="18.351cm">
                <text:p/>
              </draw:line>
              <draw:line draw:style-name="gr221" draw:text-style-name="P12" draw:layer="layout" svg:x1="16.124cm" svg:y1="18.315cm" svg:x2="16.258cm" svg:y2="18.241cm">
                <text:p/>
              </draw:line>
              <draw:line draw:style-name="gr222" draw:text-style-name="P12" draw:layer="layout" svg:x1="15.923cm" svg:y1="18.352cm" svg:x2="16.057cm" svg:y2="18.278cm">
                <text:p/>
              </draw:line>
              <draw:line draw:style-name="gr223" draw:text-style-name="P12" draw:layer="layout" svg:x1="15.99cm" svg:y1="18.242cm" svg:x2="16.124cm" svg:y2="18.168cm">
                <text:p/>
              </draw:line>
              <draw:line draw:style-name="gr224" draw:text-style-name="P12" draw:layer="layout" svg:x1="15.856cm" svg:y1="18.168cm" svg:x2="15.99cm" svg:y2="18.094cm">
                <text:p/>
              </draw:line>
              <draw:line draw:style-name="gr225" draw:text-style-name="P12" draw:layer="layout" svg:x1="15.722cm" svg:y1="18.094cm" svg:x2="15.856cm" svg:y2="18.02cm">
                <text:p/>
              </draw:line>
              <draw:line draw:style-name="gr226" draw:text-style-name="P12" draw:layer="layout" svg:x1="15.789cm" svg:y1="18.279cm" svg:x2="15.923cm" svg:y2="18.205cm">
                <text:p/>
              </draw:line>
              <draw:line draw:style-name="gr227" draw:text-style-name="P12" draw:layer="layout" svg:x1="15.655cm" svg:y1="18.205cm" svg:x2="15.789cm" svg:y2="18.131cm">
                <text:p/>
              </draw:line>
              <draw:line draw:style-name="gr228" draw:text-style-name="P12" draw:layer="layout" svg:x1="15.521cm" svg:y1="18.131cm" svg:x2="15.655cm" svg:y2="18.057cm">
                <text:p/>
              </draw:line>
              <draw:line draw:style-name="gr229" draw:text-style-name="P12" draw:layer="layout" svg:x1="15.588cm" svg:y1="18.021cm" svg:x2="15.722cm" svg:y2="17.947cm">
                <text:p/>
              </draw:line>
              <draw:line draw:style-name="gr230" draw:text-style-name="P12" draw:layer="layout" svg:x1="15.387cm" svg:y1="18.057cm" svg:x2="15.521cm" svg:y2="17.983cm">
                <text:p/>
              </draw:line>
              <draw:line draw:style-name="gr231" draw:text-style-name="P12" draw:layer="layout" svg:x1="15.454cm" svg:y1="17.947cm" svg:x2="15.588cm" svg:y2="17.873cm">
                <text:p/>
              </draw:line>
              <draw:line draw:style-name="gr232" draw:text-style-name="P12" draw:layer="layout" svg:x1="15.32cm" svg:y1="17.873cm" svg:x2="15.454cm" svg:y2="17.799cm">
                <text:p/>
              </draw:line>
              <draw:line draw:style-name="gr233" draw:text-style-name="P12" draw:layer="layout" svg:x1="15.253cm" svg:y1="17.984cm" svg:x2="15.387cm" svg:y2="17.91cm">
                <text:p/>
              </draw:line>
              <draw:line draw:style-name="gr234" draw:text-style-name="P12" draw:layer="layout" svg:x1="16.124cm" svg:y1="18.609cm" svg:x2="16.258cm" svg:y2="18.535cm">
                <text:p/>
              </draw:line>
              <draw:line draw:style-name="gr235" draw:text-style-name="P12" draw:layer="layout" svg:x1="15.99cm" svg:y1="18.536cm" svg:x2="16.124cm" svg:y2="18.462cm">
                <text:p/>
              </draw:line>
              <draw:line draw:style-name="gr236" draw:text-style-name="P12" draw:layer="layout" svg:x1="15.856cm" svg:y1="18.462cm" svg:x2="15.99cm" svg:y2="18.388cm">
                <text:p/>
              </draw:line>
              <draw:line draw:style-name="gr237" draw:text-style-name="P12" draw:layer="layout" svg:x1="15.789cm" svg:y1="18.572cm" svg:x2="15.923cm" svg:y2="18.498cm">
                <text:p/>
              </draw:line>
              <draw:line draw:style-name="gr238" draw:text-style-name="P12" draw:layer="layout" svg:x1="15.655cm" svg:y1="18.499cm" svg:x2="15.789cm" svg:y2="18.425cm">
                <text:p/>
              </draw:line>
              <draw:line draw:style-name="gr239" draw:text-style-name="P12" draw:layer="layout" svg:x1="15.722cm" svg:y1="18.389cm" svg:x2="15.856cm" svg:y2="18.315cm">
                <text:p/>
              </draw:line>
              <draw:line draw:style-name="gr240" draw:text-style-name="P12" draw:layer="layout" svg:x1="15.588cm" svg:y1="18.315cm" svg:x2="15.722cm" svg:y2="18.241cm">
                <text:p/>
              </draw:line>
              <draw:line draw:style-name="gr241" draw:text-style-name="P12" draw:layer="layout" svg:x1="15.454cm" svg:y1="18.242cm" svg:x2="15.588cm" svg:y2="18.168cm">
                <text:p/>
              </draw:line>
              <draw:line draw:style-name="gr242" draw:text-style-name="P12" draw:layer="layout" svg:x1="15.32cm" svg:y1="18.168cm" svg:x2="15.454cm" svg:y2="18.094cm">
                <text:p/>
              </draw:line>
              <draw:line draw:style-name="gr243" draw:text-style-name="P12" draw:layer="layout" svg:x1="15.119cm" svg:y1="18.205cm" svg:x2="15.253cm" svg:y2="18.131cm">
                <text:p/>
              </draw:line>
              <draw:line draw:style-name="gr244" draw:text-style-name="P12" draw:layer="layout" svg:x1="15.186cm" svg:y1="18.094cm" svg:x2="15.32cm" svg:y2="18.02cm">
                <text:p/>
              </draw:line>
              <draw:line draw:style-name="gr245" draw:text-style-name="P12" draw:layer="layout" svg:x1="14.985cm" svg:y1="18.131cm" svg:x2="15.119cm" svg:y2="18.057cm">
                <text:p/>
              </draw:line>
              <draw:line draw:style-name="gr246" draw:text-style-name="P12" draw:layer="layout" svg:x1="16.057cm" svg:y1="18.72cm" svg:x2="16.191cm" svg:y2="18.646cm">
                <text:p/>
              </draw:line>
              <draw:line draw:style-name="gr247" draw:text-style-name="P12" draw:layer="layout" svg:x1="15.923cm" svg:y1="18.646cm" svg:x2="16.057cm" svg:y2="18.572cm">
                <text:p/>
              </draw:line>
              <draw:line draw:style-name="gr248" draw:text-style-name="P12" draw:layer="layout" svg:x1="16.525cm" svg:y1="18.977cm" svg:x2="17.061cm" svg:y2="18.683cm">
                <text:p/>
              </draw:line>
              <draw:line draw:style-name="gr249" draw:text-style-name="P12" draw:layer="layout" svg:x1="16.659cm" svg:y1="19.05cm" svg:x2="17.195cm" svg:y2="18.756cm">
                <text:p/>
              </draw:line>
              <draw:line draw:style-name="gr250" draw:text-style-name="P12" draw:layer="layout" svg:x1="16.793cm" svg:y1="18.683cm" svg:x2="17.195cm" svg:y2="18.904cm">
                <text:p/>
              </draw:line>
              <draw:line draw:style-name="gr251" draw:text-style-name="P12" draw:layer="layout" svg:x1="16.659cm" svg:y1="18.756cm" svg:x2="17.061cm" svg:y2="18.977cm">
                <text:p/>
              </draw:line>
              <draw:line draw:style-name="gr252" draw:text-style-name="P12" draw:layer="layout" svg:x1="16.525cm" svg:y1="18.83cm" svg:x2="16.793cm" svg:y2="18.977cm">
                <text:p/>
              </draw:line>
              <draw:polygon draw:style-name="gr253" draw:text-style-name="P6" draw:layer="layout" svg:width="2.142cm" svg:height="1.324cm" svg:x="14.65cm" svg:y="18.057cm" svg:viewBox="0 0 2143 1325" draw:points="0,147 0,0 2143,1177 2143,1325">
                <text:p/>
              </draw:polygon>
              <draw:polygon draw:style-name="gr254" draw:text-style-name="P9" draw:layer="layout" svg:width="2.878cm" svg:height="1.728cm" svg:x="14.65cm" svg:y="17.653cm" svg:viewBox="0 0 2879 1729" draw:points="737,0 2879,1177 2879,1325 2143,1729 0,552 0,404">
                <text:p/>
              </draw:polygon>
            </draw:g>
          </draw:g>
        </draw:g>
        <draw:line draw:style-name="gr84" draw:text-style-name="P3" draw:layer="layout" svg:x1="15.15cm" svg:y1="9.25cm" svg:x2="15.15cm" svg:y2="16.25cm">
          <text:p/>
        </draw:line>
        <draw:frame draw:style-name="gr3" draw:text-style-name="P1" draw:layer="layout" svg:width="4.25cm" svg:height="4.468cm" svg:x="3.25cm" svg:y="5.25cm">
          <draw:image xlink:href="Pictures/100000000000022C00000179218D7536.png" xlink:type="simple" xlink:show="embed" xlink:actuate="onLoad" draw:mime-type="image/png">
            <text:p/>
          </draw:image>
        </draw:frame>
        <draw:custom-shape draw:style-name="gr85" draw:text-style-name="P18" draw:layer="layout" svg:width="2.6cm" svg:height="1.25cm" svg:x="14.8cm" svg:y="7.75cm">
          <text:p text:style-name="P17"><text:span text:style-name="T4">mbusd</text:span></text:p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4.5cm" svg:height="1cm" draw:transform="rotate (1.56241874638532) translate (15.15cm 15cm)">
          <draw:text-box>
            <text:p><text:span text:style-name="T5">Modbus TCP</text:span></text:p>
          </draw:text-box>
        </draw:frame>
        <draw:g draw:name="intermediate-event-catch-non-interrupting-timer 8" draw:style-name="gr8">
          <draw:path draw:style-name="gr255" draw:text-style-name="P25" draw:layer="layout" svg:width="0.987cm" svg:height="0.818cm" draw:transform="skewX (0.00122173047639603) rotate (-0.0394444410950723) translate (15.8087126011689cm 15.6560850381234cm)" svg:viewBox="0 0 988 819" svg:d="M988 410c0-226-222-410-494-410-273 0-494 184-494 410s221 409 494 409c272 0 494-183 494-409z">
            <text:p/>
          </draw:path>
          <draw:path draw:style-name="gr256" draw:text-style-name="P25" draw:layer="layout" svg:width="0.87cm" svg:height="0.72cm" draw:transform="skewX (0.00279252680319093) rotate (-0.0390953752446735) translate (15.8663187354184cm 15.7076413311393cm)" svg:viewBox="0 0 871 721" svg:d="M871 360c-1-199-195-360-435-360-241 0-436 161-436 360s196 361 436 361 435-161 435-361z">
            <text:p/>
          </draw:path>
          <draw:g draw:style-name="gr10">
            <draw:path draw:style-name="gr257" draw:text-style-name="P25" draw:layer="layout" svg:width="0.711cm" svg:height="0.589cm" draw:transform="rotate (-0.0394444410950723) translate (15.9446486381194cm 15.7777255862714cm)" svg:viewBox="0 0 712 590" svg:d="M712 295c0-163-160-295-356-295s-356 132-356 294c0 164 160 296 355 296 197 0 356-132 357-295z">
              <text:p/>
            </draw:path>
            <draw:line draw:style-name="gr258" draw:text-style-name="P25" draw:layer="layout" svg:x1="16.584cm" svg:y1="16.089cm" svg:x2="16.633cm" svg:y2="16.091cm">
              <text:p/>
            </draw:line>
            <draw:polyline draw:style-name="gr259" draw:text-style-name="P25" draw:layer="layout" svg:width="0.202cm" svg:height="0.325cm" draw:transform="rotate (-0.0399680398706706) translate (16.2932519291948cm 15.8323805570443cm)" svg:viewBox="0 0 203 326" draw:points="104,0 0,254 203,326">
              <text:p/>
            </draw:polyline>
            <draw:line draw:style-name="gr260" draw:text-style-name="P25" draw:layer="layout" svg:x1="15.943cm" svg:y1="16.064cm" svg:x2="15.992cm" svg:y2="16.066cm">
              <text:p/>
            </draw:line>
            <draw:line draw:style-name="gr261" draw:text-style-name="P25" draw:layer="layout" svg:x1="16.276cm" svg:y1="16.381cm" svg:x2="16.278cm" svg:y2="16.34cm">
              <text:p/>
            </draw:line>
            <draw:line draw:style-name="gr262" draw:text-style-name="P25" draw:layer="layout" svg:x1="16.299cm" svg:y1="15.833cm" svg:x2="16.301cm" svg:y2="15.792cm">
              <text:p/>
            </draw:line>
          </draw:g>
        </draw:g>
        <draw:g draw:name="intermediate-event-catch-non-interrupting-timer 9" draw:style-name="gr8">
          <draw:path draw:style-name="gr263" draw:text-style-name="P25" draw:layer="layout" svg:width="0.987cm" svg:height="0.818cm" draw:transform="skewX (0.00122173047639603) rotate (-0.0394444410950723) translate (16.5698248398537cm 16.4750896464183cm)" svg:viewBox="0 0 988 819" svg:d="M988 410c0-226-222-410-494-410-273 0-494 184-494 410s221 409 494 409c272 0 494-183 494-409z">
            <text:p/>
          </draw:path>
          <draw:path draw:style-name="gr264" draw:text-style-name="P25" draw:layer="layout" svg:width="0.87cm" svg:height="0.72cm" draw:transform="skewX (0.00279252680319093) rotate (-0.0390953752446735) translate (16.6274309741032cm 16.5266459394342cm)" svg:viewBox="0 0 871 721" svg:d="M871 360c-1-199-195-360-435-360-241 0-436 161-436 360s196 361 436 361 435-161 435-361z">
            <text:p/>
          </draw:path>
          <draw:g draw:style-name="gr10">
            <draw:path draw:style-name="gr265" draw:text-style-name="P25" draw:layer="layout" svg:width="0.711cm" svg:height="0.589cm" draw:transform="skewX (0.00174532925199432) rotate (-0.0394444410950723) translate (16.7062742028353cm 16.5967504529323cm)" svg:viewBox="0 0 712 590" svg:d="M712 295c-1-163-161-295-357-295s-355 132-355 294c0 164 160 296 356 296s356-132 356-295z">
              <text:p/>
            </draw:path>
            <draw:line draw:style-name="gr266" draw:text-style-name="P25" draw:layer="layout" svg:x1="17.345cm" svg:y1="16.908cm" svg:x2="17.394cm" svg:y2="16.91cm">
              <text:p/>
            </draw:line>
            <draw:polyline draw:style-name="gr267" draw:text-style-name="P25" draw:layer="layout" svg:width="0.201cm" svg:height="0.325cm" draw:transform="skewX (-0.00296705972839036) rotate (-0.0399680398706706) translate (17.0536110233907cm 16.6513550475914cm)" svg:viewBox="0 0 202 326" draw:points="105,0 0,254 202,326">
              <text:p/>
            </draw:polyline>
            <draw:line draw:style-name="gr268" draw:text-style-name="P25" draw:layer="layout" svg:x1="16.704cm" svg:y1="16.883cm" svg:x2="16.753cm" svg:y2="16.885cm">
              <text:p/>
            </draw:line>
            <draw:line draw:style-name="gr269" draw:text-style-name="P25" draw:layer="layout" svg:x1="17.037cm" svg:y1="17.2cm" svg:x2="17.039cm" svg:y2="17.159cm">
              <text:p/>
            </draw:line>
            <draw:line draw:style-name="gr270" draw:text-style-name="P25" draw:layer="layout" svg:x1="17.06cm" svg:y1="16.652cm" svg:x2="17.062cm" svg:y2="16.611cm">
              <text:p/>
            </draw:line>
          </draw:g>
        </draw:g>
        <draw:frame draw:style-name="gr271" draw:text-style-name="P2" draw:layer="layout" svg:width="3.326cm" svg:height="0.962cm" svg:x="14.757cm" svg:y="4.688cm">
          <draw:text-box>
            <text:p>NapiLinux</text:p>
          </draw:text-box>
        </draw:frame>
        <draw:custom-shape draw:style-name="gr272" draw:text-style-name="P18" draw:layer="layout" svg:width="3.35cm" svg:height="1.25cm" svg:x="14.9cm" svg:y="6.25cm">
          <text:p text:style-name="P17"><text:span text:style-name="T4">NapiConfig</text:span></text:p>
          <draw:enhanced-geometry svg:viewBox="0 0 21600 21600" draw:type="rectangle" draw:enhanced-path="M 0 0 L 21600 0 21600 21600 0 21600 0 0 Z N"/>
        </draw:custom-shape>
        <draw:line draw:style-name="gr273" draw:text-style-name="P3" draw:layer="layout" svg:x1="18.25cm" svg:y1="7.5cm" svg:x2="18.25cm" svg:y2="16.25cm">
          <text:p/>
        </draw:line>
        <draw:frame draw:style-name="gr4" draw:text-style-name="P19" draw:layer="layout" svg:width="4.5cm" svg:height="1cm" draw:transform="rotate (1.56241874638532) translate (18.25cm 14.492cm)">
          <draw:text-box>
            <text:p><text:span text:style-name="T5">HTTP</text:span></text:p>
          </draw:text-box>
        </draw:frame>
      </draw:page>
      <draw:page draw:name="page4" draw:style-name="dp1" draw:master-page-name="Обычный">
        <draw:frame draw:style-name="gr274" draw:text-style-name="P30" draw:layer="layout" svg:width="5.329cm" svg:height="1.361cm" draw:transform="rotate (0.0190240888467382) translate (6.25cm 7.101cm)">
          <draw:text-box>
            <text:p text:style-name="P29">Modbus RTU</text:p>
          </draw:text-box>
        </draw:frame>
        <draw:frame draw:style-name="gr2" draw:text-style-name="P1" draw:layer="layout" svg:width="9.262cm" svg:height="2.487cm" draw:transform="rotate (1.57673044625168) translate (10.013cm 13.25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1" draw:text-style-name="P1" draw:layer="layout" svg:width="4.25cm" svg:height="4.25cm" svg:x="2.05cm" svg:y="6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5" draw:text-style-name="P3" draw:layer="layout" svg:x1="5.98cm" svg:y1="7.963cm" svg:x2="10.138cm" svg:y2="7.963cm">
          <text:p/>
        </draw:line>
        <draw:frame draw:style-name="gr275" draw:text-style-name="P32" draw:layer="layout" svg:width="2.426cm" svg:height="0.806cm" draw:transform="rotate (0.0115191730631626) translate (6.565cm 8.278cm)">
          <draw:text-box>
            <text:p text:style-name="P31"><text:span text:style-name="T2">RS485</text:span>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276" draw:text-style-name="P5" draw:layer="layout" svg:width="0.733cm" svg:height="0.44cm" svg:x="18.766cm" svg:y="10.518cm" svg:viewBox="0 0 734 441" svg:d="M0 441c184 0 734-147 734-257s-17-184-201-184c0 111-536 111-533 441z">
              <text:p/>
            </draw:path>
            <draw:g draw:style-name="gr10">
              <draw:polygon draw:style-name="gr277" draw:text-style-name="P6" draw:layer="layout" svg:width="0.334cm" svg:height="0.367cm" svg:x="18.495cm" svg:y="10.592cm" svg:viewBox="0 0 335 368" draw:points="0,221 67,0 335,147 268,368">
                <text:p/>
              </draw:polygon>
              <draw:polygon draw:style-name="gr278" draw:text-style-name="P7" draw:layer="layout" svg:width="0.736cm" svg:height="0.403cm" svg:x="18.562cm" svg:y="10.334cm" svg:viewBox="0 0 737 404" draw:points="0,258 134,147 335,37 469,0 737,147 603,184 402,294 268,404">
                <text:p/>
              </draw:polygon>
              <draw:path draw:style-name="gr279" draw:text-style-name="P8" draw:layer="layout" svg:width="0.602cm" svg:height="0.477cm" svg:x="18.763cm" svg:y="10.481cm" svg:viewBox="0 0 603 478" svg:d="M603 147c0-221-134-147-268-73-134 73-268 73-335 404 0 0 268-147 603-331z">
                <text:p/>
              </draw:path>
              <draw:path draw:style-name="gr280" draw:text-style-name="P9" draw:layer="layout" svg:width="0.87cm" svg:height="0.625cm" svg:x="18.495cm" svg:y="10.334cm" svg:viewBox="0 0 871 626" svg:d="M536 0c-134 37-134 37-268 111-67 36-201 73-268 367 134 74 134 74 268 148 77-34 469-258 603-332 0-183-134-183-335-294z">
                <text:p/>
              </draw:path>
            </draw:g>
          </draw:g>
          <draw:g draw:style-name="gr8">
            <draw:path draw:style-name="gr281" draw:text-style-name="P5" draw:layer="layout" svg:width="1.204cm" svg:height="0.882cm" svg:x="18.16cm" svg:y="8.752cm" svg:viewBox="0 0 1205 883" svg:d="M4 883c184 0 1201-37 1201-368s-350-515-533-515c0 111-735 74-668 883z">
              <text:p/>
            </draw:path>
            <draw:g draw:style-name="gr10">
              <draw:polygon draw:style-name="gr282" draw:text-style-name="P6" draw:layer="layout" svg:width="0.669cm" svg:height="0.514cm" svg:x="17.491cm" svg:y="9.12cm" svg:viewBox="0 0 670 515" draw:points="0,147 0,0 670,368 670,515">
                <text:p/>
              </draw:polygon>
              <draw:polygon draw:style-name="gr283" draw:text-style-name="P6" draw:layer="layout" svg:width="0.669cm" svg:height="0.625cm" svg:x="18.026cm" svg:y="8.568cm" svg:viewBox="0 0 670 626" draw:points="0,258 0,0 670,368 670,626">
                <text:p/>
              </draw:polygon>
              <draw:polygon draw:style-name="gr284" draw:text-style-name="P7" draw:layer="layout" svg:width="1.205cm" svg:height="0.661cm" svg:x="17.491cm" svg:y="8.826cm" svg:viewBox="0 0 1206 662" draw:points="0,294 536,0 1206,368 670,662">
                <text:p/>
              </draw:polygon>
              <draw:polygon draw:style-name="gr285" draw:text-style-name="P8" draw:layer="layout" svg:width="0.669cm" svg:height="0.625cm" svg:x="18.16cm" svg:y="9.009cm" svg:viewBox="0 0 670 626" draw:points="0,626 0,478 536,184 536,0 670,74 670,258">
                <text:p/>
              </draw:polygon>
              <draw:polygon draw:style-name="gr286" draw:text-style-name="P6" draw:layer="layout" svg:width="2.142cm" svg:height="2.795cm" svg:x="16.755cm" svg:y="6.324cm" svg:viewBox="0 0 2143 2796" draw:points="0,1619 0,0 2143,1177 2143,2796">
                <text:p/>
              </draw:polygon>
              <draw:polygon draw:style-name="gr287" draw:text-style-name="P10" draw:layer="layout" svg:width="2.008cm" svg:height="2.575cm" svg:x="16.822cm" svg:y="6.434cm" svg:viewBox="0 0 2009 2576" draw:points="0,1472 0,0 2009,1104 2009,2576">
                <text:p/>
              </draw:polygon>
              <draw:polygon draw:style-name="gr288" draw:text-style-name="P7" draw:layer="layout" svg:width="2.275cm" svg:height="1.25cm" svg:x="16.755cm" svg:y="6.25cm" svg:viewBox="0 0 2276 1251" draw:points="2143,1251 0,74 134,0 2276,1177">
                <text:p/>
              </draw:polygon>
              <draw:polygon draw:style-name="gr289" draw:text-style-name="P8" draw:layer="layout" svg:width="0.133cm" svg:height="1.691cm" svg:x="18.897cm" svg:y="7.427cm" svg:viewBox="0 0 134 1692" draw:points="0,1692 0,74 134,0 134,1619">
                <text:p/>
              </draw:polygon>
              <draw:polygon draw:style-name="gr290" draw:text-style-name="P9" draw:layer="layout" svg:width="2.275cm" svg:height="3.384cm" svg:x="16.755cm" svg:y="6.25cm" svg:viewBox="0 0 2276 3385" draw:points="134,0 2276,1177 2276,2796 2143,2870 2076,2833 2076,3017 1407,3385 737,3017 737,2870 1273,2576 1273,2392 0,1692 0,74">
                <text:p/>
              </draw:polygon>
            </draw:g>
          </draw:g>
          <draw:g draw:style-name="gr8">
            <draw:path draw:style-name="gr291" draw:text-style-name="P5" draw:layer="layout" svg:width="0.871cm" svg:height="0.44cm" svg:x="17.891cm" svg:y="10.114cm" svg:viewBox="0 0 872 441" svg:d="M5 441c184 0 867-183 867-294 0-110-16-147-201-147 0 111-736 74-666 441z">
              <text:p/>
            </draw:path>
            <draw:g draw:style-name="gr10">
              <draw:polygon draw:style-name="gr292" draw:text-style-name="P7" draw:layer="layout" svg:width="2.878cm" svg:height="1.581cm" svg:x="15.75cm" svg:y="8.863cm" svg:viewBox="0 0 2879 1582" draw:points="2143,1582 0,404 737,0 2879,1177">
                <text:p/>
              </draw:polygon>
              <draw:polygon draw:style-name="gr293" draw:text-style-name="P11" draw:layer="layout" svg:width="1.941cm" svg:height="1.066cm" svg:x="15.951cm" svg:y="8.973cm" svg:viewBox="0 0 1942 1067" draw:points="0,294 536,0 1942,773 1407,1067">
                <text:p/>
              </draw:polygon>
              <draw:polygon draw:style-name="gr294" draw:text-style-name="P11" draw:layer="layout" svg:width="0.937cm" svg:height="0.514cm" svg:x="17.491cm" svg:y="9.819cm" svg:viewBox="0 0 938 515" draw:points="0,294 536,0 938,221 402,515">
                <text:p/>
              </draw:polygon>
              <draw:polygon draw:style-name="gr295" draw:text-style-name="P8" draw:layer="layout" svg:width="0.736cm" svg:height="0.551cm" svg:x="17.893cm" svg:y="10.04cm" svg:viewBox="0 0 737 552" draw:points="0,552 0,404 737,0 737,147">
                <text:p/>
              </draw:polygon>
              <draw:line draw:style-name="gr296" draw:text-style-name="P12" draw:layer="layout" svg:x1="16.085cm" svg:y1="9.193cm" svg:x2="17.492cm" svg:y2="9.966cm">
                <text:p/>
              </draw:line>
              <draw:line draw:style-name="gr297" draw:text-style-name="P12" draw:layer="layout" svg:x1="16.219cm" svg:y1="9.12cm" svg:x2="17.626cm" svg:y2="9.893cm">
                <text:p/>
              </draw:line>
              <draw:line draw:style-name="gr298" draw:text-style-name="P12" draw:layer="layout" svg:x1="16.353cm" svg:y1="9.046cm" svg:x2="17.76cm" svg:y2="9.819cm">
                <text:p/>
              </draw:line>
              <draw:line draw:style-name="gr299" draw:text-style-name="P12" draw:layer="layout" svg:x1="17.625cm" svg:y1="9.746cm" svg:x2="17.759cm" svg:y2="9.672cm">
                <text:p/>
              </draw:line>
              <draw:line draw:style-name="gr300" draw:text-style-name="P12" draw:layer="layout" svg:x1="17.491cm" svg:y1="9.672cm" svg:x2="17.625cm" svg:y2="9.598cm">
                <text:p/>
              </draw:line>
              <draw:line draw:style-name="gr301" draw:text-style-name="P12" draw:layer="layout" svg:x1="17.357cm" svg:y1="9.599cm" svg:x2="17.491cm" svg:y2="9.525cm">
                <text:p/>
              </draw:line>
              <draw:line draw:style-name="gr302" draw:text-style-name="P12" draw:layer="layout" svg:x1="17.424cm" svg:y1="9.782cm" svg:x2="17.558cm" svg:y2="9.708cm">
                <text:p/>
              </draw:line>
              <draw:line draw:style-name="gr303" draw:text-style-name="P12" draw:layer="layout" svg:x1="17.29cm" svg:y1="9.709cm" svg:x2="17.424cm" svg:y2="9.635cm">
                <text:p/>
              </draw:line>
              <draw:line draw:style-name="gr304" draw:text-style-name="P12" draw:layer="layout" svg:x1="17.157cm" svg:y1="9.635cm" svg:x2="17.291cm" svg:y2="9.561cm">
                <text:p/>
              </draw:line>
              <draw:line draw:style-name="gr305" draw:text-style-name="P12" draw:layer="layout" svg:x1="17.224cm" svg:y1="9.525cm" svg:x2="17.358cm" svg:y2="9.451cm">
                <text:p/>
              </draw:line>
              <draw:line draw:style-name="gr306" draw:text-style-name="P12" draw:layer="layout" svg:x1="17.023cm" svg:y1="9.562cm" svg:x2="17.157cm" svg:y2="9.488cm">
                <text:p/>
              </draw:line>
              <draw:line draw:style-name="gr307" draw:text-style-name="P12" draw:layer="layout" svg:x1="17.09cm" svg:y1="9.452cm" svg:x2="17.224cm" svg:y2="9.378cm">
                <text:p/>
              </draw:line>
              <draw:line draw:style-name="gr308" draw:text-style-name="P12" draw:layer="layout" svg:x1="16.956cm" svg:y1="9.378cm" svg:x2="17.09cm" svg:y2="9.304cm">
                <text:p/>
              </draw:line>
              <draw:line draw:style-name="gr309" draw:text-style-name="P12" draw:layer="layout" svg:x1="16.822cm" svg:y1="9.304cm" svg:x2="16.956cm" svg:y2="9.23cm">
                <text:p/>
              </draw:line>
              <draw:line draw:style-name="gr310" draw:text-style-name="P12" draw:layer="layout" svg:x1="16.889cm" svg:y1="9.489cm" svg:x2="17.023cm" svg:y2="9.415cm">
                <text:p/>
              </draw:line>
              <draw:line draw:style-name="gr311" draw:text-style-name="P12" draw:layer="layout" svg:x1="16.755cm" svg:y1="9.415cm" svg:x2="16.889cm" svg:y2="9.341cm">
                <text:p/>
              </draw:line>
              <draw:line draw:style-name="gr312" draw:text-style-name="P12" draw:layer="layout" svg:x1="16.621cm" svg:y1="9.341cm" svg:x2="16.755cm" svg:y2="9.267cm">
                <text:p/>
              </draw:line>
              <draw:line draw:style-name="gr313" draw:text-style-name="P12" draw:layer="layout" svg:x1="16.688cm" svg:y1="9.231cm" svg:x2="16.822cm" svg:y2="9.157cm">
                <text:p/>
              </draw:line>
              <draw:line draw:style-name="gr314" draw:text-style-name="P12" draw:layer="layout" svg:x1="16.487cm" svg:y1="9.267cm" svg:x2="16.621cm" svg:y2="9.193cm">
                <text:p/>
              </draw:line>
              <draw:line draw:style-name="gr315" draw:text-style-name="P12" draw:layer="layout" svg:x1="16.554cm" svg:y1="9.157cm" svg:x2="16.688cm" svg:y2="9.083cm">
                <text:p/>
              </draw:line>
              <draw:line draw:style-name="gr316" draw:text-style-name="P12" draw:layer="layout" svg:x1="16.42cm" svg:y1="9.083cm" svg:x2="16.554cm" svg:y2="9.009cm">
                <text:p/>
              </draw:line>
              <draw:line draw:style-name="gr317" draw:text-style-name="P12" draw:layer="layout" svg:x1="16.353cm" svg:y1="9.194cm" svg:x2="16.487cm" svg:y2="9.12cm">
                <text:p/>
              </draw:line>
              <draw:line draw:style-name="gr318" draw:text-style-name="P12" draw:layer="layout" svg:x1="17.224cm" svg:y1="9.819cm" svg:x2="17.358cm" svg:y2="9.745cm">
                <text:p/>
              </draw:line>
              <draw:line draw:style-name="gr319" draw:text-style-name="P12" draw:layer="layout" svg:x1="17.09cm" svg:y1="9.746cm" svg:x2="17.224cm" svg:y2="9.672cm">
                <text:p/>
              </draw:line>
              <draw:line draw:style-name="gr320" draw:text-style-name="P12" draw:layer="layout" svg:x1="16.956cm" svg:y1="9.672cm" svg:x2="17.09cm" svg:y2="9.598cm">
                <text:p/>
              </draw:line>
              <draw:line draw:style-name="gr321" draw:text-style-name="P12" draw:layer="layout" svg:x1="16.889cm" svg:y1="9.782cm" svg:x2="17.023cm" svg:y2="9.708cm">
                <text:p/>
              </draw:line>
              <draw:line draw:style-name="gr322" draw:text-style-name="P12" draw:layer="layout" svg:x1="16.755cm" svg:y1="9.709cm" svg:x2="16.889cm" svg:y2="9.635cm">
                <text:p/>
              </draw:line>
              <draw:line draw:style-name="gr323" draw:text-style-name="P12" draw:layer="layout" svg:x1="16.822cm" svg:y1="9.599cm" svg:x2="16.956cm" svg:y2="9.525cm">
                <text:p/>
              </draw:line>
              <draw:line draw:style-name="gr324" draw:text-style-name="P12" draw:layer="layout" svg:x1="16.688cm" svg:y1="9.525cm" svg:x2="16.822cm" svg:y2="9.451cm">
                <text:p/>
              </draw:line>
              <draw:line draw:style-name="gr325" draw:text-style-name="P12" draw:layer="layout" svg:x1="16.554cm" svg:y1="9.452cm" svg:x2="16.688cm" svg:y2="9.378cm">
                <text:p/>
              </draw:line>
              <draw:line draw:style-name="gr326" draw:text-style-name="P12" draw:layer="layout" svg:x1="16.42cm" svg:y1="9.378cm" svg:x2="16.554cm" svg:y2="9.304cm">
                <text:p/>
              </draw:line>
              <draw:line draw:style-name="gr327" draw:text-style-name="P12" draw:layer="layout" svg:x1="16.219cm" svg:y1="9.415cm" svg:x2="16.353cm" svg:y2="9.341cm">
                <text:p/>
              </draw:line>
              <draw:line draw:style-name="gr328" draw:text-style-name="P12" draw:layer="layout" svg:x1="16.286cm" svg:y1="9.304cm" svg:x2="16.42cm" svg:y2="9.23cm">
                <text:p/>
              </draw:line>
              <draw:line draw:style-name="gr329" draw:text-style-name="P12" draw:layer="layout" svg:x1="16.085cm" svg:y1="9.341cm" svg:x2="16.219cm" svg:y2="9.267cm">
                <text:p/>
              </draw:line>
              <draw:line draw:style-name="gr330" draw:text-style-name="P12" draw:layer="layout" svg:x1="17.157cm" svg:y1="9.93cm" svg:x2="17.291cm" svg:y2="9.856cm">
                <text:p/>
              </draw:line>
              <draw:line draw:style-name="gr331" draw:text-style-name="P12" draw:layer="layout" svg:x1="17.023cm" svg:y1="9.856cm" svg:x2="17.157cm" svg:y2="9.782cm">
                <text:p/>
              </draw:line>
              <draw:line draw:style-name="gr332" draw:text-style-name="P12" draw:layer="layout" svg:x1="17.625cm" svg:y1="10.187cm" svg:x2="18.161cm" svg:y2="9.893cm">
                <text:p/>
              </draw:line>
              <draw:line draw:style-name="gr333" draw:text-style-name="P12" draw:layer="layout" svg:x1="17.759cm" svg:y1="10.26cm" svg:x2="18.295cm" svg:y2="9.966cm">
                <text:p/>
              </draw:line>
              <draw:line draw:style-name="gr334" draw:text-style-name="P12" draw:layer="layout" svg:x1="17.893cm" svg:y1="9.893cm" svg:x2="18.295cm" svg:y2="10.114cm">
                <text:p/>
              </draw:line>
              <draw:line draw:style-name="gr335" draw:text-style-name="P12" draw:layer="layout" svg:x1="17.759cm" svg:y1="9.966cm" svg:x2="18.161cm" svg:y2="10.187cm">
                <text:p/>
              </draw:line>
              <draw:line draw:style-name="gr336" draw:text-style-name="P12" draw:layer="layout" svg:x1="17.625cm" svg:y1="10.04cm" svg:x2="17.893cm" svg:y2="10.187cm">
                <text:p/>
              </draw:line>
              <draw:polygon draw:style-name="gr337" draw:text-style-name="P6" draw:layer="layout" svg:width="2.142cm" svg:height="1.324cm" svg:x="15.75cm" svg:y="9.267cm" svg:viewBox="0 0 2143 1325" draw:points="0,147 0,0 2143,1177 2143,1325">
                <text:p/>
              </draw:polygon>
              <draw:polygon draw:style-name="gr338" draw:text-style-name="P9" draw:layer="layout" svg:width="2.878cm" svg:height="1.728cm" svg:x="15.75cm" svg:y="8.863cm" svg:viewBox="0 0 2879 1729" draw:points="737,0 2879,1177 2879,1325 2143,1729 0,552 0,404">
                <text:p/>
              </draw:polygon>
            </draw:g>
          </draw:g>
        </draw:g>
        <draw:g draw:name="intermediate-event-catch-non-interrupting-timer 10" draw:style-name="gr8">
          <draw:path draw:style-name="gr339" draw:text-style-name="P25" draw:layer="layout" svg:width="0.987cm" svg:height="0.818cm" draw:transform="skewX (0.00122173047639603) rotate (-0.0394444410950723) translate (16.9087126011689cm 6.8660850381234cm)" svg:viewBox="0 0 988 819" svg:d="M988 410c0-226-222-410-494-410-273 0-494 184-494 410s221 409 494 409c272 0 494-183 494-409z">
            <text:p/>
          </draw:path>
          <draw:path draw:style-name="gr340" draw:text-style-name="P25" draw:layer="layout" svg:width="0.87cm" svg:height="0.72cm" draw:transform="skewX (0.00279252680319093) rotate (-0.0390953752446735) translate (16.9663187354184cm 6.9176413311393cm)" svg:viewBox="0 0 871 721" svg:d="M871 360c-1-199-195-360-435-360-241 0-436 161-436 360s196 361 436 361 435-161 435-361z">
            <text:p/>
          </draw:path>
          <draw:g draw:style-name="gr10">
            <draw:path draw:style-name="gr341" draw:text-style-name="P25" draw:layer="layout" svg:width="0.711cm" svg:height="0.589cm" draw:transform="rotate (-0.0394444410950723) translate (17.0446486381194cm 6.9877255862714cm)" svg:viewBox="0 0 712 590" svg:d="M712 295c0-163-160-295-356-295s-356 132-356 294c0 164 160 296 355 296 197 0 356-132 357-295z">
              <text:p/>
            </draw:path>
            <draw:line draw:style-name="gr342" draw:text-style-name="P25" draw:layer="layout" svg:x1="17.684cm" svg:y1="7.299cm" svg:x2="17.733cm" svg:y2="7.301cm">
              <text:p/>
            </draw:line>
            <draw:polyline draw:style-name="gr343" draw:text-style-name="P25" draw:layer="layout" svg:width="0.202cm" svg:height="0.325cm" draw:transform="rotate (-0.0399680398706706) translate (17.3932519291948cm 7.0423805570443cm)" svg:viewBox="0 0 203 326" draw:points="104,0 0,254 203,326">
              <text:p/>
            </draw:polyline>
            <draw:line draw:style-name="gr344" draw:text-style-name="P25" draw:layer="layout" svg:x1="17.043cm" svg:y1="7.274cm" svg:x2="17.092cm" svg:y2="7.276cm">
              <text:p/>
            </draw:line>
            <draw:line draw:style-name="gr345" draw:text-style-name="P25" draw:layer="layout" svg:x1="17.376cm" svg:y1="7.591cm" svg:x2="17.378cm" svg:y2="7.55cm">
              <text:p/>
            </draw:line>
            <draw:line draw:style-name="gr346" draw:text-style-name="P25" draw:layer="layout" svg:x1="17.399cm" svg:y1="7.043cm" svg:x2="17.401cm" svg:y2="7.002cm">
              <text:p/>
            </draw:line>
          </draw:g>
        </draw:g>
        <draw:g draw:name="intermediate-event-catch-non-interrupting-timer 11" draw:style-name="gr8">
          <draw:path draw:style-name="gr347" draw:text-style-name="P25" draw:layer="layout" svg:width="0.987cm" svg:height="0.818cm" draw:transform="skewX (0.00122173047639603) rotate (-0.0394444410950723) translate (17.6698248398537cm 7.6850896464183cm)" svg:viewBox="0 0 988 819" svg:d="M988 410c0-226-222-410-494-410-273 0-494 184-494 410s221 409 494 409c272 0 494-183 494-409z">
            <text:p/>
          </draw:path>
          <draw:path draw:style-name="gr348" draw:text-style-name="P25" draw:layer="layout" svg:width="0.87cm" svg:height="0.72cm" draw:transform="skewX (0.00279252680319093) rotate (-0.0390953752446735) translate (17.7274309741032cm 7.7366459394342cm)" svg:viewBox="0 0 871 721" svg:d="M871 360c-1-199-195-360-435-360-241 0-436 161-436 360s196 361 436 361 435-161 435-361z">
            <text:p/>
          </draw:path>
          <draw:g draw:style-name="gr10">
            <draw:path draw:style-name="gr349" draw:text-style-name="P25" draw:layer="layout" svg:width="0.711cm" svg:height="0.589cm" draw:transform="skewX (0.00174532925199432) rotate (-0.0394444410950723) translate (17.8062742028353cm 7.8067504529323cm)" svg:viewBox="0 0 712 590" svg:d="M712 295c-1-163-161-295-357-295s-355 132-355 294c0 164 160 296 356 296s356-132 356-295z">
              <text:p/>
            </draw:path>
            <draw:line draw:style-name="gr350" draw:text-style-name="P25" draw:layer="layout" svg:x1="18.445cm" svg:y1="8.118cm" svg:x2="18.494cm" svg:y2="8.12cm">
              <text:p/>
            </draw:line>
            <draw:polyline draw:style-name="gr351" draw:text-style-name="P25" draw:layer="layout" svg:width="0.201cm" svg:height="0.325cm" draw:transform="skewX (-0.00296705972839036) rotate (-0.0399680398706706) translate (18.1536110233907cm 7.8613550475914cm)" svg:viewBox="0 0 202 326" draw:points="105,0 0,254 202,326">
              <text:p/>
            </draw:polyline>
            <draw:line draw:style-name="gr352" draw:text-style-name="P25" draw:layer="layout" svg:x1="17.804cm" svg:y1="8.093cm" svg:x2="17.853cm" svg:y2="8.095cm">
              <text:p/>
            </draw:line>
            <draw:line draw:style-name="gr353" draw:text-style-name="P25" draw:layer="layout" svg:x1="18.137cm" svg:y1="8.41cm" svg:x2="18.139cm" svg:y2="8.369cm">
              <text:p/>
            </draw:line>
            <draw:line draw:style-name="gr354" draw:text-style-name="P25" draw:layer="layout" svg:x1="18.16cm" svg:y1="7.862cm" svg:x2="18.162cm" svg:y2="7.821cm">
              <text:p/>
            </draw:line>
          </draw:g>
        </draw:g>
        <draw:frame draw:style-name="gr355" draw:text-style-name="P30" draw:layer="layout" svg:width="4.242cm" svg:height="0.806cm" draw:transform="rotate (0.0190240888467382) translate (12.55cm 9.301cm)">
          <draw:text-box>
            <text:p text:style-name="P29">Modbus TCP</text:p>
          </draw:text-box>
        </draw:frame>
        <draw:line draw:style-name="gr5" draw:text-style-name="P3" draw:layer="layout" svg:x1="12.592cm" svg:y1="10.25cm" svg:x2="16.75cm" svg:y2="10.25cm">
          <text:p/>
        </draw:line>
        <draw:frame draw:style-name="gr356" draw:text-style-name="P32" draw:layer="layout" svg:width="3.428cm" svg:height="0.822cm" draw:transform="rotate (0.0115191730631626) translate (13.213cm 10.378cm)">
          <draw:text-box>
            <text:p text:style-name="P31"><text:span text:style-name="T2">Ethernet</text:span></text:p>
          </draw:text-box>
        </draw:frame>
      </draw:page>
      <draw:page draw:name="page5" draw:style-name="dp1" draw:master-page-name="Обычный">
        <draw:frame draw:style-name="gr2" draw:text-style-name="P1" draw:layer="layout" svg:width="11.246cm" svg:height="3.02cm" draw:transform="rotate (1.57673044625168) translate (2.23cm 25.75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1" draw:text-style-name="P1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5" draw:text-style-name="P3" draw:layer="layout" svg:x1="8.25cm" svg:y1="5.5cm" svg:x2="14.25cm" svg:y2="5.5cm">
          <text:p/>
        </draw:line>
        <draw:frame draw:style-name="gr4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357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358" draw:text-style-name="P5" draw:layer="layout" svg:width="0.963cm" svg:height="0.609cm" svg:x="17.214cm" svg:y="23.639cm" svg:viewBox="0 0 964 610" svg:d="M0 610c242 0 964-203 964-356 0-152-22-254-264-254 0 153-704 153-700 610z">
              <text:p/>
            </draw:path>
            <draw:g draw:style-name="gr10">
              <draw:polygon draw:style-name="gr359" draw:text-style-name="P6" draw:layer="layout" svg:width="0.439cm" svg:height="0.508cm" svg:x="16.858cm" svg:y="23.741cm" svg:viewBox="0 0 440 509" draw:points="0,305 88,0 440,203 352,509">
                <text:p/>
              </draw:polygon>
              <draw:polygon draw:style-name="gr360" draw:text-style-name="P7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361" draw:text-style-name="P8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362" draw:text-style-name="P9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363" draw:text-style-name="P5" draw:layer="layout" svg:width="1.583cm" svg:height="1.22cm" svg:x="16.418cm" svg:y="21.198cm" svg:viewBox="0 0 1584 1221" svg:d="M6 1221c241 0 1578-51 1578-509s-460-712-701-712c0 153-965 102-877 1221z">
              <text:p/>
            </draw:path>
            <draw:g draw:style-name="gr10">
              <draw:polygon draw:style-name="gr364" draw:text-style-name="P6" draw:layer="layout" svg:width="0.879cm" svg:height="0.711cm" svg:x="15.538cm" svg:y="21.707cm" svg:viewBox="0 0 880 712" draw:points="0,203 0,0 880,509 880,712">
                <text:p/>
              </draw:polygon>
              <draw:polygon draw:style-name="gr365" draw:text-style-name="P6" draw:layer="layout" svg:width="0.879cm" svg:height="0.864cm" svg:x="16.242cm" svg:y="20.944cm" svg:viewBox="0 0 880 865" draw:points="0,356 0,0 880,509 880,865">
                <text:p/>
              </draw:polygon>
              <draw:polygon draw:style-name="gr366" draw:text-style-name="P7" draw:layer="layout" svg:width="1.583cm" svg:height="0.914cm" svg:x="15.538cm" svg:y="21.3cm" svg:viewBox="0 0 1584 915" draw:points="0,407 704,0 1584,509 880,915">
                <text:p/>
              </draw:polygon>
              <draw:polygon draw:style-name="gr367" draw:text-style-name="P8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368" draw:text-style-name="P6" draw:layer="layout" svg:width="2.814cm" svg:height="3.864cm" svg:x="14.571cm" svg:y="17.842cm" svg:viewBox="0 0 2815 3865" draw:points="0,2238 0,0 2815,1627 2815,3865">
                <text:p/>
              </draw:polygon>
              <draw:polygon draw:style-name="gr369" draw:text-style-name="P10" draw:layer="layout" svg:width="2.638cm" svg:height="3.559cm" svg:x="14.659cm" svg:y="17.994cm" svg:viewBox="0 0 2639 3560" draw:points="0,2034 0,0 2639,1526 2639,3560">
                <text:p/>
              </draw:polygon>
              <draw:polygon draw:style-name="gr370" draw:text-style-name="P7" draw:layer="layout" svg:width="2.99cm" svg:height="1.728cm" svg:x="14.571cm" svg:y="17.74cm" svg:viewBox="0 0 2991 1729" draw:points="2815,1729 0,102 176,0 2991,1627">
                <text:p/>
              </draw:polygon>
              <draw:polygon draw:style-name="gr371" draw:text-style-name="P8" draw:layer="layout" svg:width="0.175cm" svg:height="2.338cm" svg:x="17.386cm" svg:y="19.367cm" svg:viewBox="0 0 176 2339" draw:points="0,2339 0,102 176,0 176,2238">
                <text:p/>
              </draw:polygon>
              <draw:polygon draw:style-name="gr372" draw:text-style-name="P9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373" draw:text-style-name="P5" draw:layer="layout" svg:width="1.145cm" svg:height="0.609cm" svg:x="16.064cm" svg:y="23.08cm" svg:viewBox="0 0 1146 610" svg:d="M6 610c242 0 1140-254 1140-407 0-152-22-203-264-203 0 153-967 102-876 610z">
              <text:p/>
            </draw:path>
            <draw:g draw:style-name="gr10">
              <draw:polygon draw:style-name="gr374" draw:text-style-name="P7" draw:layer="layout" svg:width="3.782cm" svg:height="2.186cm" svg:x="13.251cm" svg:y="21.351cm" svg:viewBox="0 0 3783 2187" draw:points="2815,2187 0,559 968,0 3783,1627">
                <text:p/>
              </draw:polygon>
              <draw:polygon draw:style-name="gr375" draw:text-style-name="P11" draw:layer="layout" svg:width="2.55cm" svg:height="1.474cm" svg:x="13.515cm" svg:y="21.503cm" svg:viewBox="0 0 2551 1475" draw:points="0,407 704,0 2551,1068 1848,1475">
                <text:p/>
              </draw:polygon>
              <draw:polygon draw:style-name="gr376" draw:text-style-name="P11" draw:layer="layout" svg:width="1.231cm" svg:height="0.711cm" svg:x="15.538cm" svg:y="22.673cm" svg:viewBox="0 0 1232 712" draw:points="0,407 704,0 1232,305 528,712">
                <text:p/>
              </draw:polygon>
              <draw:polygon draw:style-name="gr377" draw:text-style-name="P8" draw:layer="layout" svg:width="0.967cm" svg:height="0.762cm" svg:x="16.066cm" svg:y="22.978cm" svg:viewBox="0 0 968 763" draw:points="0,763 0,559 968,0 968,203">
                <text:p/>
              </draw:polygon>
              <draw:line draw:style-name="gr378" draw:text-style-name="P12" draw:layer="layout" svg:x1="13.691cm" svg:y1="21.808cm" svg:x2="15.539cm" svg:y2="22.876cm">
                <text:p/>
              </draw:line>
              <draw:line draw:style-name="gr379" draw:text-style-name="P12" draw:layer="layout" svg:x1="13.867cm" svg:y1="21.707cm" svg:x2="15.715cm" svg:y2="22.775cm">
                <text:p/>
              </draw:line>
              <draw:line draw:style-name="gr380" draw:text-style-name="P12" draw:layer="layout" svg:x1="14.043cm" svg:y1="21.605cm" svg:x2="15.891cm" svg:y2="22.673cm">
                <text:p/>
              </draw:line>
              <draw:line draw:style-name="gr381" draw:text-style-name="P12" draw:layer="layout" svg:x1="15.714cm" svg:y1="22.572cm" svg:x2="15.89cm" svg:y2="22.47cm">
                <text:p/>
              </draw:line>
              <draw:line draw:style-name="gr382" draw:text-style-name="P12" draw:layer="layout" svg:x1="15.538cm" svg:y1="22.47cm" svg:x2="15.714cm" svg:y2="22.368cm">
                <text:p/>
              </draw:line>
              <draw:line draw:style-name="gr383" draw:text-style-name="P12" draw:layer="layout" svg:x1="15.362cm" svg:y1="22.368cm" svg:x2="15.538cm" svg:y2="22.266cm">
                <text:p/>
              </draw:line>
              <draw:line draw:style-name="gr384" draw:text-style-name="P12" draw:layer="layout" svg:x1="15.45cm" svg:y1="22.622cm" svg:x2="15.626cm" svg:y2="22.52cm">
                <text:p/>
              </draw:line>
              <draw:line draw:style-name="gr385" draw:text-style-name="P12" draw:layer="layout" svg:x1="15.275cm" svg:y1="22.521cm" svg:x2="15.451cm" svg:y2="22.419cm">
                <text:p/>
              </draw:line>
              <draw:line draw:style-name="gr386" draw:text-style-name="P12" draw:layer="layout" svg:x1="15.099cm" svg:y1="22.419cm" svg:x2="15.275cm" svg:y2="22.317cm">
                <text:p/>
              </draw:line>
              <draw:line draw:style-name="gr387" draw:text-style-name="P12" draw:layer="layout" svg:x1="15.187cm" svg:y1="22.266cm" svg:x2="15.363cm" svg:y2="22.164cm">
                <text:p/>
              </draw:line>
              <draw:line draw:style-name="gr388" draw:text-style-name="P12" draw:layer="layout" svg:x1="14.923cm" svg:y1="22.317cm" svg:x2="15.099cm" svg:y2="22.215cm">
                <text:p/>
              </draw:line>
              <draw:line draw:style-name="gr389" draw:text-style-name="P12" draw:layer="layout" svg:x1="15.011cm" svg:y1="22.165cm" svg:x2="15.187cm" svg:y2="22.063cm">
                <text:p/>
              </draw:line>
              <draw:line draw:style-name="gr390" draw:text-style-name="P12" draw:layer="layout" svg:x1="14.835cm" svg:y1="22.063cm" svg:x2="15.011cm" svg:y2="21.961cm">
                <text:p/>
              </draw:line>
              <draw:line draw:style-name="gr391" draw:text-style-name="P12" draw:layer="layout" svg:x1="14.659cm" svg:y1="21.961cm" svg:x2="14.835cm" svg:y2="21.859cm">
                <text:p/>
              </draw:line>
              <draw:line draw:style-name="gr392" draw:text-style-name="P12" draw:layer="layout" svg:x1="14.747cm" svg:y1="22.216cm" svg:x2="14.923cm" svg:y2="22.114cm">
                <text:p/>
              </draw:line>
              <draw:line draw:style-name="gr393" draw:text-style-name="P12" draw:layer="layout" svg:x1="14.571cm" svg:y1="22.114cm" svg:x2="14.747cm" svg:y2="22.012cm">
                <text:p/>
              </draw:line>
              <draw:line draw:style-name="gr394" draw:text-style-name="P12" draw:layer="layout" svg:x1="14.395cm" svg:y1="22.012cm" svg:x2="14.571cm" svg:y2="21.91cm">
                <text:p/>
              </draw:line>
              <draw:line draw:style-name="gr395" draw:text-style-name="P12" draw:layer="layout" svg:x1="14.483cm" svg:y1="21.86cm" svg:x2="14.659cm" svg:y2="21.758cm">
                <text:p/>
              </draw:line>
              <draw:line draw:style-name="gr396" draw:text-style-name="P12" draw:layer="layout" svg:x1="14.219cm" svg:y1="21.91cm" svg:x2="14.395cm" svg:y2="21.808cm">
                <text:p/>
              </draw:line>
              <draw:line draw:style-name="gr397" draw:text-style-name="P12" draw:layer="layout" svg:x1="14.307cm" svg:y1="21.758cm" svg:x2="14.483cm" svg:y2="21.656cm">
                <text:p/>
              </draw:line>
              <draw:line draw:style-name="gr398" draw:text-style-name="P12" draw:layer="layout" svg:x1="14.131cm" svg:y1="21.656cm" svg:x2="14.307cm" svg:y2="21.554cm">
                <text:p/>
              </draw:line>
              <draw:line draw:style-name="gr399" draw:text-style-name="P12" draw:layer="layout" svg:x1="14.043cm" svg:y1="21.809cm" svg:x2="14.219cm" svg:y2="21.707cm">
                <text:p/>
              </draw:line>
              <draw:line draw:style-name="gr400" draw:text-style-name="P12" draw:layer="layout" svg:x1="15.187cm" svg:y1="22.673cm" svg:x2="15.363cm" svg:y2="22.571cm">
                <text:p/>
              </draw:line>
              <draw:line draw:style-name="gr401" draw:text-style-name="P12" draw:layer="layout" svg:x1="15.011cm" svg:y1="22.572cm" svg:x2="15.187cm" svg:y2="22.47cm">
                <text:p/>
              </draw:line>
              <draw:line draw:style-name="gr402" draw:text-style-name="P12" draw:layer="layout" svg:x1="14.835cm" svg:y1="22.47cm" svg:x2="15.011cm" svg:y2="22.368cm">
                <text:p/>
              </draw:line>
              <draw:line draw:style-name="gr403" draw:text-style-name="P12" draw:layer="layout" svg:x1="14.747cm" svg:y1="22.622cm" svg:x2="14.923cm" svg:y2="22.52cm">
                <text:p/>
              </draw:line>
              <draw:line draw:style-name="gr404" draw:text-style-name="P12" draw:layer="layout" svg:x1="14.571cm" svg:y1="22.521cm" svg:x2="14.747cm" svg:y2="22.419cm">
                <text:p/>
              </draw:line>
              <draw:line draw:style-name="gr405" draw:text-style-name="P12" draw:layer="layout" svg:x1="14.659cm" svg:y1="22.368cm" svg:x2="14.835cm" svg:y2="22.266cm">
                <text:p/>
              </draw:line>
              <draw:line draw:style-name="gr406" draw:text-style-name="P12" draw:layer="layout" svg:x1="14.483cm" svg:y1="22.266cm" svg:x2="14.659cm" svg:y2="22.164cm">
                <text:p/>
              </draw:line>
              <draw:line draw:style-name="gr407" draw:text-style-name="P12" draw:layer="layout" svg:x1="14.307cm" svg:y1="22.165cm" svg:x2="14.483cm" svg:y2="22.063cm">
                <text:p/>
              </draw:line>
              <draw:line draw:style-name="gr408" draw:text-style-name="P12" draw:layer="layout" svg:x1="14.131cm" svg:y1="22.063cm" svg:x2="14.307cm" svg:y2="21.961cm">
                <text:p/>
              </draw:line>
              <draw:line draw:style-name="gr409" draw:text-style-name="P12" draw:layer="layout" svg:x1="13.867cm" svg:y1="22.114cm" svg:x2="14.043cm" svg:y2="22.012cm">
                <text:p/>
              </draw:line>
              <draw:line draw:style-name="gr410" draw:text-style-name="P12" draw:layer="layout" svg:x1="13.955cm" svg:y1="21.961cm" svg:x2="14.131cm" svg:y2="21.859cm">
                <text:p/>
              </draw:line>
              <draw:line draw:style-name="gr411" draw:text-style-name="P12" draw:layer="layout" svg:x1="13.691cm" svg:y1="22.012cm" svg:x2="13.867cm" svg:y2="21.91cm">
                <text:p/>
              </draw:line>
              <draw:line draw:style-name="gr412" draw:text-style-name="P12" draw:layer="layout" svg:x1="15.099cm" svg:y1="22.826cm" svg:x2="15.275cm" svg:y2="22.724cm">
                <text:p/>
              </draw:line>
              <draw:line draw:style-name="gr413" draw:text-style-name="P12" draw:layer="layout" svg:x1="14.923cm" svg:y1="22.724cm" svg:x2="15.099cm" svg:y2="22.622cm">
                <text:p/>
              </draw:line>
              <draw:line draw:style-name="gr414" draw:text-style-name="P12" draw:layer="layout" svg:x1="15.714cm" svg:y1="23.182cm" svg:x2="16.418cm" svg:y2="22.775cm">
                <text:p/>
              </draw:line>
              <draw:line draw:style-name="gr415" draw:text-style-name="P12" draw:layer="layout" svg:x1="15.89cm" svg:y1="23.283cm" svg:x2="16.594cm" svg:y2="22.876cm">
                <text:p/>
              </draw:line>
              <draw:line draw:style-name="gr416" draw:text-style-name="P12" draw:layer="layout" svg:x1="16.066cm" svg:y1="22.775cm" svg:x2="16.594cm" svg:y2="23.08cm">
                <text:p/>
              </draw:line>
              <draw:line draw:style-name="gr417" draw:text-style-name="P12" draw:layer="layout" svg:x1="15.89cm" svg:y1="22.876cm" svg:x2="16.418cm" svg:y2="23.181cm">
                <text:p/>
              </draw:line>
              <draw:line draw:style-name="gr418" draw:text-style-name="P12" draw:layer="layout" svg:x1="15.714cm" svg:y1="22.978cm" svg:x2="16.066cm" svg:y2="23.181cm">
                <text:p/>
              </draw:line>
              <draw:polygon draw:style-name="gr419" draw:text-style-name="P6" draw:layer="layout" svg:width="2.814cm" svg:height="1.83cm" svg:x="13.251cm" svg:y="21.91cm" svg:viewBox="0 0 2815 1831" draw:points="0,203 0,0 2815,1627 2815,1831">
                <text:p/>
              </draw:polygon>
              <draw:polygon draw:style-name="gr420" draw:text-style-name="P9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3" draw:style-name="gr8">
          <draw:path draw:style-name="gr421" draw:text-style-name="P25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422" draw:text-style-name="P25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 draw:style-name="gr10">
            <draw:path draw:style-name="gr423" draw:text-style-name="P25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424" draw:text-style-name="P25" draw:layer="layout" svg:x1="15.792cm" svg:y1="19.19cm" svg:x2="15.857cm" svg:y2="19.193cm">
              <text:p/>
            </draw:line>
            <draw:polyline draw:style-name="gr425" draw:text-style-name="P25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426" draw:text-style-name="P25" draw:layer="layout" svg:x1="14.95cm" svg:y1="19.155cm" svg:x2="15.015cm" svg:y2="19.158cm">
              <text:p/>
            </draw:line>
            <draw:line draw:style-name="gr427" draw:text-style-name="P25" draw:layer="layout" svg:x1="15.387cm" svg:y1="19.593cm" svg:x2="15.389cm" svg:y2="19.537cm">
              <text:p/>
            </draw:line>
            <draw:line draw:style-name="gr428" draw:text-style-name="P25" draw:layer="layout" svg:x1="15.417cm" svg:y1="18.835cm" svg:x2="15.419cm" svg:y2="18.779cm">
              <text:p/>
            </draw:line>
          </draw:g>
        </draw:g>
        <draw:g draw:name="intermediate-event-catch-non-interrupting-timer 4" draw:style-name="gr8">
          <draw:path draw:style-name="gr429" draw:text-style-name="P25" draw:layer="layout" svg:width="1.297cm" svg:height="1.131cm" draw:transform="skewX (-0.00349065850398867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430" draw:text-style-name="P25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 draw:style-name="gr10">
            <draw:path draw:style-name="gr431" draw:text-style-name="P25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432" draw:text-style-name="P25" draw:layer="layout" svg:x1="16.792cm" svg:y1="20.322cm" svg:x2="16.857cm" svg:y2="20.325cm">
              <text:p/>
            </draw:line>
            <draw:polyline draw:style-name="gr433" draw:text-style-name="P25" draw:layer="layout" svg:width="0.265cm" svg:height="0.45cm" draw:transform="skewX (-0.00436332312998582) rotate (-0.0413643032722659) translate (16.4096618053924cm 19.9672794459199cm)" svg:viewBox="0 0 266 451" draw:points="137,0 0,351 266,451">
              <text:p/>
            </draw:polyline>
            <draw:line draw:style-name="gr434" draw:text-style-name="P25" draw:layer="layout" svg:x1="15.95cm" svg:y1="20.287cm" svg:x2="16.015cm" svg:y2="20.29cm">
              <text:p/>
            </draw:line>
            <draw:line draw:style-name="gr435" draw:text-style-name="P25" draw:layer="layout" svg:x1="16.387cm" svg:y1="20.725cm" svg:x2="16.389cm" svg:y2="20.669cm">
              <text:p/>
            </draw:line>
            <draw:line draw:style-name="gr436" draw:text-style-name="P25" draw:layer="layout" svg:x1="16.417cm" svg:y1="19.967cm" svg:x2="16.419cm" svg:y2="19.911cm">
              <text:p/>
            </draw:line>
          </draw:g>
        </draw:g>
        <draw:custom-shape draw:style-name="gr85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5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7.75cm" svg:y1="8.5cm" svg:x2="17.75cm" svg:y2="19cm">
          <text:p/>
        </draw:line>
        <draw:frame draw:style-name="gr168" draw:text-style-name="P19" draw:layer="layout" svg:width="4.5cm" svg:height="1.505cm" draw:transform="rotate (1.56241874638532) translate (17.75cm 15.987cm)">
          <draw:text-box>
            <text:p><text:span text:style-name="T5">Grafana InfluxDB</text:span></text:p>
          </draw:text-box>
        </draw:frame>
        <draw:frame draw:style-name="gr437" draw:text-style-name="P2" draw:layer="layout" svg:width="5.294cm" svg:height="3.095cm" svg:x="8.706cm" svg:y="18.25cm">
          <draw:text-box>
            <text:p>Windows (Linux)</text:p>
            <text:p text:style-name="P3">+</text:p>
            <text:p>Grafana (docker)</text:p>
          </draw:text-box>
        </draw:frame>
        <draw:g draw:name="intermediate-event-catch-non-interrupting-timer 7" draw:style-name="gr8">
          <draw:path draw:style-name="gr438" draw:text-style-name="P25" draw:layer="layout" svg:width="1.297cm" svg:height="1.131cm" draw:transform="skewX (-0.00349065850398866) rotate (-0.0415388361974654) translate (12.7240498399951cm 14.9734871838329cm)" svg:viewBox="0 0 1298 1132" svg:d="M1298 567c0-313-291-567-648-567-359 0-650 254-650 566 0 313 290 566 649 566 357 0 649-253 649-565z">
            <text:p/>
          </draw:path>
          <draw:path draw:style-name="gr439" draw:text-style-name="P25" draw:layer="layout" svg:width="1.143cm" svg:height="0.995cm" draw:transform="skewX (-0.0020943951023932) rotate (-0.0411897703470665) translate (12.7997222512813cm 15.0447392472383cm)" svg:viewBox="0 0 1144 996" svg:d="M1144 498c0-275-256-498-571-498-316 0-573 223-573 497 0 276 257 499 573 499 315 0 571-222 571-498z">
            <text:p/>
          </draw:path>
          <draw:g draw:style-name="gr10">
            <draw:path draw:style-name="gr440" draw:text-style-name="P25" draw:layer="layout" svg:width="0.934cm" svg:height="0.814cm" draw:transform="skewX (-0.00366519142918809) rotate (-0.0417133691226648) translate (12.9032236729108cm 15.1415652184225cm)" svg:viewBox="0 0 935 815" svg:d="M935 407c0-225-210-407-468-407-257 0-467 182-467 407 0 226 210 408 467 408 258 0 468-182 468-408z">
              <text:p/>
            </draw:path>
            <draw:line draw:style-name="gr441" draw:text-style-name="P25" draw:layer="layout" svg:x1="13.743cm" svg:y1="15.572cm" svg:x2="13.808cm" svg:y2="15.575cm">
              <text:p/>
            </draw:line>
            <draw:polyline draw:style-name="gr442" draw:text-style-name="P25" draw:layer="layout" svg:width="0.265cm" svg:height="0.45cm" draw:transform="skewX (-0.00436332312998581) rotate (-0.0413643032722659) translate (13.3606618053924cm 15.2172794459199cm)" svg:viewBox="0 0 266 451" draw:points="137,0 0,351 266,451">
              <text:p/>
            </draw:polyline>
            <draw:line draw:style-name="gr443" draw:text-style-name="P25" draw:layer="layout" svg:x1="12.901cm" svg:y1="15.537cm" svg:x2="12.966cm" svg:y2="15.54cm">
              <text:p/>
            </draw:line>
            <draw:line draw:style-name="gr444" draw:text-style-name="P25" draw:layer="layout" svg:x1="13.338cm" svg:y1="15.975cm" svg:x2="13.34cm" svg:y2="15.919cm">
              <text:p/>
            </draw:line>
            <draw:line draw:style-name="gr445" draw:text-style-name="P25" draw:layer="layout" svg:x1="13.368cm" svg:y1="15.217cm" svg:x2="13.37cm" svg:y2="15.161cm">
              <text:p/>
            </draw:line>
          </draw:g>
        </draw:g>
      </draw:page>
      <draw:page draw:name="page6" draw:style-name="dp1" draw:master-page-name="Обычный">
        <draw:frame draw:style-name="gr2" draw:text-style-name="P1" draw:layer="layout" svg:width="11.246cm" svg:height="3.02cm" draw:transform="rotate (1.57673044625168) translate (13.817cm 13.014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1" draw:text-style-name="P1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5" draw:text-style-name="P3" draw:layer="layout" svg:x1="8.25cm" svg:y1="9.75cm" svg:x2="14.25cm" svg:y2="9.75cm">
          <text:p/>
        </draw:line>
        <draw:frame draw:style-name="gr357" draw:text-style-name="P2" draw:layer="layout" svg:width="4.25cm" svg:height="1.149cm" draw:transform="rotate (0.0188495559215388) translate (9.229cm 8.58cm)">
          <draw:text-box>
            <text:p>Modbus TCP</text:p>
          </draw:text-box>
        </draw:frame>
        <draw:frame draw:style-name="gr4" draw:text-style-name="P4" draw:layer="layout" svg:width="3.5cm" svg:height="1cm" draw:transform="rotate (0.011693705988362) translate (9.739cm 10cm)">
          <draw:text-box>
            <text:p><text:span text:style-name="T2">Ethernet</text:span>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446" draw:text-style-name="P5" draw:layer="layout" svg:width="0.963cm" svg:height="0.609cm" svg:x="17.214cm" svg:y="23.639cm" svg:viewBox="0 0 964 610" svg:d="M0 610c242 0 964-203 964-356 0-152-22-254-264-254 0 153-704 153-700 610z">
              <text:p/>
            </draw:path>
            <draw:g draw:style-name="gr10">
              <draw:polygon draw:style-name="gr447" draw:text-style-name="P6" draw:layer="layout" svg:width="0.439cm" svg:height="0.508cm" svg:x="16.858cm" svg:y="23.741cm" svg:viewBox="0 0 440 509" draw:points="0,305 88,0 440,203 352,509">
                <text:p/>
              </draw:polygon>
              <draw:polygon draw:style-name="gr448" draw:text-style-name="P7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449" draw:text-style-name="P8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450" draw:text-style-name="P9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451" draw:text-style-name="P5" draw:layer="layout" svg:width="1.583cm" svg:height="1.22cm" svg:x="16.418cm" svg:y="21.198cm" svg:viewBox="0 0 1584 1221" svg:d="M6 1221c241 0 1578-51 1578-509s-460-712-701-712c0 153-965 102-877 1221z">
              <text:p/>
            </draw:path>
            <draw:g draw:style-name="gr10">
              <draw:polygon draw:style-name="gr452" draw:text-style-name="P6" draw:layer="layout" svg:width="0.879cm" svg:height="0.711cm" svg:x="15.538cm" svg:y="21.707cm" svg:viewBox="0 0 880 712" draw:points="0,203 0,0 880,509 880,712">
                <text:p/>
              </draw:polygon>
              <draw:polygon draw:style-name="gr453" draw:text-style-name="P6" draw:layer="layout" svg:width="0.879cm" svg:height="0.864cm" svg:x="16.242cm" svg:y="20.944cm" svg:viewBox="0 0 880 865" draw:points="0,356 0,0 880,509 880,865">
                <text:p/>
              </draw:polygon>
              <draw:polygon draw:style-name="gr454" draw:text-style-name="P7" draw:layer="layout" svg:width="1.583cm" svg:height="0.914cm" svg:x="15.538cm" svg:y="21.3cm" svg:viewBox="0 0 1584 915" draw:points="0,407 704,0 1584,509 880,915">
                <text:p/>
              </draw:polygon>
              <draw:polygon draw:style-name="gr455" draw:text-style-name="P8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456" draw:text-style-name="P6" draw:layer="layout" svg:width="2.814cm" svg:height="3.864cm" svg:x="14.571cm" svg:y="17.842cm" svg:viewBox="0 0 2815 3865" draw:points="0,2238 0,0 2815,1627 2815,3865">
                <text:p/>
              </draw:polygon>
              <draw:polygon draw:style-name="gr457" draw:text-style-name="P10" draw:layer="layout" svg:width="2.638cm" svg:height="3.559cm" svg:x="14.659cm" svg:y="17.994cm" svg:viewBox="0 0 2639 3560" draw:points="0,2034 0,0 2639,1526 2639,3560">
                <text:p/>
              </draw:polygon>
              <draw:polygon draw:style-name="gr458" draw:text-style-name="P7" draw:layer="layout" svg:width="2.99cm" svg:height="1.728cm" svg:x="14.571cm" svg:y="17.74cm" svg:viewBox="0 0 2991 1729" draw:points="2815,1729 0,102 176,0 2991,1627">
                <text:p/>
              </draw:polygon>
              <draw:polygon draw:style-name="gr459" draw:text-style-name="P8" draw:layer="layout" svg:width="0.175cm" svg:height="2.338cm" svg:x="17.386cm" svg:y="19.367cm" svg:viewBox="0 0 176 2339" draw:points="0,2339 0,102 176,0 176,2238">
                <text:p/>
              </draw:polygon>
              <draw:polygon draw:style-name="gr460" draw:text-style-name="P9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461" draw:text-style-name="P5" draw:layer="layout" svg:width="1.145cm" svg:height="0.609cm" svg:x="16.064cm" svg:y="23.08cm" svg:viewBox="0 0 1146 610" svg:d="M6 610c242 0 1140-254 1140-407 0-152-22-203-264-203 0 153-967 102-876 610z">
              <text:p/>
            </draw:path>
            <draw:g draw:style-name="gr10">
              <draw:polygon draw:style-name="gr462" draw:text-style-name="P7" draw:layer="layout" svg:width="3.782cm" svg:height="2.186cm" svg:x="13.251cm" svg:y="21.351cm" svg:viewBox="0 0 3783 2187" draw:points="2815,2187 0,559 968,0 3783,1627">
                <text:p/>
              </draw:polygon>
              <draw:polygon draw:style-name="gr463" draw:text-style-name="P11" draw:layer="layout" svg:width="2.55cm" svg:height="1.474cm" svg:x="13.515cm" svg:y="21.503cm" svg:viewBox="0 0 2551 1475" draw:points="0,407 704,0 2551,1068 1848,1475">
                <text:p/>
              </draw:polygon>
              <draw:polygon draw:style-name="gr464" draw:text-style-name="P11" draw:layer="layout" svg:width="1.231cm" svg:height="0.711cm" svg:x="15.538cm" svg:y="22.673cm" svg:viewBox="0 0 1232 712" draw:points="0,407 704,0 1232,305 528,712">
                <text:p/>
              </draw:polygon>
              <draw:polygon draw:style-name="gr465" draw:text-style-name="P8" draw:layer="layout" svg:width="0.967cm" svg:height="0.762cm" svg:x="16.066cm" svg:y="22.978cm" svg:viewBox="0 0 968 763" draw:points="0,763 0,559 968,0 968,203">
                <text:p/>
              </draw:polygon>
              <draw:line draw:style-name="gr466" draw:text-style-name="P12" draw:layer="layout" svg:x1="13.691cm" svg:y1="21.808cm" svg:x2="15.539cm" svg:y2="22.876cm">
                <text:p/>
              </draw:line>
              <draw:line draw:style-name="gr467" draw:text-style-name="P12" draw:layer="layout" svg:x1="13.867cm" svg:y1="21.707cm" svg:x2="15.715cm" svg:y2="22.775cm">
                <text:p/>
              </draw:line>
              <draw:line draw:style-name="gr468" draw:text-style-name="P12" draw:layer="layout" svg:x1="14.043cm" svg:y1="21.605cm" svg:x2="15.891cm" svg:y2="22.673cm">
                <text:p/>
              </draw:line>
              <draw:line draw:style-name="gr469" draw:text-style-name="P12" draw:layer="layout" svg:x1="15.714cm" svg:y1="22.572cm" svg:x2="15.89cm" svg:y2="22.47cm">
                <text:p/>
              </draw:line>
              <draw:line draw:style-name="gr470" draw:text-style-name="P12" draw:layer="layout" svg:x1="15.538cm" svg:y1="22.47cm" svg:x2="15.714cm" svg:y2="22.368cm">
                <text:p/>
              </draw:line>
              <draw:line draw:style-name="gr471" draw:text-style-name="P12" draw:layer="layout" svg:x1="15.362cm" svg:y1="22.368cm" svg:x2="15.538cm" svg:y2="22.266cm">
                <text:p/>
              </draw:line>
              <draw:line draw:style-name="gr472" draw:text-style-name="P12" draw:layer="layout" svg:x1="15.45cm" svg:y1="22.622cm" svg:x2="15.626cm" svg:y2="22.52cm">
                <text:p/>
              </draw:line>
              <draw:line draw:style-name="gr473" draw:text-style-name="P12" draw:layer="layout" svg:x1="15.275cm" svg:y1="22.521cm" svg:x2="15.451cm" svg:y2="22.419cm">
                <text:p/>
              </draw:line>
              <draw:line draw:style-name="gr474" draw:text-style-name="P12" draw:layer="layout" svg:x1="15.099cm" svg:y1="22.419cm" svg:x2="15.275cm" svg:y2="22.317cm">
                <text:p/>
              </draw:line>
              <draw:line draw:style-name="gr475" draw:text-style-name="P12" draw:layer="layout" svg:x1="15.187cm" svg:y1="22.266cm" svg:x2="15.363cm" svg:y2="22.164cm">
                <text:p/>
              </draw:line>
              <draw:line draw:style-name="gr476" draw:text-style-name="P12" draw:layer="layout" svg:x1="14.923cm" svg:y1="22.317cm" svg:x2="15.099cm" svg:y2="22.215cm">
                <text:p/>
              </draw:line>
              <draw:line draw:style-name="gr477" draw:text-style-name="P12" draw:layer="layout" svg:x1="15.011cm" svg:y1="22.165cm" svg:x2="15.187cm" svg:y2="22.063cm">
                <text:p/>
              </draw:line>
              <draw:line draw:style-name="gr478" draw:text-style-name="P12" draw:layer="layout" svg:x1="14.835cm" svg:y1="22.063cm" svg:x2="15.011cm" svg:y2="21.961cm">
                <text:p/>
              </draw:line>
              <draw:line draw:style-name="gr479" draw:text-style-name="P12" draw:layer="layout" svg:x1="14.659cm" svg:y1="21.961cm" svg:x2="14.835cm" svg:y2="21.859cm">
                <text:p/>
              </draw:line>
              <draw:line draw:style-name="gr480" draw:text-style-name="P12" draw:layer="layout" svg:x1="14.747cm" svg:y1="22.216cm" svg:x2="14.923cm" svg:y2="22.114cm">
                <text:p/>
              </draw:line>
              <draw:line draw:style-name="gr481" draw:text-style-name="P12" draw:layer="layout" svg:x1="14.571cm" svg:y1="22.114cm" svg:x2="14.747cm" svg:y2="22.012cm">
                <text:p/>
              </draw:line>
              <draw:line draw:style-name="gr482" draw:text-style-name="P12" draw:layer="layout" svg:x1="14.395cm" svg:y1="22.012cm" svg:x2="14.571cm" svg:y2="21.91cm">
                <text:p/>
              </draw:line>
              <draw:line draw:style-name="gr483" draw:text-style-name="P12" draw:layer="layout" svg:x1="14.483cm" svg:y1="21.86cm" svg:x2="14.659cm" svg:y2="21.758cm">
                <text:p/>
              </draw:line>
              <draw:line draw:style-name="gr484" draw:text-style-name="P12" draw:layer="layout" svg:x1="14.219cm" svg:y1="21.91cm" svg:x2="14.395cm" svg:y2="21.808cm">
                <text:p/>
              </draw:line>
              <draw:line draw:style-name="gr485" draw:text-style-name="P12" draw:layer="layout" svg:x1="14.307cm" svg:y1="21.758cm" svg:x2="14.483cm" svg:y2="21.656cm">
                <text:p/>
              </draw:line>
              <draw:line draw:style-name="gr486" draw:text-style-name="P12" draw:layer="layout" svg:x1="14.131cm" svg:y1="21.656cm" svg:x2="14.307cm" svg:y2="21.554cm">
                <text:p/>
              </draw:line>
              <draw:line draw:style-name="gr487" draw:text-style-name="P12" draw:layer="layout" svg:x1="14.043cm" svg:y1="21.809cm" svg:x2="14.219cm" svg:y2="21.707cm">
                <text:p/>
              </draw:line>
              <draw:line draw:style-name="gr488" draw:text-style-name="P12" draw:layer="layout" svg:x1="15.187cm" svg:y1="22.673cm" svg:x2="15.363cm" svg:y2="22.571cm">
                <text:p/>
              </draw:line>
              <draw:line draw:style-name="gr489" draw:text-style-name="P12" draw:layer="layout" svg:x1="15.011cm" svg:y1="22.572cm" svg:x2="15.187cm" svg:y2="22.47cm">
                <text:p/>
              </draw:line>
              <draw:line draw:style-name="gr490" draw:text-style-name="P12" draw:layer="layout" svg:x1="14.835cm" svg:y1="22.47cm" svg:x2="15.011cm" svg:y2="22.368cm">
                <text:p/>
              </draw:line>
              <draw:line draw:style-name="gr491" draw:text-style-name="P12" draw:layer="layout" svg:x1="14.747cm" svg:y1="22.622cm" svg:x2="14.923cm" svg:y2="22.52cm">
                <text:p/>
              </draw:line>
              <draw:line draw:style-name="gr492" draw:text-style-name="P12" draw:layer="layout" svg:x1="14.571cm" svg:y1="22.521cm" svg:x2="14.747cm" svg:y2="22.419cm">
                <text:p/>
              </draw:line>
              <draw:line draw:style-name="gr493" draw:text-style-name="P12" draw:layer="layout" svg:x1="14.659cm" svg:y1="22.368cm" svg:x2="14.835cm" svg:y2="22.266cm">
                <text:p/>
              </draw:line>
              <draw:line draw:style-name="gr494" draw:text-style-name="P12" draw:layer="layout" svg:x1="14.483cm" svg:y1="22.266cm" svg:x2="14.659cm" svg:y2="22.164cm">
                <text:p/>
              </draw:line>
              <draw:line draw:style-name="gr495" draw:text-style-name="P12" draw:layer="layout" svg:x1="14.307cm" svg:y1="22.165cm" svg:x2="14.483cm" svg:y2="22.063cm">
                <text:p/>
              </draw:line>
              <draw:line draw:style-name="gr496" draw:text-style-name="P12" draw:layer="layout" svg:x1="14.131cm" svg:y1="22.063cm" svg:x2="14.307cm" svg:y2="21.961cm">
                <text:p/>
              </draw:line>
              <draw:line draw:style-name="gr497" draw:text-style-name="P12" draw:layer="layout" svg:x1="13.867cm" svg:y1="22.114cm" svg:x2="14.043cm" svg:y2="22.012cm">
                <text:p/>
              </draw:line>
              <draw:line draw:style-name="gr498" draw:text-style-name="P12" draw:layer="layout" svg:x1="13.955cm" svg:y1="21.961cm" svg:x2="14.131cm" svg:y2="21.859cm">
                <text:p/>
              </draw:line>
              <draw:line draw:style-name="gr499" draw:text-style-name="P12" draw:layer="layout" svg:x1="13.691cm" svg:y1="22.012cm" svg:x2="13.867cm" svg:y2="21.91cm">
                <text:p/>
              </draw:line>
              <draw:line draw:style-name="gr500" draw:text-style-name="P12" draw:layer="layout" svg:x1="15.099cm" svg:y1="22.826cm" svg:x2="15.275cm" svg:y2="22.724cm">
                <text:p/>
              </draw:line>
              <draw:line draw:style-name="gr501" draw:text-style-name="P12" draw:layer="layout" svg:x1="14.923cm" svg:y1="22.724cm" svg:x2="15.099cm" svg:y2="22.622cm">
                <text:p/>
              </draw:line>
              <draw:line draw:style-name="gr502" draw:text-style-name="P12" draw:layer="layout" svg:x1="15.714cm" svg:y1="23.182cm" svg:x2="16.418cm" svg:y2="22.775cm">
                <text:p/>
              </draw:line>
              <draw:line draw:style-name="gr503" draw:text-style-name="P12" draw:layer="layout" svg:x1="15.89cm" svg:y1="23.283cm" svg:x2="16.594cm" svg:y2="22.876cm">
                <text:p/>
              </draw:line>
              <draw:line draw:style-name="gr504" draw:text-style-name="P12" draw:layer="layout" svg:x1="16.066cm" svg:y1="22.775cm" svg:x2="16.594cm" svg:y2="23.08cm">
                <text:p/>
              </draw:line>
              <draw:line draw:style-name="gr505" draw:text-style-name="P12" draw:layer="layout" svg:x1="15.89cm" svg:y1="22.876cm" svg:x2="16.418cm" svg:y2="23.181cm">
                <text:p/>
              </draw:line>
              <draw:line draw:style-name="gr506" draw:text-style-name="P12" draw:layer="layout" svg:x1="15.714cm" svg:y1="22.978cm" svg:x2="16.066cm" svg:y2="23.181cm">
                <text:p/>
              </draw:line>
              <draw:polygon draw:style-name="gr507" draw:text-style-name="P6" draw:layer="layout" svg:width="2.814cm" svg:height="1.83cm" svg:x="13.251cm" svg:y="21.91cm" svg:viewBox="0 0 2815 1831" draw:points="0,203 0,0 2815,1627 2815,1831">
                <text:p/>
              </draw:polygon>
              <draw:polygon draw:style-name="gr508" draw:text-style-name="P9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5" draw:style-name="gr8">
          <draw:path draw:style-name="gr509" draw:text-style-name="P25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510" draw:text-style-name="P25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 draw:style-name="gr10">
            <draw:path draw:style-name="gr511" draw:text-style-name="P25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512" draw:text-style-name="P25" draw:layer="layout" svg:x1="15.792cm" svg:y1="19.19cm" svg:x2="15.857cm" svg:y2="19.193cm">
              <text:p/>
            </draw:line>
            <draw:polyline draw:style-name="gr513" draw:text-style-name="P25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514" draw:text-style-name="P25" draw:layer="layout" svg:x1="14.95cm" svg:y1="19.155cm" svg:x2="15.015cm" svg:y2="19.158cm">
              <text:p/>
            </draw:line>
            <draw:line draw:style-name="gr515" draw:text-style-name="P25" draw:layer="layout" svg:x1="15.387cm" svg:y1="19.593cm" svg:x2="15.389cm" svg:y2="19.537cm">
              <text:p/>
            </draw:line>
            <draw:line draw:style-name="gr516" draw:text-style-name="P25" draw:layer="layout" svg:x1="15.417cm" svg:y1="18.835cm" svg:x2="15.419cm" svg:y2="18.779cm">
              <text:p/>
            </draw:line>
          </draw:g>
        </draw:g>
        <draw:g draw:name="intermediate-event-catch-non-interrupting-timer 6" draw:style-name="gr8">
          <draw:path draw:style-name="gr517" draw:text-style-name="P25" draw:layer="layout" svg:width="1.297cm" svg:height="1.131cm" draw:transform="skewX (-0.00349065850398867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518" draw:text-style-name="P25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 draw:style-name="gr10">
            <draw:path draw:style-name="gr519" draw:text-style-name="P25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520" draw:text-style-name="P25" draw:layer="layout" svg:x1="16.792cm" svg:y1="20.322cm" svg:x2="16.857cm" svg:y2="20.325cm">
              <text:p/>
            </draw:line>
            <draw:polyline draw:style-name="gr521" draw:text-style-name="P25" draw:layer="layout" svg:width="0.265cm" svg:height="0.45cm" draw:transform="skewX (-0.00436332312998582) rotate (-0.0413643032722659) translate (16.4096618053924cm 19.9672794459199cm)" svg:viewBox="0 0 266 451" draw:points="137,0 0,351 266,451">
              <text:p/>
            </draw:polyline>
            <draw:line draw:style-name="gr522" draw:text-style-name="P25" draw:layer="layout" svg:x1="15.95cm" svg:y1="20.287cm" svg:x2="16.015cm" svg:y2="20.29cm">
              <text:p/>
            </draw:line>
            <draw:line draw:style-name="gr523" draw:text-style-name="P25" draw:layer="layout" svg:x1="16.387cm" svg:y1="20.725cm" svg:x2="16.389cm" svg:y2="20.669cm">
              <text:p/>
            </draw:line>
            <draw:line draw:style-name="gr524" draw:text-style-name="P25" draw:layer="layout" svg:x1="16.417cm" svg:y1="19.967cm" svg:x2="16.419cm" svg:y2="19.911cm">
              <text:p/>
            </draw:line>
          </draw:g>
        </draw:g>
        <draw:custom-shape draw:style-name="gr85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5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7.75cm" svg:y1="8.5cm" svg:x2="17.75cm" svg:y2="19cm">
          <text:p/>
        </draw:line>
        <draw:frame draw:style-name="gr168" draw:text-style-name="P19" draw:layer="layout" svg:width="4.5cm" svg:height="1.505cm" draw:transform="rotate (1.56241874638532) translate (17.75cm 15.987cm)">
          <draw:text-box>
            <text:p><text:span text:style-name="T5">HTTPS</text:span></text:p>
          </draw:text-box>
        </draw:frame>
        <draw:frame draw:style-name="gr525" draw:text-style-name="P2" draw:layer="layout" svg:width="5.294cm" svg:height="2.5cm" svg:x="8.706cm" svg:y="18.25cm">
          <draw:text-box>
            <text:p>Windows (Linux)</text:p>
            <text:p>Веб-интерфейс</text:p>
            <text:p text:style-name="P3"/>
          </draw:text-box>
        </draw:frame>
        <draw:line draw:style-name="gr5" draw:text-style-name="P3" draw:layer="layout" svg:x1="8.25cm" svg:y1="5.5cm" svg:x2="14.25cm" svg:y2="5.5cm">
          <text:p/>
        </draw:line>
        <draw:frame draw:style-name="gr4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357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</draw:page>
      <draw:page draw:name="page7" draw:style-name="dp1" draw:master-page-name="Обычный">
        <draw:frame draw:style-name="gr2" draw:text-style-name="P1" draw:layer="layout" svg:width="11.246cm" svg:height="3.02cm" draw:transform="rotate (1.57673044625168) translate (13.817cm 13.014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1" draw:text-style-name="P1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line draw:style-name="gr5" draw:text-style-name="P3" draw:layer="layout" svg:x1="8.25cm" svg:y1="5.5cm" svg:x2="14.25cm" svg:y2="5.5cm">
          <text:p/>
        </draw:line>
        <draw:frame draw:style-name="gr4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357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526" draw:text-style-name="P5" draw:layer="layout" svg:width="0.963cm" svg:height="0.609cm" svg:x="16.713cm" svg:y="20.639cm" svg:viewBox="0 0 964 610" svg:d="M0 610c242 0 964-203 964-356 0-152-22-254-264-254 0 153-704 153-700 610z">
              <text:p/>
            </draw:path>
            <draw:g draw:style-name="gr10">
              <draw:polygon draw:style-name="gr527" draw:text-style-name="P6" draw:layer="layout" svg:width="0.439cm" svg:height="0.508cm" svg:x="16.357cm" svg:y="20.741cm" svg:viewBox="0 0 440 509" draw:points="0,305 88,0 440,203 352,509">
                <text:p/>
              </draw:polygon>
              <draw:polygon draw:style-name="gr528" draw:text-style-name="P7" draw:layer="layout" svg:width="0.967cm" svg:height="0.558cm" svg:x="16.445cm" svg:y="20.385cm" svg:viewBox="0 0 968 559" draw:points="0,356 176,203 440,51 616,0 968,203 792,254 528,407 352,559">
                <text:p/>
              </draw:polygon>
              <draw:path draw:style-name="gr529" draw:text-style-name="P8" draw:layer="layout" svg:width="0.791cm" svg:height="0.66cm" svg:x="16.709cm" svg:y="20.588cm" svg:viewBox="0 0 792 661" svg:d="M792 203c0-305-176-203-352-101-176 101-352 101-440 559 0 0 352-203 792-458z">
                <text:p/>
              </draw:path>
              <draw:path draw:style-name="gr530" draw:text-style-name="P9" draw:layer="layout" svg:width="1.143cm" svg:height="0.864cm" svg:x="16.357cm" svg:y="20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531" draw:text-style-name="P5" draw:layer="layout" svg:width="1.583cm" svg:height="1.22cm" svg:x="15.917cm" svg:y="18.198cm" svg:viewBox="0 0 1584 1221" svg:d="M6 1221c241 0 1578-51 1578-509s-460-712-701-712c0 153-965 102-877 1221z">
              <text:p/>
            </draw:path>
            <draw:g draw:style-name="gr10">
              <draw:polygon draw:style-name="gr532" draw:text-style-name="P6" draw:layer="layout" svg:width="0.879cm" svg:height="0.711cm" svg:x="15.037cm" svg:y="18.707cm" svg:viewBox="0 0 880 712" draw:points="0,203 0,0 880,509 880,712">
                <text:p/>
              </draw:polygon>
              <draw:polygon draw:style-name="gr533" draw:text-style-name="P6" draw:layer="layout" svg:width="0.879cm" svg:height="0.864cm" svg:x="15.741cm" svg:y="17.944cm" svg:viewBox="0 0 880 865" draw:points="0,356 0,0 880,509 880,865">
                <text:p/>
              </draw:polygon>
              <draw:polygon draw:style-name="gr534" draw:text-style-name="P7" draw:layer="layout" svg:width="1.583cm" svg:height="0.914cm" svg:x="15.037cm" svg:y="18.3cm" svg:viewBox="0 0 1584 915" draw:points="0,407 704,0 1584,509 880,915">
                <text:p/>
              </draw:polygon>
              <draw:polygon draw:style-name="gr535" draw:text-style-name="P8" draw:layer="layout" svg:width="0.879cm" svg:height="0.864cm" svg:x="15.917cm" svg:y="18.554cm" svg:viewBox="0 0 880 865" draw:points="0,865 0,661 704,254 704,0 880,102 880,356">
                <text:p/>
              </draw:polygon>
              <draw:polygon draw:style-name="gr536" draw:text-style-name="P6" draw:layer="layout" svg:width="2.814cm" svg:height="3.864cm" svg:x="14.07cm" svg:y="14.842cm" svg:viewBox="0 0 2815 3865" draw:points="0,2238 0,0 2815,1627 2815,3865">
                <text:p/>
              </draw:polygon>
              <draw:polygon draw:style-name="gr537" draw:text-style-name="P10" draw:layer="layout" svg:width="2.638cm" svg:height="3.559cm" svg:x="14.158cm" svg:y="14.994cm" svg:viewBox="0 0 2639 3560" draw:points="0,2034 0,0 2639,1526 2639,3560">
                <text:p/>
              </draw:polygon>
              <draw:polygon draw:style-name="gr538" draw:text-style-name="P7" draw:layer="layout" svg:width="2.99cm" svg:height="1.728cm" svg:x="14.07cm" svg:y="14.74cm" svg:viewBox="0 0 2991 1729" draw:points="2815,1729 0,102 176,0 2991,1627">
                <text:p/>
              </draw:polygon>
              <draw:polygon draw:style-name="gr539" draw:text-style-name="P8" draw:layer="layout" svg:width="0.175cm" svg:height="2.338cm" svg:x="16.885cm" svg:y="16.367cm" svg:viewBox="0 0 176 2339" draw:points="0,2339 0,102 176,0 176,2238">
                <text:p/>
              </draw:polygon>
              <draw:polygon draw:style-name="gr540" draw:text-style-name="P9" draw:layer="layout" svg:width="2.99cm" svg:height="4.678cm" svg:x="14.07cm" svg:y="14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541" draw:text-style-name="P5" draw:layer="layout" svg:width="1.145cm" svg:height="0.609cm" svg:x="15.563cm" svg:y="20.08cm" svg:viewBox="0 0 1146 610" svg:d="M6 610c242 0 1140-254 1140-407 0-152-22-203-264-203 0 153-967 102-876 610z">
              <text:p/>
            </draw:path>
            <draw:g draw:style-name="gr10">
              <draw:polygon draw:style-name="gr542" draw:text-style-name="P7" draw:layer="layout" svg:width="3.782cm" svg:height="2.186cm" svg:x="12.75cm" svg:y="18.351cm" svg:viewBox="0 0 3783 2187" draw:points="2815,2187 0,559 968,0 3783,1627">
                <text:p/>
              </draw:polygon>
              <draw:polygon draw:style-name="gr543" draw:text-style-name="P11" draw:layer="layout" svg:width="2.55cm" svg:height="1.474cm" svg:x="13.014cm" svg:y="18.503cm" svg:viewBox="0 0 2551 1475" draw:points="0,407 704,0 2551,1068 1848,1475">
                <text:p/>
              </draw:polygon>
              <draw:polygon draw:style-name="gr544" draw:text-style-name="P11" draw:layer="layout" svg:width="1.231cm" svg:height="0.711cm" svg:x="15.037cm" svg:y="19.673cm" svg:viewBox="0 0 1232 712" draw:points="0,407 704,0 1232,305 528,712">
                <text:p/>
              </draw:polygon>
              <draw:polygon draw:style-name="gr545" draw:text-style-name="P8" draw:layer="layout" svg:width="0.967cm" svg:height="0.762cm" svg:x="15.565cm" svg:y="19.978cm" svg:viewBox="0 0 968 763" draw:points="0,763 0,559 968,0 968,203">
                <text:p/>
              </draw:polygon>
              <draw:line draw:style-name="gr546" draw:text-style-name="P12" draw:layer="layout" svg:x1="13.19cm" svg:y1="18.808cm" svg:x2="15.038cm" svg:y2="19.876cm">
                <text:p/>
              </draw:line>
              <draw:line draw:style-name="gr547" draw:text-style-name="P12" draw:layer="layout" svg:x1="13.366cm" svg:y1="18.707cm" svg:x2="15.214cm" svg:y2="19.775cm">
                <text:p/>
              </draw:line>
              <draw:line draw:style-name="gr548" draw:text-style-name="P12" draw:layer="layout" svg:x1="13.542cm" svg:y1="18.605cm" svg:x2="15.39cm" svg:y2="19.673cm">
                <text:p/>
              </draw:line>
              <draw:line draw:style-name="gr549" draw:text-style-name="P12" draw:layer="layout" svg:x1="15.213cm" svg:y1="19.572cm" svg:x2="15.389cm" svg:y2="19.47cm">
                <text:p/>
              </draw:line>
              <draw:line draw:style-name="gr550" draw:text-style-name="P12" draw:layer="layout" svg:x1="15.037cm" svg:y1="19.47cm" svg:x2="15.213cm" svg:y2="19.368cm">
                <text:p/>
              </draw:line>
              <draw:line draw:style-name="gr551" draw:text-style-name="P12" draw:layer="layout" svg:x1="14.861cm" svg:y1="19.368cm" svg:x2="15.037cm" svg:y2="19.266cm">
                <text:p/>
              </draw:line>
              <draw:line draw:style-name="gr552" draw:text-style-name="P12" draw:layer="layout" svg:x1="14.949cm" svg:y1="19.622cm" svg:x2="15.125cm" svg:y2="19.52cm">
                <text:p/>
              </draw:line>
              <draw:line draw:style-name="gr553" draw:text-style-name="P12" draw:layer="layout" svg:x1="14.774cm" svg:y1="19.521cm" svg:x2="14.95cm" svg:y2="19.419cm">
                <text:p/>
              </draw:line>
              <draw:line draw:style-name="gr554" draw:text-style-name="P12" draw:layer="layout" svg:x1="14.598cm" svg:y1="19.419cm" svg:x2="14.774cm" svg:y2="19.317cm">
                <text:p/>
              </draw:line>
              <draw:line draw:style-name="gr555" draw:text-style-name="P12" draw:layer="layout" svg:x1="14.686cm" svg:y1="19.266cm" svg:x2="14.862cm" svg:y2="19.164cm">
                <text:p/>
              </draw:line>
              <draw:line draw:style-name="gr556" draw:text-style-name="P12" draw:layer="layout" svg:x1="14.422cm" svg:y1="19.317cm" svg:x2="14.598cm" svg:y2="19.215cm">
                <text:p/>
              </draw:line>
              <draw:line draw:style-name="gr557" draw:text-style-name="P12" draw:layer="layout" svg:x1="14.51cm" svg:y1="19.165cm" svg:x2="14.686cm" svg:y2="19.063cm">
                <text:p/>
              </draw:line>
              <draw:line draw:style-name="gr558" draw:text-style-name="P12" draw:layer="layout" svg:x1="14.334cm" svg:y1="19.063cm" svg:x2="14.51cm" svg:y2="18.961cm">
                <text:p/>
              </draw:line>
              <draw:line draw:style-name="gr559" draw:text-style-name="P12" draw:layer="layout" svg:x1="14.158cm" svg:y1="18.961cm" svg:x2="14.334cm" svg:y2="18.859cm">
                <text:p/>
              </draw:line>
              <draw:line draw:style-name="gr560" draw:text-style-name="P12" draw:layer="layout" svg:x1="14.246cm" svg:y1="19.216cm" svg:x2="14.422cm" svg:y2="19.114cm">
                <text:p/>
              </draw:line>
              <draw:line draw:style-name="gr561" draw:text-style-name="P12" draw:layer="layout" svg:x1="14.07cm" svg:y1="19.114cm" svg:x2="14.246cm" svg:y2="19.012cm">
                <text:p/>
              </draw:line>
              <draw:line draw:style-name="gr562" draw:text-style-name="P12" draw:layer="layout" svg:x1="13.894cm" svg:y1="19.012cm" svg:x2="14.07cm" svg:y2="18.91cm">
                <text:p/>
              </draw:line>
              <draw:line draw:style-name="gr563" draw:text-style-name="P12" draw:layer="layout" svg:x1="13.982cm" svg:y1="18.86cm" svg:x2="14.158cm" svg:y2="18.758cm">
                <text:p/>
              </draw:line>
              <draw:line draw:style-name="gr564" draw:text-style-name="P12" draw:layer="layout" svg:x1="13.718cm" svg:y1="18.91cm" svg:x2="13.894cm" svg:y2="18.808cm">
                <text:p/>
              </draw:line>
              <draw:line draw:style-name="gr565" draw:text-style-name="P12" draw:layer="layout" svg:x1="13.806cm" svg:y1="18.758cm" svg:x2="13.982cm" svg:y2="18.656cm">
                <text:p/>
              </draw:line>
              <draw:line draw:style-name="gr566" draw:text-style-name="P12" draw:layer="layout" svg:x1="13.63cm" svg:y1="18.656cm" svg:x2="13.806cm" svg:y2="18.554cm">
                <text:p/>
              </draw:line>
              <draw:line draw:style-name="gr567" draw:text-style-name="P12" draw:layer="layout" svg:x1="13.542cm" svg:y1="18.809cm" svg:x2="13.718cm" svg:y2="18.707cm">
                <text:p/>
              </draw:line>
              <draw:line draw:style-name="gr568" draw:text-style-name="P12" draw:layer="layout" svg:x1="14.686cm" svg:y1="19.673cm" svg:x2="14.862cm" svg:y2="19.571cm">
                <text:p/>
              </draw:line>
              <draw:line draw:style-name="gr569" draw:text-style-name="P12" draw:layer="layout" svg:x1="14.51cm" svg:y1="19.572cm" svg:x2="14.686cm" svg:y2="19.47cm">
                <text:p/>
              </draw:line>
              <draw:line draw:style-name="gr570" draw:text-style-name="P12" draw:layer="layout" svg:x1="14.334cm" svg:y1="19.47cm" svg:x2="14.51cm" svg:y2="19.368cm">
                <text:p/>
              </draw:line>
              <draw:line draw:style-name="gr571" draw:text-style-name="P12" draw:layer="layout" svg:x1="14.246cm" svg:y1="19.622cm" svg:x2="14.422cm" svg:y2="19.52cm">
                <text:p/>
              </draw:line>
              <draw:line draw:style-name="gr572" draw:text-style-name="P12" draw:layer="layout" svg:x1="14.07cm" svg:y1="19.521cm" svg:x2="14.246cm" svg:y2="19.419cm">
                <text:p/>
              </draw:line>
              <draw:line draw:style-name="gr573" draw:text-style-name="P12" draw:layer="layout" svg:x1="14.158cm" svg:y1="19.368cm" svg:x2="14.334cm" svg:y2="19.266cm">
                <text:p/>
              </draw:line>
              <draw:line draw:style-name="gr574" draw:text-style-name="P12" draw:layer="layout" svg:x1="13.982cm" svg:y1="19.266cm" svg:x2="14.158cm" svg:y2="19.164cm">
                <text:p/>
              </draw:line>
              <draw:line draw:style-name="gr575" draw:text-style-name="P12" draw:layer="layout" svg:x1="13.806cm" svg:y1="19.165cm" svg:x2="13.982cm" svg:y2="19.063cm">
                <text:p/>
              </draw:line>
              <draw:line draw:style-name="gr576" draw:text-style-name="P12" draw:layer="layout" svg:x1="13.63cm" svg:y1="19.063cm" svg:x2="13.806cm" svg:y2="18.961cm">
                <text:p/>
              </draw:line>
              <draw:line draw:style-name="gr577" draw:text-style-name="P12" draw:layer="layout" svg:x1="13.366cm" svg:y1="19.114cm" svg:x2="13.542cm" svg:y2="19.012cm">
                <text:p/>
              </draw:line>
              <draw:line draw:style-name="gr578" draw:text-style-name="P12" draw:layer="layout" svg:x1="13.454cm" svg:y1="18.961cm" svg:x2="13.63cm" svg:y2="18.859cm">
                <text:p/>
              </draw:line>
              <draw:line draw:style-name="gr579" draw:text-style-name="P12" draw:layer="layout" svg:x1="13.19cm" svg:y1="19.012cm" svg:x2="13.366cm" svg:y2="18.91cm">
                <text:p/>
              </draw:line>
              <draw:line draw:style-name="gr580" draw:text-style-name="P12" draw:layer="layout" svg:x1="14.598cm" svg:y1="19.826cm" svg:x2="14.774cm" svg:y2="19.724cm">
                <text:p/>
              </draw:line>
              <draw:line draw:style-name="gr581" draw:text-style-name="P12" draw:layer="layout" svg:x1="14.422cm" svg:y1="19.724cm" svg:x2="14.598cm" svg:y2="19.622cm">
                <text:p/>
              </draw:line>
              <draw:line draw:style-name="gr582" draw:text-style-name="P12" draw:layer="layout" svg:x1="15.213cm" svg:y1="20.182cm" svg:x2="15.917cm" svg:y2="19.775cm">
                <text:p/>
              </draw:line>
              <draw:line draw:style-name="gr583" draw:text-style-name="P12" draw:layer="layout" svg:x1="15.389cm" svg:y1="20.283cm" svg:x2="16.093cm" svg:y2="19.876cm">
                <text:p/>
              </draw:line>
              <draw:line draw:style-name="gr584" draw:text-style-name="P12" draw:layer="layout" svg:x1="15.565cm" svg:y1="19.775cm" svg:x2="16.093cm" svg:y2="20.08cm">
                <text:p/>
              </draw:line>
              <draw:line draw:style-name="gr585" draw:text-style-name="P12" draw:layer="layout" svg:x1="15.389cm" svg:y1="19.876cm" svg:x2="15.917cm" svg:y2="20.181cm">
                <text:p/>
              </draw:line>
              <draw:line draw:style-name="gr586" draw:text-style-name="P12" draw:layer="layout" svg:x1="15.213cm" svg:y1="19.978cm" svg:x2="15.565cm" svg:y2="20.181cm">
                <text:p/>
              </draw:line>
              <draw:polygon draw:style-name="gr587" draw:text-style-name="P6" draw:layer="layout" svg:width="2.814cm" svg:height="1.83cm" svg:x="12.75cm" svg:y="18.91cm" svg:viewBox="0 0 2815 1831" draw:points="0,203 0,0 2815,1627 2815,1831">
                <text:p/>
              </draw:polygon>
              <draw:polygon draw:style-name="gr588" draw:text-style-name="P9" draw:layer="layout" svg:width="3.782cm" svg:height="2.389cm" svg:x="12.75cm" svg:y="18.351cm" svg:viewBox="0 0 3783 2390" draw:points="968,0 3783,1627 3783,1831 2815,2390 0,763 0,559">
                <text:p/>
              </draw:polygon>
            </draw:g>
          </draw:g>
        </draw:g>
        <draw:custom-shape draw:style-name="gr85" draw:text-style-name="P18" draw:layer="layout" svg:width="2.6cm" svg:height="1.25cm" svg:x="16.4cm" svg:y="5cm">
          <text:p text:style-name="P17"><text:span text:style-name="T4">modpoll</text:span></text:p>
          <text:p text:style-name="P17"><text:span text:style-name="T4">mbpoll</text:span></text:p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7.75cm" svg:y1="8.5cm" svg:x2="17.75cm" svg:y2="16cm">
          <text:p/>
        </draw:line>
        <draw:frame draw:style-name="gr589" draw:text-style-name="P2" draw:layer="layout" svg:width="6.289cm" svg:height="0.962cm" draw:transform="rotate (1.57550871577528) translate (18.038cm 15.25cm)">
          <draw:text-box>
            <text:p>putty \ ssh \ minicom</text:p>
          </draw:text-box>
        </draw:frame>
        <draw:g draw:style-name="gr8"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590" draw:text-style-name="P5" draw:layer="layout" svg:width="0.298cm" svg:height="0.206cm" svg:x="16.079cm" svg:y="17.543cm" svg:viewBox="0 0 299 207" svg:d="M5 207c73 0 265-35 292-121 26-86-140-86-214-86 0 52-106 34-78 207z">
            <text:p/>
          </draw:path>
          <draw:g draw:style-name="gr10">
            <draw:polygon draw:style-name="gr591" draw:text-style-name="P33" draw:layer="layout" svg:width="1.331cm" svg:height="1.894cm" svg:x="14.75cm" svg:y="15.855cm" svg:viewBox="0 0 1332 1895" draw:points="0,1034 0,0 1332,862 1332,1895">
              <text:p/>
            </draw:polygon>
            <draw:polygon draw:style-name="gr592" draw:text-style-name="P33" draw:layer="layout" svg:width="1.225cm" svg:height="1.619cm" svg:x="14.803cm" svg:y="15.958cm" svg:viewBox="0 0 1226 1620" draw:points="0,827 0,0 1226,810 1226,1620">
              <text:p/>
            </draw:polygon>
            <draw:polygon draw:style-name="gr593" draw:text-style-name="P33" draw:layer="layout" svg:width="1.411cm" svg:height="0.912cm" svg:x="14.75cm" svg:y="15.803cm" svg:viewBox="0 0 1412 913" draw:points="1332,913 0,52 80,0 1412,862">
              <text:p/>
            </draw:polygon>
            <draw:polygon draw:style-name="gr594" draw:text-style-name="P33" draw:layer="layout" svg:width="0.079cm" svg:height="1.084cm" svg:x="16.082cm" svg:y="16.665cm" svg:viewBox="0 0 80 1085" draw:points="0,1085 0,52 80,0 80,1034">
              <text:p/>
            </draw:polygon>
            <draw:polygon draw:style-name="gr595" draw:text-style-name="P33" draw:layer="layout" svg:width="1.411cm" svg:height="1.946cm" svg:x="14.75cm" svg:y="15.803cm" svg:viewBox="0 0 1412 1947" draw:points="80,0 1412,862 1412,1895 1332,1947 0,1085 0,52">
              <text:p/>
            </draw:polygon>
            <draw:polygon draw:style-name="gr596" draw:text-style-name="P33" draw:layer="layout" svg:width="0.052cm" svg:height="0.068cm" svg:x="15.389cm" svg:y="17.216cm" svg:viewBox="0 0 53 69" draw:points="0,34 0,0 53,34 53,69">
              <text:p/>
            </draw:polygon>
          </draw:g>
        </draw:g>
        <draw:frame draw:style-name="gr597" draw:text-style-name="P2" draw:layer="layout" svg:width="3.076cm" svg:height="1.673cm" svg:x="10.5cm" svg:y="15.5cm">
          <draw:text-box>
            <text:p>Windows</text:p>
            <text:p>Linux</text:p>
          </draw:text-box>
        </draw:frame>
      </draw:page>
      <draw:page draw:name="page8" draw:style-name="dp1" draw:master-page-name="Обычный">
        <draw:frame draw:style-name="gr2" draw:text-style-name="P1" draw:layer="layout" svg:width="11.246cm" svg:height="3.02cm" draw:transform="rotate (1.57673044625168) translate (13.817cm 13.014cm)">
          <draw:image xlink:href="Pictures/10000000000003E8000001C4E18AF8AD.png" xlink:type="simple" xlink:show="embed" xlink:actuate="onLoad" draw:mime-type="image/png">
            <text:p/>
          </draw:image>
        </draw:frame>
        <draw:frame draw:style-name="gr1" draw:text-style-name="P1" draw:layer="layout" svg:width="7.936cm" svg:height="7.936cm" svg:x="1.064cm" svg:y="3.75cm">
          <draw:image xlink:href="Pictures/100000010000038B0000038BF890D03B.png" xlink:type="simple" xlink:show="embed" xlink:actuate="onLoad" draw:mime-type="image/png">
            <text:p/>
          </draw:image>
        </draw:frame>
        <draw:g draw:style-name="gr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8">
            <draw:path draw:style-name="gr598" draw:text-style-name="P5" draw:layer="layout" svg:width="0.963cm" svg:height="0.609cm" svg:x="16.713cm" svg:y="20.639cm" svg:viewBox="0 0 964 610" svg:d="M0 610c242 0 964-203 964-356 0-152-22-254-264-254 0 153-704 153-700 610z">
              <text:p/>
            </draw:path>
            <draw:g draw:style-name="gr10">
              <draw:polygon draw:style-name="gr599" draw:text-style-name="P6" draw:layer="layout" svg:width="0.439cm" svg:height="0.508cm" svg:x="16.357cm" svg:y="20.741cm" svg:viewBox="0 0 440 509" draw:points="0,305 88,0 440,203 352,509">
                <text:p/>
              </draw:polygon>
              <draw:polygon draw:style-name="gr600" draw:text-style-name="P7" draw:layer="layout" svg:width="0.967cm" svg:height="0.558cm" svg:x="16.445cm" svg:y="20.385cm" svg:viewBox="0 0 968 559" draw:points="0,356 176,203 440,51 616,0 968,203 792,254 528,407 352,559">
                <text:p/>
              </draw:polygon>
              <draw:path draw:style-name="gr601" draw:text-style-name="P8" draw:layer="layout" svg:width="0.791cm" svg:height="0.66cm" svg:x="16.709cm" svg:y="20.588cm" svg:viewBox="0 0 792 661" svg:d="M792 203c0-305-176-203-352-101-176 101-352 101-440 559 0 0 352-203 792-458z">
                <text:p/>
              </draw:path>
              <draw:path draw:style-name="gr602" draw:text-style-name="P9" draw:layer="layout" svg:width="1.143cm" svg:height="0.864cm" svg:x="16.357cm" svg:y="20.385cm" svg:viewBox="0 0 1144 865" svg:d="M704 0c-176 51-176 51-352 153-88 50-264 101-352 508 176 102 176 102 352 204 101-47 616-356 792-458 0-254-176-254-440-407z">
                <text:p/>
              </draw:path>
            </draw:g>
          </draw:g>
          <draw:g draw:style-name="gr8">
            <draw:path draw:style-name="gr603" draw:text-style-name="P5" draw:layer="layout" svg:width="1.583cm" svg:height="1.22cm" svg:x="15.917cm" svg:y="18.198cm" svg:viewBox="0 0 1584 1221" svg:d="M6 1221c241 0 1578-51 1578-509s-460-712-701-712c0 153-965 102-877 1221z">
              <text:p/>
            </draw:path>
            <draw:g draw:style-name="gr10">
              <draw:polygon draw:style-name="gr604" draw:text-style-name="P6" draw:layer="layout" svg:width="0.879cm" svg:height="0.711cm" svg:x="15.037cm" svg:y="18.707cm" svg:viewBox="0 0 880 712" draw:points="0,203 0,0 880,509 880,712">
                <text:p/>
              </draw:polygon>
              <draw:polygon draw:style-name="gr605" draw:text-style-name="P6" draw:layer="layout" svg:width="0.879cm" svg:height="0.864cm" svg:x="15.741cm" svg:y="17.944cm" svg:viewBox="0 0 880 865" draw:points="0,356 0,0 880,509 880,865">
                <text:p/>
              </draw:polygon>
              <draw:polygon draw:style-name="gr606" draw:text-style-name="P7" draw:layer="layout" svg:width="1.583cm" svg:height="0.914cm" svg:x="15.037cm" svg:y="18.3cm" svg:viewBox="0 0 1584 915" draw:points="0,407 704,0 1584,509 880,915">
                <text:p/>
              </draw:polygon>
              <draw:polygon draw:style-name="gr607" draw:text-style-name="P8" draw:layer="layout" svg:width="0.879cm" svg:height="0.864cm" svg:x="15.917cm" svg:y="18.554cm" svg:viewBox="0 0 880 865" draw:points="0,865 0,661 704,254 704,0 880,102 880,356">
                <text:p/>
              </draw:polygon>
              <draw:polygon draw:style-name="gr608" draw:text-style-name="P6" draw:layer="layout" svg:width="2.814cm" svg:height="3.864cm" svg:x="14.07cm" svg:y="14.842cm" svg:viewBox="0 0 2815 3865" draw:points="0,2238 0,0 2815,1627 2815,3865">
                <text:p/>
              </draw:polygon>
              <draw:polygon draw:style-name="gr609" draw:text-style-name="P10" draw:layer="layout" svg:width="2.638cm" svg:height="3.559cm" svg:x="14.158cm" svg:y="14.994cm" svg:viewBox="0 0 2639 3560" draw:points="0,2034 0,0 2639,1526 2639,3560">
                <text:p/>
              </draw:polygon>
              <draw:polygon draw:style-name="gr610" draw:text-style-name="P7" draw:layer="layout" svg:width="2.99cm" svg:height="1.728cm" svg:x="14.07cm" svg:y="14.74cm" svg:viewBox="0 0 2991 1729" draw:points="2815,1729 0,102 176,0 2991,1627">
                <text:p/>
              </draw:polygon>
              <draw:polygon draw:style-name="gr611" draw:text-style-name="P8" draw:layer="layout" svg:width="0.175cm" svg:height="2.338cm" svg:x="16.885cm" svg:y="16.367cm" svg:viewBox="0 0 176 2339" draw:points="0,2339 0,102 176,0 176,2238">
                <text:p/>
              </draw:polygon>
              <draw:polygon draw:style-name="gr612" draw:text-style-name="P9" draw:layer="layout" svg:width="2.99cm" svg:height="4.678cm" svg:x="14.07cm" svg:y="14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 draw:style-name="gr8">
            <draw:path draw:style-name="gr613" draw:text-style-name="P5" draw:layer="layout" svg:width="1.145cm" svg:height="0.609cm" svg:x="15.563cm" svg:y="20.08cm" svg:viewBox="0 0 1146 610" svg:d="M6 610c242 0 1140-254 1140-407 0-152-22-203-264-203 0 153-967 102-876 610z">
              <text:p/>
            </draw:path>
            <draw:g draw:style-name="gr10">
              <draw:polygon draw:style-name="gr614" draw:text-style-name="P7" draw:layer="layout" svg:width="3.782cm" svg:height="2.186cm" svg:x="12.75cm" svg:y="18.351cm" svg:viewBox="0 0 3783 2187" draw:points="2815,2187 0,559 968,0 3783,1627">
                <text:p/>
              </draw:polygon>
              <draw:polygon draw:style-name="gr615" draw:text-style-name="P11" draw:layer="layout" svg:width="2.55cm" svg:height="1.474cm" svg:x="13.014cm" svg:y="18.503cm" svg:viewBox="0 0 2551 1475" draw:points="0,407 704,0 2551,1068 1848,1475">
                <text:p/>
              </draw:polygon>
              <draw:polygon draw:style-name="gr616" draw:text-style-name="P11" draw:layer="layout" svg:width="1.231cm" svg:height="0.711cm" svg:x="15.037cm" svg:y="19.673cm" svg:viewBox="0 0 1232 712" draw:points="0,407 704,0 1232,305 528,712">
                <text:p/>
              </draw:polygon>
              <draw:polygon draw:style-name="gr617" draw:text-style-name="P8" draw:layer="layout" svg:width="0.967cm" svg:height="0.762cm" svg:x="15.565cm" svg:y="19.978cm" svg:viewBox="0 0 968 763" draw:points="0,763 0,559 968,0 968,203">
                <text:p/>
              </draw:polygon>
              <draw:line draw:style-name="gr618" draw:text-style-name="P12" draw:layer="layout" svg:x1="13.19cm" svg:y1="18.808cm" svg:x2="15.038cm" svg:y2="19.876cm">
                <text:p/>
              </draw:line>
              <draw:line draw:style-name="gr619" draw:text-style-name="P12" draw:layer="layout" svg:x1="13.366cm" svg:y1="18.707cm" svg:x2="15.214cm" svg:y2="19.775cm">
                <text:p/>
              </draw:line>
              <draw:line draw:style-name="gr620" draw:text-style-name="P12" draw:layer="layout" svg:x1="13.542cm" svg:y1="18.605cm" svg:x2="15.39cm" svg:y2="19.673cm">
                <text:p/>
              </draw:line>
              <draw:line draw:style-name="gr621" draw:text-style-name="P12" draw:layer="layout" svg:x1="15.213cm" svg:y1="19.572cm" svg:x2="15.389cm" svg:y2="19.47cm">
                <text:p/>
              </draw:line>
              <draw:line draw:style-name="gr622" draw:text-style-name="P12" draw:layer="layout" svg:x1="15.037cm" svg:y1="19.47cm" svg:x2="15.213cm" svg:y2="19.368cm">
                <text:p/>
              </draw:line>
              <draw:line draw:style-name="gr623" draw:text-style-name="P12" draw:layer="layout" svg:x1="14.861cm" svg:y1="19.368cm" svg:x2="15.037cm" svg:y2="19.266cm">
                <text:p/>
              </draw:line>
              <draw:line draw:style-name="gr624" draw:text-style-name="P12" draw:layer="layout" svg:x1="14.949cm" svg:y1="19.622cm" svg:x2="15.125cm" svg:y2="19.52cm">
                <text:p/>
              </draw:line>
              <draw:line draw:style-name="gr625" draw:text-style-name="P12" draw:layer="layout" svg:x1="14.774cm" svg:y1="19.521cm" svg:x2="14.95cm" svg:y2="19.419cm">
                <text:p/>
              </draw:line>
              <draw:line draw:style-name="gr626" draw:text-style-name="P12" draw:layer="layout" svg:x1="14.598cm" svg:y1="19.419cm" svg:x2="14.774cm" svg:y2="19.317cm">
                <text:p/>
              </draw:line>
              <draw:line draw:style-name="gr627" draw:text-style-name="P12" draw:layer="layout" svg:x1="14.686cm" svg:y1="19.266cm" svg:x2="14.862cm" svg:y2="19.164cm">
                <text:p/>
              </draw:line>
              <draw:line draw:style-name="gr628" draw:text-style-name="P12" draw:layer="layout" svg:x1="14.422cm" svg:y1="19.317cm" svg:x2="14.598cm" svg:y2="19.215cm">
                <text:p/>
              </draw:line>
              <draw:line draw:style-name="gr629" draw:text-style-name="P12" draw:layer="layout" svg:x1="14.51cm" svg:y1="19.165cm" svg:x2="14.686cm" svg:y2="19.063cm">
                <text:p/>
              </draw:line>
              <draw:line draw:style-name="gr630" draw:text-style-name="P12" draw:layer="layout" svg:x1="14.334cm" svg:y1="19.063cm" svg:x2="14.51cm" svg:y2="18.961cm">
                <text:p/>
              </draw:line>
              <draw:line draw:style-name="gr631" draw:text-style-name="P12" draw:layer="layout" svg:x1="14.158cm" svg:y1="18.961cm" svg:x2="14.334cm" svg:y2="18.859cm">
                <text:p/>
              </draw:line>
              <draw:line draw:style-name="gr632" draw:text-style-name="P12" draw:layer="layout" svg:x1="14.246cm" svg:y1="19.216cm" svg:x2="14.422cm" svg:y2="19.114cm">
                <text:p/>
              </draw:line>
              <draw:line draw:style-name="gr633" draw:text-style-name="P12" draw:layer="layout" svg:x1="14.07cm" svg:y1="19.114cm" svg:x2="14.246cm" svg:y2="19.012cm">
                <text:p/>
              </draw:line>
              <draw:line draw:style-name="gr634" draw:text-style-name="P12" draw:layer="layout" svg:x1="13.894cm" svg:y1="19.012cm" svg:x2="14.07cm" svg:y2="18.91cm">
                <text:p/>
              </draw:line>
              <draw:line draw:style-name="gr635" draw:text-style-name="P12" draw:layer="layout" svg:x1="13.982cm" svg:y1="18.86cm" svg:x2="14.158cm" svg:y2="18.758cm">
                <text:p/>
              </draw:line>
              <draw:line draw:style-name="gr636" draw:text-style-name="P12" draw:layer="layout" svg:x1="13.718cm" svg:y1="18.91cm" svg:x2="13.894cm" svg:y2="18.808cm">
                <text:p/>
              </draw:line>
              <draw:line draw:style-name="gr637" draw:text-style-name="P12" draw:layer="layout" svg:x1="13.806cm" svg:y1="18.758cm" svg:x2="13.982cm" svg:y2="18.656cm">
                <text:p/>
              </draw:line>
              <draw:line draw:style-name="gr638" draw:text-style-name="P12" draw:layer="layout" svg:x1="13.63cm" svg:y1="18.656cm" svg:x2="13.806cm" svg:y2="18.554cm">
                <text:p/>
              </draw:line>
              <draw:line draw:style-name="gr639" draw:text-style-name="P12" draw:layer="layout" svg:x1="13.542cm" svg:y1="18.809cm" svg:x2="13.718cm" svg:y2="18.707cm">
                <text:p/>
              </draw:line>
              <draw:line draw:style-name="gr640" draw:text-style-name="P12" draw:layer="layout" svg:x1="14.686cm" svg:y1="19.673cm" svg:x2="14.862cm" svg:y2="19.571cm">
                <text:p/>
              </draw:line>
              <draw:line draw:style-name="gr641" draw:text-style-name="P12" draw:layer="layout" svg:x1="14.51cm" svg:y1="19.572cm" svg:x2="14.686cm" svg:y2="19.47cm">
                <text:p/>
              </draw:line>
              <draw:line draw:style-name="gr642" draw:text-style-name="P12" draw:layer="layout" svg:x1="14.334cm" svg:y1="19.47cm" svg:x2="14.51cm" svg:y2="19.368cm">
                <text:p/>
              </draw:line>
              <draw:line draw:style-name="gr643" draw:text-style-name="P12" draw:layer="layout" svg:x1="14.246cm" svg:y1="19.622cm" svg:x2="14.422cm" svg:y2="19.52cm">
                <text:p/>
              </draw:line>
              <draw:line draw:style-name="gr644" draw:text-style-name="P12" draw:layer="layout" svg:x1="14.07cm" svg:y1="19.521cm" svg:x2="14.246cm" svg:y2="19.419cm">
                <text:p/>
              </draw:line>
              <draw:line draw:style-name="gr645" draw:text-style-name="P12" draw:layer="layout" svg:x1="14.158cm" svg:y1="19.368cm" svg:x2="14.334cm" svg:y2="19.266cm">
                <text:p/>
              </draw:line>
              <draw:line draw:style-name="gr646" draw:text-style-name="P12" draw:layer="layout" svg:x1="13.982cm" svg:y1="19.266cm" svg:x2="14.158cm" svg:y2="19.164cm">
                <text:p/>
              </draw:line>
              <draw:line draw:style-name="gr647" draw:text-style-name="P12" draw:layer="layout" svg:x1="13.806cm" svg:y1="19.165cm" svg:x2="13.982cm" svg:y2="19.063cm">
                <text:p/>
              </draw:line>
              <draw:line draw:style-name="gr648" draw:text-style-name="P12" draw:layer="layout" svg:x1="13.63cm" svg:y1="19.063cm" svg:x2="13.806cm" svg:y2="18.961cm">
                <text:p/>
              </draw:line>
              <draw:line draw:style-name="gr649" draw:text-style-name="P12" draw:layer="layout" svg:x1="13.366cm" svg:y1="19.114cm" svg:x2="13.542cm" svg:y2="19.012cm">
                <text:p/>
              </draw:line>
              <draw:line draw:style-name="gr650" draw:text-style-name="P12" draw:layer="layout" svg:x1="13.454cm" svg:y1="18.961cm" svg:x2="13.63cm" svg:y2="18.859cm">
                <text:p/>
              </draw:line>
              <draw:line draw:style-name="gr651" draw:text-style-name="P12" draw:layer="layout" svg:x1="13.19cm" svg:y1="19.012cm" svg:x2="13.366cm" svg:y2="18.91cm">
                <text:p/>
              </draw:line>
              <draw:line draw:style-name="gr652" draw:text-style-name="P12" draw:layer="layout" svg:x1="14.598cm" svg:y1="19.826cm" svg:x2="14.774cm" svg:y2="19.724cm">
                <text:p/>
              </draw:line>
              <draw:line draw:style-name="gr653" draw:text-style-name="P12" draw:layer="layout" svg:x1="14.422cm" svg:y1="19.724cm" svg:x2="14.598cm" svg:y2="19.622cm">
                <text:p/>
              </draw:line>
              <draw:line draw:style-name="gr654" draw:text-style-name="P12" draw:layer="layout" svg:x1="15.213cm" svg:y1="20.182cm" svg:x2="15.917cm" svg:y2="19.775cm">
                <text:p/>
              </draw:line>
              <draw:line draw:style-name="gr655" draw:text-style-name="P12" draw:layer="layout" svg:x1="15.389cm" svg:y1="20.283cm" svg:x2="16.093cm" svg:y2="19.876cm">
                <text:p/>
              </draw:line>
              <draw:line draw:style-name="gr656" draw:text-style-name="P12" draw:layer="layout" svg:x1="15.565cm" svg:y1="19.775cm" svg:x2="16.093cm" svg:y2="20.08cm">
                <text:p/>
              </draw:line>
              <draw:line draw:style-name="gr657" draw:text-style-name="P12" draw:layer="layout" svg:x1="15.389cm" svg:y1="19.876cm" svg:x2="15.917cm" svg:y2="20.181cm">
                <text:p/>
              </draw:line>
              <draw:line draw:style-name="gr658" draw:text-style-name="P12" draw:layer="layout" svg:x1="15.213cm" svg:y1="19.978cm" svg:x2="15.565cm" svg:y2="20.181cm">
                <text:p/>
              </draw:line>
              <draw:polygon draw:style-name="gr659" draw:text-style-name="P6" draw:layer="layout" svg:width="2.814cm" svg:height="1.83cm" svg:x="12.75cm" svg:y="18.91cm" svg:viewBox="0 0 2815 1831" draw:points="0,203 0,0 2815,1627 2815,1831">
                <text:p/>
              </draw:polygon>
              <draw:polygon draw:style-name="gr660" draw:text-style-name="P9" draw:layer="layout" svg:width="3.782cm" svg:height="2.389cm" svg:x="12.75cm" svg:y="18.351cm" svg:viewBox="0 0 3783 2390" draw:points="968,0 3783,1627 3783,1831 2815,2390 0,763 0,559">
                <text:p/>
              </draw:polygon>
            </draw:g>
          </draw:g>
        </draw:g>
        <draw:custom-shape draw:style-name="gr85" draw:text-style-name="P18" draw:layer="layout" svg:width="2.6cm" svg:height="1.25cm" svg:x="16.4cm" svg:y="5cm">
          <text:p text:style-name="P17"><text:span text:style-name="T4">modpoll</text:span></text:p>
          <text:p text:style-name="P17"><text:span text:style-name="T4">mbpoll</text:span></text:p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7.75cm" svg:y1="8.5cm" svg:x2="17.75cm" svg:y2="16cm">
          <text:p/>
        </draw:line>
        <draw:frame draw:style-name="gr589" draw:text-style-name="P27" draw:layer="layout" svg:width="6.289cm" svg:height="0.962cm" draw:transform="rotate (1.57550871577528) translate (18.038cm 15.25cm)">
          <draw:text-box>
            <text:p><text:span text:style-name="T6">putty \ ssh \ minicom</text:span></text:p>
          </draw:text-box>
        </draw:frame>
        <draw:g draw:style-name="gr8"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661" draw:text-style-name="P5" draw:layer="layout" svg:width="0.298cm" svg:height="0.206cm" svg:x="16.079cm" svg:y="17.543cm" svg:viewBox="0 0 299 207" svg:d="M5 207c73 0 265-35 292-121 26-86-140-86-214-86 0 52-106 34-78 207z">
            <text:p/>
          </draw:path>
          <draw:g draw:style-name="gr10">
            <draw:polygon draw:style-name="gr662" draw:text-style-name="P33" draw:layer="layout" svg:width="1.331cm" svg:height="1.894cm" svg:x="14.75cm" svg:y="15.855cm" svg:viewBox="0 0 1332 1895" draw:points="0,1034 0,0 1332,862 1332,1895">
              <text:p/>
            </draw:polygon>
            <draw:polygon draw:style-name="gr663" draw:text-style-name="P33" draw:layer="layout" svg:width="1.225cm" svg:height="1.619cm" svg:x="14.803cm" svg:y="15.958cm" svg:viewBox="0 0 1226 1620" draw:points="0,827 0,0 1226,810 1226,1620">
              <text:p/>
            </draw:polygon>
            <draw:polygon draw:style-name="gr664" draw:text-style-name="P33" draw:layer="layout" svg:width="1.411cm" svg:height="0.912cm" svg:x="14.75cm" svg:y="15.803cm" svg:viewBox="0 0 1412 913" draw:points="1332,913 0,52 80,0 1412,862">
              <text:p/>
            </draw:polygon>
            <draw:polygon draw:style-name="gr665" draw:text-style-name="P33" draw:layer="layout" svg:width="0.079cm" svg:height="1.084cm" svg:x="16.082cm" svg:y="16.665cm" svg:viewBox="0 0 80 1085" draw:points="0,1085 0,52 80,0 80,1034">
              <text:p/>
            </draw:polygon>
            <draw:polygon draw:style-name="gr666" draw:text-style-name="P33" draw:layer="layout" svg:width="1.411cm" svg:height="1.946cm" svg:x="14.75cm" svg:y="15.803cm" svg:viewBox="0 0 1412 1947" draw:points="80,0 1412,862 1412,1895 1332,1947 0,1085 0,52">
              <text:p/>
            </draw:polygon>
            <draw:polygon draw:style-name="gr667" draw:text-style-name="P33" draw:layer="layout" svg:width="0.052cm" svg:height="0.068cm" svg:x="15.389cm" svg:y="17.216cm" svg:viewBox="0 0 53 69" draw:points="0,34 0,0 53,34 53,69">
              <text:p/>
            </draw:polygon>
          </draw:g>
        </draw:g>
        <draw:frame draw:style-name="gr597" draw:text-style-name="P27" draw:layer="layout" svg:width="3.076cm" svg:height="1.673cm" svg:x="10.5cm" svg:y="15.5cm">
          <draw:text-box>
            <text:p><text:span text:style-name="T6">Windows</text:span></text:p>
            <text:p><text:span text:style-name="T6">Linux</text:span></text:p>
          </draw:text-box>
        </draw:frame>
        <draw:line draw:style-name="gr5" draw:text-style-name="P3" draw:layer="layout" svg:x1="8.25cm" svg:y1="9.75cm" svg:x2="14.25cm" svg:y2="9.75cm">
          <text:p/>
        </draw:line>
        <draw:frame draw:style-name="gr357" draw:text-style-name="P27" draw:layer="layout" svg:width="4.25cm" svg:height="1.149cm" draw:transform="rotate (0.0188495559215388) translate (9.229cm 8.58cm)">
          <draw:text-box>
            <text:p><text:span text:style-name="T6">Modbus TCP</text:span></text:p>
          </draw:text-box>
        </draw:frame>
        <draw:frame draw:style-name="gr4" draw:text-style-name="P4" draw:layer="layout" svg:width="3.5cm" svg:height="1cm" draw:transform="rotate (0.011693705988362) translate (9.739cm 10cm)">
          <draw:text-box>
            <text:p><text:span text:style-name="T2">Etherne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, 'Arial Unicode MS'" style:font-charset="x-symbol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VRT_20_Light_20_Axial_20_H" draw:display-name="VRT Light Axial H" draw:style="axial" draw:start-color="#7fb9dd" draw:end-color="#0073bc" draw:start-intensity="100%" draw:end-intensity="100%" draw:angle="180deg" draw:border="0%">
      <loext:gradient-stop svg:offset="0" loext:color-type="rgb" loext:color-value="#7fb9dd"/>
      <loext:gradient-stop svg:offset="1" loext:color-type="rgb" loext:color-value="#0073bc"/>
    </draw:gradient>
    <draw:gradient draw:name="VRT_20_Light_20_Linear_20_T" draw:display-name="VRT Light Linear T" draw:style="linear" draw:start-color="#0073bc" draw:end-color="#7fb9dd" draw:start-intensity="100%" draw:end-intensity="100%" draw:angle="0deg" draw:border="10%">
      <loext:gradient-stop svg:offset="0" loext:color-type="rgb" loext:color-value="#0073bc"/>
      <loext:gradient-stop svg:offset="1" loext:color-type="rgb" loext:color-value="#7fb9dd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Aptos" fo:font-family="Aptos" style:font-family-generic="roman" style:font-pitch="variable" fo:font-size="11pt" fo:language="ru" fo:country="RU" style:letter-kerning="true" style:font-name-asian="Aptos1" style:font-family-asian="Aptos" style:font-pitch-asian="variable" style:font-size-asian="11pt" style:language-asian="en" style:country-asian="US" style:font-name-complex="Aptos" style:font-family-complex="Aptos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1.12cm" fo:margin-bottom="0.746cm" fo:line-height="108%" fo:text-align="start" style:text-autospace="none" style:writing-mode="lr-tb"/>
      <style:text-properties fo:color="#0f4761" loext:opacity="100%" style:font-name="Aptos Display" fo:font-family="'Aptos Display'" style:font-family-generic="roman" style:font-pitch="variable" fo:font-size="22pt" style:font-name-asian="DejaVu Sans1" style:font-family-asian="'DejaVu Sans'" style:font-family-generic-asian="roman" style:font-pitch-asian="variable" style:font-size-asian="22pt" style:font-name-complex="Aptos Display" style:font-family-complex="'Aptos Display'" style:font-family-generic-complex="roman" style:font-pitch-complex="variable" style:font-size-complex="22pt"/>
    </style:style>
    <style:style style:name="Heading_20_2" style:display-name="Heading 2" style:family="graphic">
      <style:graphic-properties style:writing-mode="lr-tb"/>
      <style:paragraph-properties fo:margin-top="0.497cm" fo:margin-bottom="0.249cm" fo:line-height="108%" fo:text-align="start" style:text-autospace="none" style:writing-mode="lr-tb"/>
      <style:text-properties fo:color="#0f4761" loext:opacity="100%" style:font-name="Aptos Display" fo:font-family="'Aptos Display'" style:font-family-generic="roman" style:font-pitch="variable" fo:font-size="16pt" style:font-name-asian="DejaVu Sans1" style:font-family-asian="'DejaVu Sans'" style:font-family-generic-asian="roman" style:font-pitch-asian="variable" style:font-size-asian="16pt" style:font-name-complex="Aptos Display" style:font-family-complex="'Aptos Display'" style:font-family-generic-complex="roman" style:font-pitch-complex="variable" style:font-size-complex="16pt"/>
    </style:style>
    <style:style style:name="Heading_20_3" style:display-name="Heading 3" style:family="graphic">
      <style:graphic-properties style:writing-mode="lr-tb"/>
      <style:paragraph-properties fo:margin-top="0.497cm" fo:margin-bottom="0.249cm" fo:line-height="108%" fo:text-align="start" style:text-autospace="none" style:writing-mode="lr-tb"/>
      <style:text-properties fo:color="#0f4761" loext:opacity="100%" fo:font-size="14pt" style:font-name-asian="DejaVu Sans1" style:font-family-asian="'DejaVu Sans'" style:font-family-generic-asian="roman" style:font-pitch-asian="variable" style:font-size-asian="14pt" style:font-name-complex="DejaVu Sans1" style:font-family-complex="'DejaVu Sans'" style:font-family-generic-complex="roman" style:font-pitch-complex="variable" style:font-size-complex="14pt"/>
    </style:style>
    <style:style style:name="Heading_20_4" style:display-name="Heading 4" style:family="graphic">
      <style:graphic-properties style:writing-mode="lr-tb"/>
      <style:paragraph-properties fo:margin-top="0.249cm" fo:margin-bottom="0.125cm" fo:line-height="108%" fo:text-align="start" style:text-autospace="none" style:writing-mode="lr-tb"/>
      <style:text-properties fo:color="#0f4761" loext:opacity="100%" fo:font-style="italic" style:font-name-asian="DejaVu Sans1" style:font-family-asian="'DejaVu Sans'" style:font-family-generic-asian="roman" style:font-pitch-asian="variable" style:font-style-asian="italic" style:font-name-complex="DejaVu Sans1" style:font-family-complex="'DejaVu Sans'" style:font-family-generic-complex="roman" style:font-pitch-complex="variable" style:font-style-complex="italic"/>
    </style:style>
    <style:style style:name="Heading_20_5" style:display-name="Heading 5" style:family="graphic">
      <style:graphic-properties style:writing-mode="lr-tb"/>
      <style:paragraph-properties fo:margin-top="0.249cm" fo:margin-bottom="0.125cm" fo:line-height="108%" fo:text-align="start" style:text-autospace="none" style:writing-mode="lr-tb"/>
      <style:text-properties fo:color="#0f4761" loext:opacity="100%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/>
    </style:style>
    <style:style style:name="Heading_20_6" style:display-name="Heading 6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595959" loext:opacity="100%" fo:font-style="italic" style:font-name-asian="DejaVu Sans1" style:font-family-asian="'DejaVu Sans'" style:font-family-generic-asian="roman" style:font-pitch-asian="variable" style:font-style-asian="italic" style:font-name-complex="DejaVu Sans1" style:font-family-complex="'DejaVu Sans'" style:font-family-generic-complex="roman" style:font-pitch-complex="variable" style:font-style-complex="italic"/>
    </style:style>
    <style:style style:name="Heading_20_7" style:display-name="Heading 7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595959" loext:opacity="100%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/>
    </style:style>
    <style:style style:name="Heading_20_8" style:display-name="Heading 8" style:family="graphic">
      <style:graphic-properties style:writing-mode="lr-tb"/>
      <style:paragraph-properties fo:margin-top="0cm" fo:margin-bottom="0cm" fo:line-height="108%" fo:text-align="start" style:text-autospace="none" style:writing-mode="lr-tb"/>
      <style:text-properties fo:color="#272727" loext:opacity="100%" fo:font-style="italic" style:font-name-asian="DejaVu Sans1" style:font-family-asian="'DejaVu Sans'" style:font-family-generic-asian="roman" style:font-pitch-asian="variable" style:font-style-asian="italic" style:font-name-complex="DejaVu Sans1" style:font-family-complex="'DejaVu Sans'" style:font-family-generic-complex="roman" style:font-pitch-complex="variable" style:font-style-complex="italic"/>
    </style:style>
    <style:style style:name="Heading_20_9" style:display-name="Heading 9" style:family="graphic">
      <style:graphic-properties style:writing-mode="lr-tb"/>
      <style:paragraph-properties fo:margin-top="0cm" fo:margin-bottom="0cm" fo:line-height="108%" fo:text-align="start" style:text-autospace="none" style:writing-mode="lr-tb"/>
      <style:text-properties fo:color="#272727" loext:opacity="100%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ListLabel_20_452" style:display-name="ListLabel 452" style:family="graphic">
      <style:paragraph-properties style:text-autospace="none"/>
      <style:text-properties fo:language="en" fo:country="US"/>
    </style:style>
    <style:style style:name="ListLabel_20_451" style:display-name="ListLabel 451" style:family="graphic">
      <style:paragraph-properties style:text-autospace="non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</style:style>
    <style:style style:name="ListLabel_20_440" style:display-name="ListLabel 440" style:family="graphic">
      <style:paragraph-properties style:text-autospace="none"/>
    </style:style>
    <style:style style:name="ListLabel_20_439" style:display-name="ListLabel 439" style:family="graphic">
      <style:paragraph-properties style:text-autospace="none"/>
    </style:style>
    <style:style style:name="ListLabel_20_438" style:display-name="ListLabel 438" style:family="graphic">
      <style:paragraph-properties style:text-autospace="none"/>
    </style:style>
    <style:style style:name="ListLabel_20_437" style:display-name="ListLabel 437" style:family="graphic">
      <style:paragraph-properties style:text-autospace="none"/>
    </style:style>
    <style:style style:name="ListLabel_20_436" style:display-name="ListLabel 436" style:family="graphic">
      <style:paragraph-properties style:text-autospace="none"/>
    </style:style>
    <style:style style:name="ListLabel_20_435" style:display-name="ListLabel 435" style:family="graphic">
      <style:paragraph-properties style:text-autospace="none"/>
    </style:style>
    <style:style style:name="ListLabel_20_434" style:display-name="ListLabel 434" style:family="graphic">
      <style:paragraph-properties style:text-autospace="none"/>
    </style:style>
    <style:style style:name="ListLabel_20_433" style:display-name="ListLabel 433" style:family="graphic">
      <style:paragraph-properties style:text-autospace="non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</style:style>
    <style:style style:name="ListLabel_20_422" style:display-name="ListLabel 422" style:family="graphic">
      <style:paragraph-properties style:text-autospace="none"/>
    </style:style>
    <style:style style:name="ListLabel_20_421" style:display-name="ListLabel 421" style:family="graphic">
      <style:paragraph-properties style:text-autospace="none"/>
    </style:style>
    <style:style style:name="ListLabel_20_420" style:display-name="ListLabel 420" style:family="graphic">
      <style:paragraph-properties style:text-autospace="none"/>
    </style:style>
    <style:style style:name="ListLabel_20_419" style:display-name="ListLabel 419" style:family="graphic">
      <style:paragraph-properties style:text-autospace="none"/>
    </style:style>
    <style:style style:name="ListLabel_20_418" style:display-name="ListLabel 418" style:family="graphic">
      <style:paragraph-properties style:text-autospace="none"/>
    </style:style>
    <style:style style:name="ListLabel_20_417" style:display-name="ListLabel 417" style:family="graphic">
      <style:paragraph-properties style:text-autospace="none"/>
    </style:style>
    <style:style style:name="ListLabel_20_416" style:display-name="ListLabel 416" style:family="graphic">
      <style:paragraph-properties style:text-autospace="none"/>
    </style:style>
    <style:style style:name="ListLabel_20_415" style:display-name="ListLabel 415" style:family="graphic">
      <style:paragraph-properties style:text-autospace="none"/>
    </style:style>
    <style:style style:name="ListLabel_20_414" style:display-name="ListLabel 414" style:family="graphic">
      <style:paragraph-properties style:text-autospace="none"/>
    </style:style>
    <style:style style:name="ListLabel_20_413" style:display-name="ListLabel 413" style:family="graphic">
      <style:paragraph-properties style:text-autospace="none"/>
    </style:style>
    <style:style style:name="ListLabel_20_412" style:display-name="ListLabel 412" style:family="graphic">
      <style:paragraph-properties style:text-autospace="none"/>
    </style:style>
    <style:style style:name="ListLabel_20_411" style:display-name="ListLabel 411" style:family="graphic">
      <style:paragraph-properties style:text-autospace="none"/>
    </style:style>
    <style:style style:name="ListLabel_20_410" style:display-name="ListLabel 410" style:family="graphic">
      <style:paragraph-properties style:text-autospace="none"/>
    </style:style>
    <style:style style:name="ListLabel_20_409" style:display-name="ListLabel 409" style:family="graphic">
      <style:paragraph-properties style:text-autospace="none"/>
    </style:style>
    <style:style style:name="ListLabel_20_408" style:display-name="ListLabel 408" style:family="graphic">
      <style:paragraph-properties style:text-autospace="none"/>
    </style:style>
    <style:style style:name="ListLabel_20_407" style:display-name="ListLabel 407" style:family="graphic">
      <style:paragraph-properties style:text-autospace="non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  <style:text-properties fo:font-size="10pt"/>
    </style:style>
    <style:style style:name="ListLabel_20_404" style:display-name="ListLabel 404" style:family="graphic">
      <style:paragraph-properties style:text-autospace="none"/>
      <style:text-properties fo:font-size="10pt"/>
    </style:style>
    <style:style style:name="ListLabel_20_403" style:display-name="ListLabel 403" style:family="graphic">
      <style:paragraph-properties style:text-autospace="none"/>
      <style:text-properties fo:font-size="10pt"/>
    </style:style>
    <style:style style:name="ListLabel_20_402" style:display-name="ListLabel 402" style:family="graphic">
      <style:paragraph-properties style:text-autospace="none"/>
      <style:text-properties fo:font-size="10pt"/>
    </style:style>
    <style:style style:name="ListLabel_20_401" style:display-name="ListLabel 401" style:family="graphic">
      <style:paragraph-properties style:text-autospace="none"/>
      <style:text-properties fo:font-size="10pt"/>
    </style:style>
    <style:style style:name="ListLabel_20_400" style:display-name="ListLabel 400" style:family="graphic">
      <style:paragraph-properties style:text-autospace="none"/>
      <style:text-properties fo:font-size="10pt"/>
    </style:style>
    <style:style style:name="ListLabel_20_399" style:display-name="ListLabel 399" style:family="graphic">
      <style:paragraph-properties style:text-autospace="none"/>
      <style:text-properties fo:font-size="10pt"/>
    </style:style>
    <style:style style:name="ListLabel_20_398" style:display-name="ListLabel 398" style:family="graphic">
      <style:paragraph-properties style:text-autospace="none"/>
      <style:text-properties fo:font-size="10pt"/>
    </style:style>
    <style:style style:name="ListLabel_20_397" style:display-name="ListLabel 397" style:family="graphic">
      <style:paragraph-properties style:text-autospace="none"/>
      <style:text-properties fo:font-size="10pt"/>
    </style:style>
    <style:style style:name="ListLabel_20_396" style:display-name="ListLabel 396" style:family="graphic">
      <style:paragraph-properties style:text-autospace="none"/>
      <style:text-properties fo:font-size="10pt"/>
    </style:style>
    <style:style style:name="ListLabel_20_395" style:display-name="ListLabel 395" style:family="graphic">
      <style:paragraph-properties style:text-autospace="none"/>
      <style:text-properties fo:font-size="10pt"/>
    </style:style>
    <style:style style:name="ListLabel_20_394" style:display-name="ListLabel 394" style:family="graphic">
      <style:paragraph-properties style:text-autospace="none"/>
      <style:text-properties fo:font-size="10pt"/>
    </style:style>
    <style:style style:name="ListLabel_20_393" style:display-name="ListLabel 393" style:family="graphic">
      <style:paragraph-properties style:text-autospace="none"/>
      <style:text-properties fo:font-size="10pt"/>
    </style:style>
    <style:style style:name="ListLabel_20_392" style:display-name="ListLabel 392" style:family="graphic">
      <style:paragraph-properties style:text-autospace="none"/>
      <style:text-properties fo:font-size="10pt"/>
    </style:style>
    <style:style style:name="ListLabel_20_391" style:display-name="ListLabel 391" style:family="graphic">
      <style:paragraph-properties style:text-autospace="none"/>
      <style:text-properties fo:font-size="10pt"/>
    </style:style>
    <style:style style:name="ListLabel_20_390" style:display-name="ListLabel 390" style:family="graphic">
      <style:paragraph-properties style:text-autospace="none"/>
      <style:text-properties fo:font-size="10pt"/>
    </style:style>
    <style:style style:name="ListLabel_20_389" style:display-name="ListLabel 389" style:family="graphic">
      <style:paragraph-properties style:text-autospace="none"/>
      <style:text-properties fo:font-size="10pt"/>
    </style:style>
    <style:style style:name="ListLabel_20_388" style:display-name="ListLabel 388" style:family="graphic">
      <style:paragraph-properties style:text-autospace="none"/>
      <style:text-properties fo:font-size="10pt"/>
    </style:style>
    <style:style style:name="ListLabel_20_387" style:display-name="ListLabel 387" style:family="graphic">
      <style:paragraph-properties style:text-autospace="none"/>
    </style:style>
    <style:style style:name="ListLabel_20_386" style:display-name="ListLabel 38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85" style:display-name="ListLabel 385" style:family="graphic">
      <style:paragraph-properties style:text-autospace="none"/>
    </style:style>
    <style:style style:name="ListLabel_20_384" style:display-name="ListLabel 384" style:family="graphic">
      <style:paragraph-properties style:text-autospace="none"/>
    </style:style>
    <style:style style:name="ListLabel_20_383" style:display-name="ListLabel 38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82" style:display-name="ListLabel 382" style:family="graphic">
      <style:paragraph-properties style:text-autospace="none"/>
    </style:style>
    <style:style style:name="ListLabel_20_381" style:display-name="ListLabel 381" style:family="graphic">
      <style:paragraph-properties style:text-autospace="none"/>
    </style:style>
    <style:style style:name="ListLabel_20_380" style:display-name="ListLabel 38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9" style:display-name="ListLabel 379" style:family="graphic">
      <style:paragraph-properties style:text-autospace="none"/>
    </style:style>
    <style:style style:name="ListLabel_20_378" style:display-name="ListLabel 378" style:family="graphic">
      <style:paragraph-properties style:text-autospace="none"/>
    </style:style>
    <style:style style:name="ListLabel_20_377" style:display-name="ListLabel 37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6" style:display-name="ListLabel 376" style:family="graphic">
      <style:paragraph-properties style:text-autospace="none"/>
    </style:style>
    <style:style style:name="ListLabel_20_375" style:display-name="ListLabel 375" style:family="graphic">
      <style:paragraph-properties style:text-autospace="none"/>
    </style:style>
    <style:style style:name="ListLabel_20_374" style:display-name="ListLabel 37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3" style:display-name="ListLabel 373" style:family="graphic">
      <style:paragraph-properties style:text-autospace="none"/>
    </style:style>
    <style:style style:name="ListLabel_20_372" style:display-name="ListLabel 372" style:family="graphic">
      <style:paragraph-properties style:text-autospace="none"/>
    </style:style>
    <style:style style:name="ListLabel_20_371" style:display-name="ListLabel 37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0" style:display-name="ListLabel 370" style:family="graphic">
      <style:paragraph-properties style:text-autospace="none"/>
    </style:style>
    <style:style style:name="ListLabel_20_369" style:display-name="ListLabel 369" style:family="graphic">
      <style:paragraph-properties style:text-autospace="none"/>
    </style:style>
    <style:style style:name="ListLabel_20_368" style:display-name="ListLabel 36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7" style:display-name="ListLabel 367" style:family="graphic">
      <style:paragraph-properties style:text-autospace="none"/>
    </style:style>
    <style:style style:name="ListLabel_20_366" style:display-name="ListLabel 366" style:family="graphic">
      <style:paragraph-properties style:text-autospace="none"/>
    </style:style>
    <style:style style:name="ListLabel_20_365" style:display-name="ListLabel 36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4" style:display-name="ListLabel 364" style:family="graphic">
      <style:paragraph-properties style:text-autospace="none"/>
    </style:style>
    <style:style style:name="ListLabel_20_363" style:display-name="ListLabel 363" style:family="graphic">
      <style:paragraph-properties style:text-autospace="none"/>
    </style:style>
    <style:style style:name="ListLabel_20_362" style:display-name="ListLabel 36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61" style:display-name="ListLabel 361" style:family="graphic">
      <style:paragraph-properties style:text-autospace="none"/>
    </style:style>
    <style:style style:name="ListLabel_20_360" style:display-name="ListLabel 360" style:family="graphic">
      <style:paragraph-properties style:text-autospace="none"/>
    </style:style>
    <style:style style:name="ListLabel_20_359" style:display-name="ListLabel 3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8" style:display-name="ListLabel 358" style:family="graphic">
      <style:paragraph-properties style:text-autospace="none"/>
    </style:style>
    <style:style style:name="ListLabel_20_357" style:display-name="ListLabel 357" style:family="graphic">
      <style:paragraph-properties style:text-autospace="none"/>
    </style:style>
    <style:style style:name="ListLabel_20_356" style:display-name="ListLabel 3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5" style:display-name="ListLabel 355" style:family="graphic">
      <style:paragraph-properties style:text-autospace="none"/>
    </style:style>
    <style:style style:name="ListLabel_20_354" style:display-name="ListLabel 354" style:family="graphic">
      <style:paragraph-properties style:text-autospace="none"/>
    </style:style>
    <style:style style:name="ListLabel_20_353" style:display-name="ListLabel 35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52" style:display-name="ListLabel 352" style:family="graphic">
      <style:paragraph-properties style:text-autospace="none"/>
    </style:style>
    <style:style style:name="ListLabel_20_351" style:display-name="ListLabel 351" style:family="graphic">
      <style:paragraph-properties style:text-autospace="none"/>
      <style:text-properties fo:font-size="10pt"/>
    </style:style>
    <style:style style:name="ListLabel_20_350" style:display-name="ListLabel 350" style:family="graphic">
      <style:paragraph-properties style:text-autospace="none"/>
      <style:text-properties fo:font-size="10pt"/>
    </style:style>
    <style:style style:name="ListLabel_20_349" style:display-name="ListLabel 349" style:family="graphic">
      <style:paragraph-properties style:text-autospace="none"/>
      <style:text-properties fo:font-size="10pt"/>
    </style:style>
    <style:style style:name="ListLabel_20_348" style:display-name="ListLabel 348" style:family="graphic">
      <style:paragraph-properties style:text-autospace="none"/>
      <style:text-properties fo:font-size="10pt"/>
    </style:style>
    <style:style style:name="ListLabel_20_347" style:display-name="ListLabel 347" style:family="graphic">
      <style:paragraph-properties style:text-autospace="none"/>
      <style:text-properties fo:font-size="10pt"/>
    </style:style>
    <style:style style:name="ListLabel_20_346" style:display-name="ListLabel 346" style:family="graphic">
      <style:paragraph-properties style:text-autospace="none"/>
      <style:text-properties fo:font-size="10pt"/>
    </style:style>
    <style:style style:name="ListLabel_20_345" style:display-name="ListLabel 345" style:family="graphic">
      <style:paragraph-properties style:text-autospace="none"/>
      <style:text-properties fo:font-size="10pt"/>
    </style:style>
    <style:style style:name="ListLabel_20_344" style:display-name="ListLabel 344" style:family="graphic">
      <style:paragraph-properties style:text-autospace="none"/>
      <style:text-properties fo:font-size="10pt"/>
    </style:style>
    <style:style style:name="ListLabel_20_343" style:display-name="ListLabel 343" style:family="graphic">
      <style:paragraph-properties style:text-autospace="none"/>
      <style:text-properties fo:font-size="10pt"/>
    </style:style>
    <style:style style:name="ListLabel_20_342" style:display-name="ListLabel 342" style:family="graphic">
      <style:paragraph-properties style:text-autospace="none"/>
    </style:style>
    <style:style style:name="ListLabel_20_341" style:display-name="ListLabel 3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0" style:display-name="ListLabel 340" style:family="graphic">
      <style:paragraph-properties style:text-autospace="none"/>
    </style:style>
    <style:style style:name="ListLabel_20_339" style:display-name="ListLabel 339" style:family="graphic">
      <style:paragraph-properties style:text-autospace="none"/>
    </style:style>
    <style:style style:name="ListLabel_20_338" style:display-name="ListLabel 3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7" style:display-name="ListLabel 337" style:family="graphic">
      <style:paragraph-properties style:text-autospace="none"/>
    </style:style>
    <style:style style:name="ListLabel_20_336" style:display-name="ListLabel 336" style:family="graphic">
      <style:paragraph-properties style:text-autospace="none"/>
    </style:style>
    <style:style style:name="ListLabel_20_335" style:display-name="ListLabel 3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34" style:display-name="ListLabel 334" style:family="graphic">
      <style:paragraph-properties style:text-autospace="none"/>
    </style:style>
    <style:style style:name="ListLabel_20_333" style:display-name="ListLabel 333" style:family="graphic">
      <style:paragraph-properties style:text-autospace="none"/>
      <style:text-properties fo:font-size="10pt"/>
    </style:style>
    <style:style style:name="ListLabel_20_332" style:display-name="ListLabel 332" style:family="graphic">
      <style:paragraph-properties style:text-autospace="none"/>
      <style:text-properties fo:font-size="10pt"/>
    </style:style>
    <style:style style:name="ListLabel_20_331" style:display-name="ListLabel 331" style:family="graphic">
      <style:paragraph-properties style:text-autospace="none"/>
      <style:text-properties fo:font-size="10pt"/>
    </style:style>
    <style:style style:name="ListLabel_20_330" style:display-name="ListLabel 330" style:family="graphic">
      <style:paragraph-properties style:text-autospace="none"/>
      <style:text-properties fo:font-size="10pt"/>
    </style:style>
    <style:style style:name="ListLabel_20_329" style:display-name="ListLabel 329" style:family="graphic">
      <style:paragraph-properties style:text-autospace="none"/>
      <style:text-properties fo:font-size="10pt"/>
    </style:style>
    <style:style style:name="ListLabel_20_328" style:display-name="ListLabel 328" style:family="graphic">
      <style:paragraph-properties style:text-autospace="none"/>
      <style:text-properties fo:font-size="10pt"/>
    </style:style>
    <style:style style:name="ListLabel_20_327" style:display-name="ListLabel 327" style:family="graphic">
      <style:paragraph-properties style:text-autospace="none"/>
      <style:text-properties fo:font-size="10pt"/>
    </style:style>
    <style:style style:name="ListLabel_20_326" style:display-name="ListLabel 326" style:family="graphic">
      <style:paragraph-properties style:text-autospace="none"/>
      <style:text-properties fo:font-size="10pt"/>
    </style:style>
    <style:style style:name="ListLabel_20_325" style:display-name="ListLabel 325" style:family="graphic">
      <style:paragraph-properties style:text-autospace="none"/>
      <style:text-properties fo:font-size="10pt"/>
    </style:style>
    <style:style style:name="ListLabel_20_324" style:display-name="ListLabel 324" style:family="graphic">
      <style:paragraph-properties style:text-autospace="none"/>
    </style:style>
    <style:style style:name="ListLabel_20_323" style:display-name="ListLabel 3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22" style:display-name="ListLabel 322" style:family="graphic">
      <style:paragraph-properties style:text-autospace="none"/>
    </style:style>
    <style:style style:name="ListLabel_20_321" style:display-name="ListLabel 321" style:family="graphic">
      <style:paragraph-properties style:text-autospace="none"/>
    </style:style>
    <style:style style:name="ListLabel_20_320" style:display-name="ListLabel 3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9" style:display-name="ListLabel 319" style:family="graphic">
      <style:paragraph-properties style:text-autospace="none"/>
    </style:style>
    <style:style style:name="ListLabel_20_318" style:display-name="ListLabel 318" style:family="graphic">
      <style:paragraph-properties style:text-autospace="none"/>
    </style:style>
    <style:style style:name="ListLabel_20_317" style:display-name="ListLabel 3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6" style:display-name="ListLabel 316" style:family="graphic">
      <style:paragraph-properties style:text-autospace="none"/>
    </style:style>
    <style:style style:name="ListLabel_20_315" style:display-name="ListLabel 315" style:family="graphic">
      <style:paragraph-properties style:text-autospace="none"/>
      <style:text-properties fo:font-size="10pt"/>
    </style:style>
    <style:style style:name="ListLabel_20_314" style:display-name="ListLabel 314" style:family="graphic">
      <style:paragraph-properties style:text-autospace="none"/>
      <style:text-properties fo:font-size="10pt"/>
    </style:style>
    <style:style style:name="ListLabel_20_313" style:display-name="ListLabel 313" style:family="graphic">
      <style:paragraph-properties style:text-autospace="none"/>
      <style:text-properties fo:font-size="10pt"/>
    </style:style>
    <style:style style:name="ListLabel_20_312" style:display-name="ListLabel 312" style:family="graphic">
      <style:paragraph-properties style:text-autospace="none"/>
      <style:text-properties fo:font-size="10pt"/>
    </style:style>
    <style:style style:name="ListLabel_20_311" style:display-name="ListLabel 311" style:family="graphic">
      <style:paragraph-properties style:text-autospace="none"/>
      <style:text-properties fo:font-size="10pt"/>
    </style:style>
    <style:style style:name="ListLabel_20_310" style:display-name="ListLabel 310" style:family="graphic">
      <style:paragraph-properties style:text-autospace="none"/>
      <style:text-properties fo:font-size="10pt"/>
    </style:style>
    <style:style style:name="ListLabel_20_309" style:display-name="ListLabel 309" style:family="graphic">
      <style:paragraph-properties style:text-autospace="none"/>
      <style:text-properties fo:font-size="10pt"/>
    </style:style>
    <style:style style:name="ListLabel_20_308" style:display-name="ListLabel 308" style:family="graphic">
      <style:paragraph-properties style:text-autospace="none"/>
      <style:text-properties fo:font-size="10pt"/>
    </style:style>
    <style:style style:name="ListLabel_20_307" style:display-name="ListLabel 307" style:family="graphic">
      <style:paragraph-properties style:text-autospace="none"/>
      <style:text-properties fo:font-size="10pt"/>
    </style:style>
    <style:style style:name="ListLabel_20_306" style:display-name="ListLabel 306" style:family="graphic">
      <style:paragraph-properties style:text-autospace="none"/>
    </style:style>
    <style:style style:name="ListLabel_20_305" style:display-name="ListLabel 30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04" style:display-name="ListLabel 304" style:family="graphic">
      <style:paragraph-properties style:text-autospace="none"/>
    </style:style>
    <style:style style:name="ListLabel_20_303" style:display-name="ListLabel 303" style:family="graphic">
      <style:paragraph-properties style:text-autospace="none"/>
    </style:style>
    <style:style style:name="ListLabel_20_302" style:display-name="ListLabel 30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01" style:display-name="ListLabel 301" style:family="graphic">
      <style:paragraph-properties style:text-autospace="none"/>
    </style:style>
    <style:style style:name="ListLabel_20_300" style:display-name="ListLabel 300" style:family="graphic">
      <style:paragraph-properties style:text-autospace="none"/>
    </style:style>
    <style:style style:name="ListLabel_20_299" style:display-name="ListLabel 29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8" style:display-name="ListLabel 298" style:family="graphic">
      <style:paragraph-properties style:text-autospace="none"/>
    </style:style>
    <style:style style:name="ListLabel_20_297" style:display-name="ListLabel 297" style:family="graphic">
      <style:paragraph-properties style:text-autospace="none"/>
    </style:style>
    <style:style style:name="ListLabel_20_296" style:display-name="ListLabel 29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5" style:display-name="ListLabel 295" style:family="graphic">
      <style:paragraph-properties style:text-autospace="none"/>
    </style:style>
    <style:style style:name="ListLabel_20_294" style:display-name="ListLabel 294" style:family="graphic">
      <style:paragraph-properties style:text-autospace="none"/>
    </style:style>
    <style:style style:name="ListLabel_20_293" style:display-name="ListLabel 29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92" style:display-name="ListLabel 292" style:family="graphic">
      <style:paragraph-properties style:text-autospace="none"/>
    </style:style>
    <style:style style:name="ListLabel_20_291" style:display-name="ListLabel 291" style:family="graphic">
      <style:paragraph-properties style:text-autospace="none"/>
    </style:style>
    <style:style style:name="ListLabel_20_290" style:display-name="ListLabel 29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</style:style>
    <style:style style:name="ListLabel_20_287" style:display-name="ListLabel 28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6" style:display-name="ListLabel 286" style:family="graphic">
      <style:paragraph-properties style:text-autospace="none"/>
    </style:style>
    <style:style style:name="ListLabel_20_285" style:display-name="ListLabel 285" style:family="graphic">
      <style:paragraph-properties style:text-autospace="none"/>
    </style:style>
    <style:style style:name="ListLabel_20_284" style:display-name="ListLabel 28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3" style:display-name="ListLabel 283" style:family="graphic">
      <style:paragraph-properties style:text-autospace="none"/>
    </style:style>
    <style:style style:name="ListLabel_20_282" style:display-name="ListLabel 282" style:family="graphic">
      <style:paragraph-properties style:text-autospace="none"/>
    </style:style>
    <style:style style:name="ListLabel_20_281" style:display-name="ListLabel 28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</style:style>
    <style:style style:name="ListLabel_20_278" style:display-name="ListLabel 27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7" style:display-name="ListLabel 277" style:family="graphic">
      <style:paragraph-properties style:text-autospace="none"/>
    </style:style>
    <style:style style:name="ListLabel_20_276" style:display-name="ListLabel 276" style:family="graphic">
      <style:paragraph-properties style:text-autospace="none"/>
    </style:style>
    <style:style style:name="ListLabel_20_275" style:display-name="ListLabel 27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4" style:display-name="ListLabel 274" style:family="graphic">
      <style:paragraph-properties style:text-autospace="none"/>
    </style:style>
    <style:style style:name="ListLabel_20_273" style:display-name="ListLabel 273" style:family="graphic">
      <style:paragraph-properties style:text-autospace="none"/>
    </style:style>
    <style:style style:name="ListLabel_20_272" style:display-name="ListLabel 27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</style:style>
    <style:style style:name="ListLabel_20_269" style:display-name="ListLabel 26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8" style:display-name="ListLabel 268" style:family="graphic">
      <style:paragraph-properties style:text-autospace="none"/>
    </style:style>
    <style:style style:name="ListLabel_20_267" style:display-name="ListLabel 267" style:family="graphic">
      <style:paragraph-properties style:text-autospace="none"/>
    </style:style>
    <style:style style:name="ListLabel_20_266" style:display-name="ListLabel 26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5" style:display-name="ListLabel 265" style:family="graphic">
      <style:paragraph-properties style:text-autospace="none"/>
    </style:style>
    <style:style style:name="ListLabel_20_264" style:display-name="ListLabel 264" style:family="graphic">
      <style:paragraph-properties style:text-autospace="none"/>
    </style:style>
    <style:style style:name="ListLabel_20_263" style:display-name="ListLabel 26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62" style:display-name="ListLabel 262" style:family="graphic">
      <style:paragraph-properties style:text-autospace="none"/>
    </style:style>
    <style:style style:name="ListLabel_20_261" style:display-name="ListLabel 261" style:family="graphic">
      <style:paragraph-properties style:text-autospace="none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</style:style>
    <style:style style:name="ListLabel_20_258" style:display-name="ListLabel 258" style:family="graphic">
      <style:paragraph-properties style:text-autospace="none"/>
    </style:style>
    <style:style style:name="ListLabel_20_257" style:display-name="ListLabel 257" style:family="graphic">
      <style:paragraph-properties style:text-autospace="none"/>
    </style:style>
    <style:style style:name="ListLabel_20_256" style:display-name="ListLabel 256" style:family="graphic">
      <style:paragraph-properties style:text-autospace="none"/>
    </style:style>
    <style:style style:name="ListLabel_20_255" style:display-name="ListLabel 255" style:family="graphic">
      <style:paragraph-properties style:text-autospace="none"/>
    </style:style>
    <style:style style:name="ListLabel_20_254" style:display-name="ListLabel 254" style:family="graphic">
      <style:paragraph-properties style:text-autospace="none"/>
    </style:style>
    <style:style style:name="ListLabel_20_253" style:display-name="ListLabel 253" style:family="graphic">
      <style:paragraph-properties style:text-autospace="none"/>
    </style:style>
    <style:style style:name="ListLabel_20_252" style:display-name="ListLabel 252" style:family="graphic">
      <style:paragraph-properties style:text-autospace="none"/>
    </style:style>
    <style:style style:name="ListLabel_20_251" style:display-name="ListLabel 251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</style:style>
    <style:style style:name="ListLabel_20_248" style:display-name="ListLabel 248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</style:style>
    <style:style style:name="ListLabel_20_245" style:display-name="ListLabel 245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  <style:text-properties fo:font-size="10pt"/>
    </style:style>
    <style:style style:name="ListLabel_20_215" style:display-name="ListLabel 215" style:family="graphic">
      <style:paragraph-properties style:text-autospace="none"/>
      <style:text-properties fo:font-size="10pt"/>
    </style:style>
    <style:style style:name="ListLabel_20_214" style:display-name="ListLabel 214" style:family="graphic">
      <style:paragraph-properties style:text-autospace="none"/>
      <style:text-properties fo:font-size="10pt"/>
    </style:style>
    <style:style style:name="ListLabel_20_213" style:display-name="ListLabel 213" style:family="graphic">
      <style:paragraph-properties style:text-autospace="none"/>
      <style:text-properties fo:font-size="10pt"/>
    </style:style>
    <style:style style:name="ListLabel_20_212" style:display-name="ListLabel 212" style:family="graphic">
      <style:paragraph-properties style:text-autospace="none"/>
      <style:text-properties fo:font-size="10pt"/>
    </style:style>
    <style:style style:name="ListLabel_20_211" style:display-name="ListLabel 211" style:family="graphic">
      <style:paragraph-properties style:text-autospace="none"/>
      <style:text-properties fo:font-size="10pt"/>
    </style:style>
    <style:style style:name="ListLabel_20_210" style:display-name="ListLabel 210" style:family="graphic">
      <style:paragraph-properties style:text-autospace="none"/>
      <style:text-properties style:font-name-asian="Aptos1" style:font-family-asian="Aptos" style:font-pitch-asian="variable" style:font-name-complex="DejaVu Sans1" style:font-family-complex="'DejaVu Sans'" style:font-family-generic-complex="roman" style:font-pitch-complex="variable"/>
    </style:style>
    <style:style style:name="ListLabel_20_209" style:display-name="ListLabel 209" style:family="graphic">
      <style:paragraph-properties style:text-autospace="none"/>
      <style:text-properties fo:font-size="10pt"/>
    </style:style>
    <style:style style:name="ListLabel_20_208" style:display-name="ListLabel 208" style:family="graphic">
      <style:paragraph-properties style:text-autospace="none"/>
      <style:text-properties fo:font-size="10pt"/>
    </style:style>
    <style:style style:name="ListLabel_20_207" style:display-name="ListLabel 207" style:family="graphic">
      <style:paragraph-properties style:text-autospace="none"/>
      <style:text-properties fo:font-size="10pt"/>
    </style:style>
    <style:style style:name="ListLabel_20_206" style:display-name="ListLabel 206" style:family="graphic">
      <style:paragraph-properties style:text-autospace="none"/>
      <style:text-properties fo:font-size="10pt"/>
    </style:style>
    <style:style style:name="ListLabel_20_205" style:display-name="ListLabel 205" style:family="graphic">
      <style:paragraph-properties style:text-autospace="none"/>
      <style:text-properties fo:font-size="10pt"/>
    </style:style>
    <style:style style:name="ListLabel_20_204" style:display-name="ListLabel 204" style:family="graphic">
      <style:paragraph-properties style:text-autospace="none"/>
      <style:text-properties fo:font-size="10pt"/>
    </style:style>
    <style:style style:name="ListLabel_20_203" style:display-name="ListLabel 203" style:family="graphic">
      <style:paragraph-properties style:text-autospace="none"/>
      <style:text-properties fo:font-size="10pt"/>
    </style:style>
    <style:style style:name="ListLabel_20_202" style:display-name="ListLabel 202" style:family="graphic">
      <style:paragraph-properties style:text-autospace="none"/>
      <style:text-properties fo:font-size="10pt"/>
    </style:style>
    <style:style style:name="ListLabel_20_201" style:display-name="ListLabel 201" style:family="graphic">
      <style:paragraph-properties style:text-autospace="none"/>
      <style:text-properties fo:font-size="10pt"/>
    </style:style>
    <style:style style:name="ListLabel_20_200" style:display-name="ListLabel 200" style:family="graphic">
      <style:paragraph-properties style:text-autospace="none"/>
      <style:text-properties fo:font-size="10pt"/>
    </style:style>
    <style:style style:name="ListLabel_20_199" style:display-name="ListLabel 199" style:family="graphic">
      <style:paragraph-properties style:text-autospace="none"/>
      <style:text-properties fo:font-size="10pt"/>
    </style:style>
    <style:style style:name="ListLabel_20_198" style:display-name="ListLabel 198" style:family="graphic">
      <style:paragraph-properties style:text-autospace="none"/>
      <style:text-properties fo:font-size="10pt"/>
    </style:style>
    <style:style style:name="ListLabel_20_197" style:display-name="ListLabel 197" style:family="graphic">
      <style:paragraph-properties style:text-autospace="none"/>
      <style:text-properties fo:font-size="10pt"/>
    </style:style>
    <style:style style:name="ListLabel_20_196" style:display-name="ListLabel 196" style:family="graphic">
      <style:paragraph-properties style:text-autospace="none"/>
      <style:text-properties fo:font-size="10pt"/>
    </style:style>
    <style:style style:name="ListLabel_20_195" style:display-name="ListLabel 195" style:family="graphic">
      <style:paragraph-properties style:text-autospace="none"/>
      <style:text-properties fo:font-size="10pt"/>
    </style:style>
    <style:style style:name="ListLabel_20_194" style:display-name="ListLabel 194" style:family="graphic">
      <style:paragraph-properties style:text-autospace="none"/>
      <style:text-properties fo:font-size="10pt"/>
    </style:style>
    <style:style style:name="ListLabel_20_193" style:display-name="ListLabel 193" style:family="graphic">
      <style:paragraph-properties style:text-autospace="none"/>
      <style:text-properties fo:font-size="10pt"/>
    </style:style>
    <style:style style:name="ListLabel_20_192" style:display-name="ListLabel 192" style:family="graphic">
      <style:paragraph-properties style:text-autospace="none"/>
      <style:text-properties fo:font-size="10pt"/>
    </style:style>
    <style:style style:name="ListLabel_20_191" style:display-name="ListLabel 191" style:family="graphic">
      <style:paragraph-properties style:text-autospace="none"/>
      <style:text-properties fo:font-size="10pt"/>
    </style:style>
    <style:style style:name="ListLabel_20_190" style:display-name="ListLabel 190" style:family="graphic">
      <style:paragraph-properties style:text-autospace="none"/>
      <style:text-properties fo:font-size="10pt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  <style:text-properties fo:font-size="10pt"/>
    </style:style>
    <style:style style:name="ListLabel_20_161" style:display-name="ListLabel 161" style:family="graphic">
      <style:paragraph-properties style:text-autospace="none"/>
      <style:text-properties fo:font-size="10pt"/>
    </style:style>
    <style:style style:name="ListLabel_20_160" style:display-name="ListLabel 160" style:family="graphic">
      <style:paragraph-properties style:text-autospace="none"/>
      <style:text-properties fo:font-size="10pt"/>
    </style:style>
    <style:style style:name="ListLabel_20_159" style:display-name="ListLabel 159" style:family="graphic">
      <style:paragraph-properties style:text-autospace="none"/>
      <style:text-properties fo:font-size="10pt"/>
    </style:style>
    <style:style style:name="ListLabel_20_158" style:display-name="ListLabel 158" style:family="graphic">
      <style:paragraph-properties style:text-autospace="none"/>
      <style:text-properties fo:font-size="10pt"/>
    </style:style>
    <style:style style:name="ListLabel_20_157" style:display-name="ListLabel 157" style:family="graphic">
      <style:paragraph-properties style:text-autospace="none"/>
      <style:text-properties fo:font-size="10pt"/>
    </style:style>
    <style:style style:name="ListLabel_20_156" style:display-name="ListLabel 156" style:family="graphic">
      <style:paragraph-properties style:text-autospace="none"/>
      <style:text-properties fo:font-size="10pt"/>
    </style:style>
    <style:style style:name="ListLabel_20_155" style:display-name="ListLabel 155" style:family="graphic">
      <style:paragraph-properties style:text-autospace="none"/>
      <style:text-properties fo:font-size="10pt"/>
    </style:style>
    <style:style style:name="ListLabel_20_154" style:display-name="ListLabel 154" style:family="graphic">
      <style:paragraph-properties style:text-autospace="none"/>
      <style:text-properties fo:font-size="10pt"/>
    </style:style>
    <style:style style:name="ListLabel_20_153" style:display-name="ListLabel 153" style:family="graphic">
      <style:paragraph-properties style:text-autospace="none"/>
      <style:text-properties fo:font-size="10pt"/>
    </style:style>
    <style:style style:name="ListLabel_20_152" style:display-name="ListLabel 152" style:family="graphic">
      <style:paragraph-properties style:text-autospace="none"/>
      <style:text-properties fo:font-size="10pt"/>
    </style:style>
    <style:style style:name="ListLabel_20_151" style:display-name="ListLabel 151" style:family="graphic">
      <style:paragraph-properties style:text-autospace="none"/>
      <style:text-properties fo:font-size="10pt"/>
    </style:style>
    <style:style style:name="ListLabel_20_150" style:display-name="ListLabel 150" style:family="graphic">
      <style:paragraph-properties style:text-autospace="none"/>
      <style:text-properties fo:font-size="10pt"/>
    </style:style>
    <style:style style:name="ListLabel_20_149" style:display-name="ListLabel 149" style:family="graphic">
      <style:paragraph-properties style:text-autospace="none"/>
      <style:text-properties fo:font-size="10pt"/>
    </style:style>
    <style:style style:name="ListLabel_20_148" style:display-name="ListLabel 148" style:family="graphic">
      <style:paragraph-properties style:text-autospace="none"/>
      <style:text-properties fo:font-size="10pt"/>
    </style:style>
    <style:style style:name="ListLabel_20_147" style:display-name="ListLabel 147" style:family="graphic">
      <style:paragraph-properties style:text-autospace="none"/>
      <style:text-properties fo:font-size="10pt"/>
    </style:style>
    <style:style style:name="ListLabel_20_146" style:display-name="ListLabel 146" style:family="graphic">
      <style:paragraph-properties style:text-autospace="none"/>
      <style:text-properties fo:font-size="10pt"/>
    </style:style>
    <style:style style:name="ListLabel_20_145" style:display-name="ListLabel 145" style:family="graphic">
      <style:paragraph-properties style:text-autospace="none"/>
      <style:text-properties fo:font-size="10pt"/>
    </style:style>
    <style:style style:name="ListLabel_20_144" style:display-name="ListLabel 144" style:family="graphic">
      <style:paragraph-properties style:text-autospace="none"/>
      <style:text-properties fo:font-size="10pt"/>
    </style:style>
    <style:style style:name="ListLabel_20_143" style:display-name="ListLabel 143" style:family="graphic">
      <style:paragraph-properties style:text-autospace="none"/>
      <style:text-properties fo:font-size="10pt"/>
    </style:style>
    <style:style style:name="ListLabel_20_142" style:display-name="ListLabel 142" style:family="graphic">
      <style:paragraph-properties style:text-autospace="none"/>
      <style:text-properties fo:font-size="10pt"/>
    </style:style>
    <style:style style:name="ListLabel_20_141" style:display-name="ListLabel 141" style:family="graphic">
      <style:paragraph-properties style:text-autospace="none"/>
      <style:text-properties fo:font-size="10pt"/>
    </style:style>
    <style:style style:name="ListLabel_20_140" style:display-name="ListLabel 140" style:family="graphic">
      <style:paragraph-properties style:text-autospace="none"/>
      <style:text-properties fo:font-size="10pt"/>
    </style:style>
    <style:style style:name="ListLabel_20_139" style:display-name="ListLabel 139" style:family="graphic">
      <style:paragraph-properties style:text-autospace="none"/>
      <style:text-properties fo:font-size="10pt"/>
    </style:style>
    <style:style style:name="ListLabel_20_138" style:display-name="ListLabel 138" style:family="graphic">
      <style:paragraph-properties style:text-autospace="none"/>
      <style:text-properties fo:font-size="10pt"/>
    </style:style>
    <style:style style:name="ListLabel_20_137" style:display-name="ListLabel 137" style:family="graphic">
      <style:paragraph-properties style:text-autospace="none"/>
      <style:text-properties fo:font-size="10pt"/>
    </style:style>
    <style:style style:name="ListLabel_20_136" style:display-name="ListLabel 136" style:family="graphic">
      <style:paragraph-properties style:text-autospace="none"/>
      <style:text-properties fo:font-size="10pt"/>
    </style:style>
    <style:style style:name="ListLabel_20_135" style:display-name="ListLabel 135" style:family="graphic">
      <style:paragraph-properties style:text-autospace="none"/>
      <style:text-properties fo:font-size="10pt"/>
    </style:style>
    <style:style style:name="ListLabel_20_134" style:display-name="ListLabel 134" style:family="graphic">
      <style:paragraph-properties style:text-autospace="none"/>
      <style:text-properties fo:font-size="10pt"/>
    </style:style>
    <style:style style:name="ListLabel_20_133" style:display-name="ListLabel 133" style:family="graphic">
      <style:paragraph-properties style:text-autospace="none"/>
      <style:text-properties fo:font-size="10pt"/>
    </style:style>
    <style:style style:name="ListLabel_20_132" style:display-name="ListLabel 132" style:family="graphic">
      <style:paragraph-properties style:text-autospace="none"/>
      <style:text-properties fo:font-size="10pt"/>
    </style:style>
    <style:style style:name="ListLabel_20_131" style:display-name="ListLabel 131" style:family="graphic">
      <style:paragraph-properties style:text-autospace="none"/>
      <style:text-properties fo:font-size="10pt"/>
    </style:style>
    <style:style style:name="ListLabel_20_130" style:display-name="ListLabel 130" style:family="graphic">
      <style:paragraph-properties style:text-autospace="none"/>
      <style:text-properties fo:font-size="10pt"/>
    </style:style>
    <style:style style:name="ListLabel_20_129" style:display-name="ListLabel 129" style:family="graphic">
      <style:paragraph-properties style:text-autospace="none"/>
      <style:text-properties fo:font-size="10pt"/>
    </style:style>
    <style:style style:name="ListLabel_20_128" style:display-name="ListLabel 128" style:family="graphic">
      <style:paragraph-properties style:text-autospace="none"/>
      <style:text-properties fo:font-size="10pt"/>
    </style:style>
    <style:style style:name="ListLabel_20_127" style:display-name="ListLabel 127" style:family="graphic">
      <style:paragraph-properties style:text-autospace="none"/>
      <style:text-properties fo:font-size="10pt"/>
    </style:style>
    <style:style style:name="ListLabel_20_126" style:display-name="ListLabel 126" style:family="graphic">
      <style:paragraph-properties style:text-autospace="none"/>
      <style:text-properties fo:font-size="10pt"/>
    </style:style>
    <style:style style:name="ListLabel_20_125" style:display-name="ListLabel 125" style:family="graphic">
      <style:paragraph-properties style:text-autospace="none"/>
      <style:text-properties fo:font-size="10pt"/>
    </style:style>
    <style:style style:name="ListLabel_20_124" style:display-name="ListLabel 124" style:family="graphic">
      <style:paragraph-properties style:text-autospace="none"/>
      <style:text-properties fo:font-size="10pt"/>
    </style:style>
    <style:style style:name="ListLabel_20_123" style:display-name="ListLabel 123" style:family="graphic">
      <style:paragraph-properties style:text-autospace="none"/>
      <style:text-properties fo:font-size="10pt"/>
    </style:style>
    <style:style style:name="ListLabel_20_122" style:display-name="ListLabel 122" style:family="graphic">
      <style:paragraph-properties style:text-autospace="none"/>
      <style:text-properties fo:font-size="10pt"/>
    </style:style>
    <style:style style:name="ListLabel_20_121" style:display-name="ListLabel 121" style:family="graphic">
      <style:paragraph-properties style:text-autospace="none"/>
      <style:text-properties fo:font-size="10pt"/>
    </style:style>
    <style:style style:name="ListLabel_20_120" style:display-name="ListLabel 120" style:family="graphic">
      <style:paragraph-properties style:text-autospace="none"/>
      <style:text-properties fo:font-size="10pt"/>
    </style:style>
    <style:style style:name="ListLabel_20_119" style:display-name="ListLabel 119" style:family="graphic">
      <style:paragraph-properties style:text-autospace="none"/>
      <style:text-properties fo:font-size="10pt"/>
    </style:style>
    <style:style style:name="ListLabel_20_118" style:display-name="ListLabel 118" style:family="graphic">
      <style:paragraph-properties style:text-autospace="none"/>
      <style:text-properties fo:font-size="10pt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  <style:text-properties fo:font-size="10pt"/>
    </style:style>
    <style:style style:name="ListLabel_20_89" style:display-name="ListLabel 89" style:family="graphic">
      <style:paragraph-properties style:text-autospace="none"/>
      <style:text-properties fo:font-size="10pt"/>
    </style:style>
    <style:style style:name="ListLabel_20_88" style:display-name="ListLabel 88" style:family="graphic">
      <style:paragraph-properties style:text-autospace="none"/>
      <style:text-properties fo:font-size="10pt"/>
    </style:style>
    <style:style style:name="ListLabel_20_87" style:display-name="ListLabel 87" style:family="graphic">
      <style:paragraph-properties style:text-autospace="none"/>
      <style:text-properties fo:font-size="10pt"/>
    </style:style>
    <style:style style:name="ListLabel_20_86" style:display-name="ListLabel 86" style:family="graphic">
      <style:paragraph-properties style:text-autospace="none"/>
      <style:text-properties fo:font-size="10pt"/>
    </style:style>
    <style:style style:name="ListLabel_20_85" style:display-name="ListLabel 85" style:family="graphic">
      <style:paragraph-properties style:text-autospace="none"/>
      <style:text-properties fo:font-size="10pt"/>
    </style:style>
    <style:style style:name="ListLabel_20_84" style:display-name="ListLabel 84" style:family="graphic">
      <style:paragraph-properties style:text-autospace="none"/>
      <style:text-properties fo:font-size="10pt"/>
    </style:style>
    <style:style style:name="ListLabel_20_83" style:display-name="ListLabel 83" style:family="graphic">
      <style:paragraph-properties style:text-autospace="none"/>
      <style:text-properties fo:font-size="10pt"/>
    </style:style>
    <style:style style:name="ListLabel_20_82" style:display-name="ListLabel 82" style:family="graphic">
      <style:paragraph-properties style:text-autospace="none"/>
      <style:text-properties fo:font-size="10pt"/>
    </style:style>
    <style:style style:name="ListLabel_20_81" style:display-name="ListLabel 81" style:family="graphic">
      <style:paragraph-properties style:text-autospace="none"/>
      <style:text-properties fo:font-size="10pt"/>
    </style:style>
    <style:style style:name="ListLabel_20_80" style:display-name="ListLabel 80" style:family="graphic">
      <style:paragraph-properties style:text-autospace="none"/>
      <style:text-properties fo:font-size="10pt"/>
    </style:style>
    <style:style style:name="ListLabel_20_79" style:display-name="ListLabel 79" style:family="graphic">
      <style:paragraph-properties style:text-autospace="none"/>
      <style:text-properties fo:font-size="10pt"/>
    </style:style>
    <style:style style:name="ListLabel_20_78" style:display-name="ListLabel 78" style:family="graphic">
      <style:paragraph-properties style:text-autospace="none"/>
      <style:text-properties fo:font-size="10pt"/>
    </style:style>
    <style:style style:name="ListLabel_20_77" style:display-name="ListLabel 77" style:family="graphic">
      <style:paragraph-properties style:text-autospace="none"/>
      <style:text-properties fo:font-size="10pt"/>
    </style:style>
    <style:style style:name="ListLabel_20_76" style:display-name="ListLabel 76" style:family="graphic">
      <style:paragraph-properties style:text-autospace="none"/>
      <style:text-properties fo:font-size="10pt"/>
    </style:style>
    <style:style style:name="ListLabel_20_75" style:display-name="ListLabel 75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fo:font-size="10pt"/>
    </style:style>
    <style:style style:name="ListLabel_20_73" style:display-name="ListLabel 73" style:family="graphic">
      <style:paragraph-properties style:text-autospace="none"/>
      <style:text-properties fo:font-size="10pt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nsolas" fo:font-family="Consolas" style:font-family-generic="roman" style:font-pitch="variable" fo:font-size="10pt" style:font-name-complex="Consolas" style:font-family-complex="Consolas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96607d" loext:opacity="100%" style:text-underline-style="solid" style:text-underline-width="auto" style:text-underline-color="font-color"/>
    </style:style>
    <style:style style:name="Listing_20_Знак" style:display-name="Listing Знак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letter-kerning="false" style:font-name-complex="Courier New" style:font-family-complex="'Courier New'" style:font-family-generic-complex="roman" style:font-pitch-complex="variabl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467886" loext:opacity="100%" style:text-underline-style="solid" style:text-underline-width="auto" style:text-underline-color="font-color"/>
    </style:style>
    <style:style style:name="Intense_20_Reference" style:display-name="Intense Reference" style:family="graphic">
      <style:paragraph-properties style:text-autospace="none"/>
      <style:text-properties fo:font-variant="small-caps" fo:color="#0f4761" loext:opacity="100%" fo:letter-spacing="0.009cm" fo:font-weight="bold" style:font-weight-complex="bold"/>
    </style:style>
    <style:style style:name="Выделенная_20_цитата_20_Знак" style:display-name="Выделенная цитата Знак" style:family="graphic">
      <style:paragraph-properties style:text-autospace="none"/>
      <style:text-properties fo:color="#0f4761" loext:opacity="100%" fo:font-style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0f4761" loext:opacity="100%" fo:font-style="italic" style:font-style-complex="italic"/>
    </style:style>
    <style:style style:name="Цитата_20_2_20_Знак" style:display-name="Цитата 2 Знак" style:family="graphic">
      <style:paragraph-properties style:text-autospace="none"/>
      <style:text-properties fo:color="#404040" loext:opacity="100%" fo:font-style="italic" style:font-style-complex="italic"/>
    </style:style>
    <style:style style:name="Подзаголовок_20_Знак" style:display-name="Подзаголовок Знак" style:family="graphic">
      <style:paragraph-properties style:text-autospace="none"/>
      <style:text-properties fo:color="#595959" loext:opacity="100%" fo:font-size="14pt" fo:letter-spacing="0.026cm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 style:font-size-complex="14pt"/>
    </style:style>
    <style:style style:name="Заголовок_20_Знак" style:display-name="Заголовок Знак" style:family="graphic">
      <style:paragraph-properties style:text-autospace="none"/>
      <style:text-properties style:font-name="Aptos Display" fo:font-family="'Aptos Display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name-complex="Aptos Display" style:font-family-complex="'Aptos Display'" style:font-family-generic-complex="roman" style:font-pitch-complex="variable" style:font-size-complex="28pt"/>
    </style:style>
    <style:style style:name="Заголовок_20_9_20_Знак" style:display-name="Заголовок 9 Знак" style:family="graphic">
      <style:paragraph-properties style:text-autospace="none"/>
      <style:text-properties fo:color="#272727" loext:opacity="100%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/>
    </style:style>
    <style:style style:name="Заголовок_20_8_20_Знак" style:display-name="Заголовок 8 Знак" style:family="graphic">
      <style:paragraph-properties style:text-autospace="none"/>
      <style:text-properties fo:color="#272727" loext:opacity="100%" fo:font-style="italic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color="#595959" loext:opacity="100%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/>
    </style:style>
    <style:style style:name="Заголовок_20_6_20_Знак" style:display-name="Заголовок 6 Знак" style:family="graphic">
      <style:paragraph-properties style:text-autospace="none"/>
      <style:text-properties fo:color="#595959" loext:opacity="100%" fo:font-style="italic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 style:font-style-complex="italic"/>
    </style:style>
    <style:style style:name="Заголовок_20_5_20_Знак" style:display-name="Заголовок 5 Знак" style:family="graphic">
      <style:paragraph-properties style:text-autospace="none"/>
      <style:text-properties fo:color="#0f4761" loext:opacity="100%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/>
    </style:style>
    <style:style style:name="Заголовок_20_4_20_Знак" style:display-name="Заголовок 4 Знак" style:family="graphic">
      <style:paragraph-properties style:text-autospace="none"/>
      <style:text-properties fo:color="#0f4761" loext:opacity="100%" fo:font-style="italic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 style:font-style-complex="italic"/>
    </style:style>
    <style:style style:name="Заголовок_20_3_20_Знак" style:display-name="Заголовок 3 Знак" style:family="graphic">
      <style:paragraph-properties style:text-autospace="none"/>
      <style:text-properties fo:color="#0f4761" loext:opacity="100%" fo:font-size="14pt" style:font-name-asian="DejaVu Sans1" style:font-family-asian="'DejaVu Sans'" style:font-family-generic-asian="roman" style:font-pitch-asian="variable" style:font-name-complex="DejaVu Sans1" style:font-family-complex="'DejaVu Sans'" style:font-family-generic-complex="roman" style:font-pitch-complex="variable" style:font-size-complex="14pt"/>
    </style:style>
    <style:style style:name="Заголовок_20_2_20_Знак" style:display-name="Заголовок 2 Знак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16pt" style:font-name-asian="DejaVu Sans1" style:font-family-asian="'DejaVu Sans'" style:font-family-generic-asian="roman" style:font-pitch-asian="variable" style:font-name-complex="Aptos Display" style:font-family-complex="'Aptos Display'" style:font-family-generic-complex="roman" style:font-pitch-complex="variable" style:font-size-complex="16pt"/>
    </style:style>
    <style:style style:name="Заголовок_20_1_20_Знак" style:display-name="Заголовок 1 Знак" style:family="graphic">
      <style:paragraph-properties style:text-autospace="none"/>
      <style:text-properties fo:color="#0f4761" loext:opacity="100%" style:font-name="Aptos Display" fo:font-family="'Aptos Display'" style:font-family-generic="roman" style:font-pitch="variable" fo:font-size="22pt" style:font-name-asian="DejaVu Sans1" style:font-family-asian="'DejaVu Sans'" style:font-family-generic-asian="roman" style:font-pitch-asian="variable" style:font-name-complex="Aptos Display" style:font-family-complex="'Aptos Display'" style:font-family-generic-complex="roman" style:font-pitch-complex="variable" style:font-size-complex="16pt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line-height="108%" fo:text-align="start" fo:text-indent="0cm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line-height="108%" fo:text-align="start" fo:text-indent="0cm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Заголовок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Блочная_20_цитата" style:display-name="Блочная цитата" style:family="graphic">
      <style:graphic-properties style:writing-mode="lr-tb"/>
      <style:paragraph-properties fo:margin-left="1.764cm" fo:margin-right="1.764cm" fo:margin-top="0cm" fo:margin-bottom="0.88cm" fo:line-height="108%" fo:text-align="start" fo:text-indent="0cm" style:text-autospace="none" style:writing-mode="lr-tb"/>
    </style:style>
    <style:style style:name="TOC_20_3" style:display-name="TOC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</style:style>
    <style:style style:name="TOC_20_2" style:display-name="TOC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</style:style>
    <style:style style:name="TOC_20_1" style:display-name="TOC 1" style:family="graphic">
      <style:graphic-properties style:writing-mode="lr-tb"/>
      <style:paragraph-properties fo:margin-top="0cm" fo:margin-bottom="0.31cm" fo:line-height="108%" fo:text-align="start" style:text-autospace="none" style:writing-mode="lr-tb"/>
    </style:style>
    <style:style style:name="HTML_20_Preformatted" style:display-name="HTML Preformatted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Consolas" fo:font-family="Consolas" style:font-family-generic="roman" style:font-pitch="variable" fo:font-size="10pt" style:font-name-asian="Consolas" style:font-family-asian="Consolas" style:font-family-generic-asian="roman" style:font-pitch-asian="variable" style:font-size-asian="10pt" style:font-name-complex="Consolas" style:font-family-complex="Consolas" style:font-family-generic-complex="roman" style:font-pitch-complex="variable" style:font-size-complex="10pt"/>
    </style:style>
    <style:style style:name="Listing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="Courier New" fo:font-family="'Courier New'" style:font-family-generic="roman" style:font-pitch="variable" fo:language="en" fo:country="US" style:letter-kerning="false" style:font-name-asian="Courier New" style:font-family-asian="'Courier New'" style:font-family-generic-asian="roman" style:font-pitch-asian="variable" style:font-name-complex="Courier New" style:font-family-complex="'Courier New'" style:font-family-generic-complex="roman" style:font-pitch-complex="variable"/>
    </style:style>
    <style:style style:name="Intense_20_Quote" style:display-name="Intense Quote" style:family="graphic">
      <style:graphic-properties style:writing-mode="lr-tb"/>
      <style:paragraph-properties fo:margin-left="2.688cm" fo:margin-right="2.688cm" fo:margin-top="1.12cm" fo:margin-bottom="1.12cm" fo:line-height="108%" fo:text-align="center" fo:text-indent="0cm" style:text-autospace="none" style:writing-mode="lr-tb"/>
      <style:text-properties fo:color="#0f4761" loext:opacity="100%" fo:font-style="italic" style:font-style-asian="italic" style:font-style-complex="italic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Quote" style:family="graphic">
      <style:graphic-properties style:writing-mode="lr-tb"/>
      <style:paragraph-properties fo:margin-top="0.497cm" fo:margin-bottom="0.497cm" fo:line-height="108%" fo:text-align="center" style:text-autospace="none" style:writing-mode="lr-tb"/>
      <style:text-properties fo:color="#404040" loext:opacity="100%" fo:font-style="italic" style:font-style-asian="italic" style:font-style-complex="italic"/>
    </style:style>
    <style:style style:name="Subtitl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fo:color="#595959" loext:opacity="100%" fo:font-size="14pt" fo:letter-spacing="0.026cm" style:font-name-asian="DejaVu Sans1" style:font-family-asian="'DejaVu Sans'" style:font-family-generic-asian="roman" style:font-pitch-asian="variable" style:font-size-asian="14pt" style:font-name-complex="DejaVu Sans1" style:font-family-complex="'DejaVu Sans'" style:font-family-generic-complex="roman" style:font-pitch-complex="variable" style:font-size-complex="14pt"/>
    </style:style>
    <style:style style:name="Title" style:family="graphic">
      <style:graphic-properties style:writing-mode="lr-tb"/>
      <style:paragraph-properties fo:margin-top="0cm" fo:margin-bottom="0.249cm" fo:line-height="100%" fo:text-align="start" style:text-autospace="none" style:writing-mode="lr-tb"/>
      <style:text-properties style:font-name="Aptos Display" fo:font-family="'Aptos Display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 style:font-name-complex="Aptos Display" style:font-family-complex="'Aptos Display'" style:font-family-generic-complex="roman" style:font-pitch-complex="variable" style:font-size-complex="28pt"/>
    </style:style>
    <style:style style:name="Указатель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Noto Sans Devanagari" style:font-family-complex="'Noto Sans Devanagari'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3:58:19.492211973</meta:creation-date>
    <dc:date>2025-09-17T20:58:43.585979332</dc:date>
    <meta:editing-duration>P12DT7H16M14S</meta:editing-duration>
    <meta:editing-cycles>17</meta:editing-cycles>
    <meta:generator>LibreOffice/24.2.7.2$Linux_X86_64 LibreOffice_project/420$Build-2</meta:generator>
    <meta:document-statistic meta:object-count="813"/>
  </office:meta>
</office:document-meta>
</file>